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89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2567in" svg:height="3.7331in" svg:x="0.5067in" svg:y="31.7177in">
            <draw:object draw:notify-on-update-of-ranges="Sheet1.A162:Sheet1.A162 Sheet1.A163:Sheet1.A170 Sheet1.B162:Sheet1.B162 Sheet1.B163:Sheet1.B170 Sheet1.C162:Sheet1.C162 Sheet1.C163:Sheet1.C170 Sheet1.D162:Sheet1.D162 Sheet1.D163:Sheet1.D170 Sheet1.E162:Sheet1.E162 Sheet1.E163:Sheet1.E170 Sheet1.F162:Sheet1.F162 Sheet1.F163:Sheet1.F170 Sheet1.G162:Sheet1.G162 Sheet1.G163:Sheet1.G170 Sheet1.H162:Sheet1.H162 Sheet1.H163:Sheet1.H170 Sheet1.I162:Sheet1.I162 Sheet1.I163:Sheet1.I170 Sheet1.J162:Sheet1.J162 Sheet1.J163:Sheet1.J17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8673in" svg:y="31.7051in">
            <draw:object draw:notify-on-update-of-ranges="Sheet1.A162:Sheet1.A162 Sheet1.A163:Sheet1.A170 Sheet1.C162:Sheet1.C162 Sheet1.C163:Sheet1.C170 Sheet1.D162:Sheet1.D162 Sheet1.D163:Sheet1.D170 Sheet1.F162:Sheet1.F162 Sheet1.F163:Sheet1.F170 Sheet1.G162:Sheet1.G162 Sheet1.G163:Sheet1.G170 Sheet1.I162:Sheet1.I162 Sheet1.I163:Sheet1.I170 Sheet1.J162:Sheet1.J162 Sheet1.J163:Sheet1.J17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6323in" svg:y="35.5953in">
            <draw:object draw:notify-on-update-of-ranges="Sheet1.A162:Sheet1.A162 Sheet1.A163:Sheet1.A170 Sheet1.C162:Sheet1.C162 Sheet1.C163:Sheet1.C170 Sheet1.F162:Sheet1.F162 Sheet1.F163:Sheet1.F170 Sheet1.I162:Sheet1.I162 Sheet1.I163:Sheet1.I17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7.1232in" svg:y="35.6476in">
            <draw:object draw:notify-on-update-of-ranges="Sheet1.A162:Sheet1.A162 Sheet1.A163:Sheet1.A170 Sheet1.D162:Sheet1.D162 Sheet1.D163:Sheet1.D170 Sheet1.G162:Sheet1.G162 Sheet1.G163:Sheet1.G170 Sheet1.J162:Sheet1.J162 Sheet1.J163:Sheet1.J17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BasketballPass__QP_32_nF_8_MSizeL1_8192_AssL1_1_MSizeLL_4194304_AssLL_1_Word_32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I1mr</text:p>
          </table:table-cell>
          <table:table-cell office:value-type="string" calcext:value-type="string">
            <text:p>D1mr</text:p>
          </table:table-cell>
          <table:table-cell office:value-type="string" calcext:value-type="string">
            <text:p>D1mw</text:p>
          </table:table-cell>
          <table:table-cell office:value-type="string" calcext:value-type="string">
            <text:p>ILmr</text:p>
          </table:table-cell>
          <table:table-cell office:value-type="string" calcext:value-type="string">
            <text:p>DLmr</text:p>
          </table:table-cell>
          <table:table-cell office:value-type="string" calcext:value-type="string">
            <text:p>DLmw</text:p>
          </table:table-cell>
        </table:table-row>
        <table:table-row table:style-name="ro1">
          <table:table-cell office:value-type="string" calcext:value-type="string">
            <text:p>TComRdCost::xCalcHADs8x8</text:p>
          </table:table-cell>
          <table:table-cell office:value-type="float" office:value="27739961592" calcext:value-type="float">
            <text:p>27739961592</text:p>
          </table:table-cell>
          <table:table-cell office:value-type="float" office:value="10457218576" calcext:value-type="float">
            <text:p>10457218576</text:p>
          </table:table-cell>
          <table:table-cell office:value-type="float" office:value="6619470872" calcext:value-type="float">
            <text:p>6619470872</text:p>
          </table:table-cell>
          <table:table-cell office:value-type="float" office:value="556003" calcext:value-type="float">
            <text:p>556003</text:p>
          </table:table-cell>
          <table:table-cell office:value-type="float" office:value="101556377" calcext:value-type="float">
            <text:p>101556377</text:p>
          </table:table-cell>
          <table:table-cell office:value-type="float" office:value="28077978" calcext:value-type="float">
            <text:p>28077978</text:p>
          </table:table-cell>
          <table:table-cell office:value-type="float" office:value="3986" calcext:value-type="float">
            <text:p>3986</text:p>
          </table:table-cell>
          <table:table-cell office:value-type="float" office:value="8722" calcext:value-type="float">
            <text:p>8722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19749353628" calcext:value-type="float">
            <text:p>19749353628</text:p>
          </table:table-cell>
          <table:table-cell office:value-type="float" office:value="11588031116" calcext:value-type="float">
            <text:p>11588031116</text:p>
          </table:table-cell>
          <table:table-cell office:value-type="float" office:value="778971668" calcext:value-type="float">
            <text:p>778971668</text:p>
          </table:table-cell>
          <table:table-cell office:value-type="float" office:value="642993" calcext:value-type="float">
            <text:p>642993</text:p>
          </table:table-cell>
          <table:table-cell office:value-type="float" office:value="115159990" calcext:value-type="float">
            <text:p>115159990</text:p>
          </table:table-cell>
          <table:table-cell office:value-type="float" office:value="59124839" calcext:value-type="float">
            <text:p>59124839</text:p>
          </table:table-cell>
          <table:table-cell office:value-type="float" office:value="4236" calcext:value-type="float">
            <text:p>4236</text:p>
          </table:table-cell>
          <table:table-cell office:value-type="float" office:value="24092" calcext:value-type="float">
            <text:p>24092</text:p>
          </table:table-cell>
          <table:table-cell office:value-type="float" office:value="89849" calcext:value-type="float">
            <text:p>89849</text:p>
          </table:table-cell>
        </table:table-row>
        <table:table-row table:style-name="ro1">
          <table:table-cell office:value-type="string" calcext:value-type="string">
            <text:p>TComInterpolationFilter::filterHor</text:p>
          </table:table-cell>
          <table:table-cell office:value-type="float" office:value="10480018730" calcext:value-type="float">
            <text:p>10480018730</text:p>
          </table:table-cell>
          <table:table-cell office:value-type="float" office:value="5689797274" calcext:value-type="float">
            <text:p>5689797274</text:p>
          </table:table-cell>
          <table:table-cell office:value-type="float" office:value="537488950" calcext:value-type="float">
            <text:p>537488950</text:p>
          </table:table-cell>
          <table:table-cell office:value-type="float" office:value="1423548" calcext:value-type="float">
            <text:p>1423548</text:p>
          </table:table-cell>
          <table:table-cell office:value-type="float" office:value="53983251" calcext:value-type="float">
            <text:p>53983251</text:p>
          </table:table-cell>
          <table:table-cell office:value-type="float" office:value="42812716" calcext:value-type="float">
            <text:p>42812716</text:p>
          </table:table-cell>
          <table:table-cell office:value-type="float" office:value="7324" calcext:value-type="float">
            <text:p>7324</text:p>
          </table:table-cell>
          <table:table-cell office:value-type="float" office:value="378218" calcext:value-type="float">
            <text:p>378218</text:p>
          </table:table-cell>
          <table:table-cell office:value-type="float" office:value="68917" calcext:value-type="float">
            <text:p>68917</text:p>
          </table:table-cell>
        </table:table-row>
        <table:table-row table:style-name="ro1">
          <table:table-cell office:value-type="string" calcext:value-type="string">
            <text:p>TComTrQuant::xRateDistOptQuant</text:p>
          </table:table-cell>
          <table:table-cell office:value-type="float" office:value="8408688863" calcext:value-type="float">
            <text:p>8408688863</text:p>
          </table:table-cell>
          <table:table-cell office:value-type="float" office:value="3223318768" calcext:value-type="float">
            <text:p>3223318768</text:p>
          </table:table-cell>
          <table:table-cell office:value-type="float" office:value="1771960421" calcext:value-type="float">
            <text:p>1771960421</text:p>
          </table:table-cell>
          <table:table-cell office:value-type="float" office:value="26606823" calcext:value-type="float">
            <text:p>26606823</text:p>
          </table:table-cell>
          <table:table-cell office:value-type="float" office:value="157555056" calcext:value-type="float">
            <text:p>157555056</text:p>
          </table:table-cell>
          <table:table-cell office:value-type="float" office:value="184134356" calcext:value-type="float">
            <text:p>184134356</text:p>
          </table:table-cell>
          <table:table-cell office:value-type="float" office:value="26846" calcext:value-type="float">
            <text:p>26846</text:p>
          </table:table-cell>
          <table:table-cell office:value-type="float" office:value="235187" calcext:value-type="float">
            <text:p>235187</text:p>
          </table:table-cell>
          <table:table-cell office:value-type="float" office:value="119631" calcext:value-type="float">
            <text:p>119631</text:p>
          </table:table-cell>
        </table:table-row>
        <table:table-row table:style-name="ro1">
          <table:table-cell office:value-type="string" calcext:value-type="string">
            <text:p>TComRdCost::xGetSAD16</text:p>
          </table:table-cell>
          <table:table-cell office:value-type="float" office:value="4683347316" calcext:value-type="float">
            <text:p>4683347316</text:p>
          </table:table-cell>
          <table:table-cell office:value-type="float" office:value="1266133942" calcext:value-type="float">
            <text:p>1266133942</text:p>
          </table:table-cell>
          <table:table-cell office:value-type="float" office:value="81917698" calcext:value-type="float">
            <text:p>81917698</text:p>
          </table:table-cell>
          <table:table-cell office:value-type="float" office:value="90310" calcext:value-type="float">
            <text:p>90310</text:p>
          </table:table-cell>
          <table:table-cell office:value-type="float" office:value="20608557" calcext:value-type="float">
            <text:p>20608557</text:p>
          </table:table-cell>
          <table:table-cell office:value-type="float" office:value="376550" calcext:value-type="float">
            <text:p>376550</text:p>
          </table:table-cell>
          <table:table-cell office:value-type="float" office:value="1507" calcext:value-type="float">
            <text:p>1507</text:p>
          </table:table-cell>
          <table:table-cell office:value-type="float" office:value="88182" calcext:value-type="float">
            <text:p>881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ComRdCost::xGetSAD8</text:p>
          </table:table-cell>
          <table:table-cell office:value-type="float" office:value="4479671930" calcext:value-type="float">
            <text:p>4479671930</text:p>
          </table:table-cell>
          <table:table-cell office:value-type="float" office:value="1291985393" calcext:value-type="float">
            <text:p>1291985393</text:p>
          </table:table-cell>
          <table:table-cell office:value-type="float" office:value="160350823" calcext:value-type="float">
            <text:p>160350823</text:p>
          </table:table-cell>
          <table:table-cell office:value-type="float" office:value="324888" calcext:value-type="float">
            <text:p>324888</text:p>
          </table:table-cell>
          <table:table-cell office:value-type="float" office:value="23797172" calcext:value-type="float">
            <text:p>23797172</text:p>
          </table:table-cell>
          <table:table-cell office:value-type="float" office:value="802149" calcext:value-type="float">
            <text:p>802149</text:p>
          </table:table-cell>
          <table:table-cell office:value-type="float" office:value="2790" calcext:value-type="float">
            <text:p>2790</text:p>
          </table:table-cell>
          <table:table-cell office:value-type="float" office:value="158841" calcext:value-type="float">
            <text:p>1588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ComInterpolationFilter::filterCopy</text:p>
          </table:table-cell>
          <table:table-cell office:value-type="float" office:value="4289360066" calcext:value-type="float">
            <text:p>4289360066</text:p>
          </table:table-cell>
          <table:table-cell office:value-type="float" office:value="1102331843" calcext:value-type="float">
            <text:p>1102331843</text:p>
          </table:table-cell>
          <table:table-cell office:value-type="float" office:value="439098678" calcext:value-type="float">
            <text:p>439098678</text:p>
          </table:table-cell>
          <table:table-cell office:value-type="float" office:value="766063" calcext:value-type="float">
            <text:p>766063</text:p>
          </table:table-cell>
          <table:table-cell office:value-type="float" office:value="34050860" calcext:value-type="float">
            <text:p>34050860</text:p>
          </table:table-cell>
          <table:table-cell office:value-type="float" office:value="52186878" calcext:value-type="float">
            <text:p>52186878</text:p>
          </table:table-cell>
          <table:table-cell office:value-type="float" office:value="4928" calcext:value-type="float">
            <text:p>4928</text:p>
          </table:table-cell>
          <table:table-cell office:value-type="float" office:value="484008" calcext:value-type="float">
            <text:p>484008</text:p>
          </table:table-cell>
          <table:table-cell office:value-type="float" office:value="111363" calcext:value-type="float">
            <text:p>111363</text:p>
          </table:table-cell>
        </table:table-row>
        <table:table-row table:style-name="ro1">
          <table:table-cell office:value-type="string" calcext:value-type="string">
            <text:p>TComRdCost::xGetSAD32</text:p>
          </table:table-cell>
          <table:table-cell office:value-type="float" office:value="3393156628" calcext:value-type="float">
            <text:p>3393156628</text:p>
          </table:table-cell>
          <table:table-cell office:value-type="float" office:value="882215858" calcext:value-type="float">
            <text:p>882215858</text:p>
          </table:table-cell>
          <table:table-cell office:value-type="float" office:value="25340286" calcext:value-type="float">
            <text:p>25340286</text:p>
          </table:table-cell>
          <table:table-cell office:value-type="float" office:value="39526" calcext:value-type="float">
            <text:p>39526</text:p>
          </table:table-cell>
          <table:table-cell office:value-type="float" office:value="21932302" calcext:value-type="float">
            <text:p>21932302</text:p>
          </table:table-cell>
          <table:table-cell office:value-type="float" office:value="289328" calcext:value-type="float">
            <text:p>289328</text:p>
          </table:table-cell>
          <table:table-cell office:value-type="float" office:value="1096" calcext:value-type="float">
            <text:p>1096</text:p>
          </table:table-cell>
          <table:table-cell office:value-type="float" office:value="63669" calcext:value-type="float">
            <text:p>636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ComRdCost::xCalcHADs4x4</text:p>
          </table:table-cell>
          <table:table-cell office:value-type="float" office:value="2908374080" calcext:value-type="float">
            <text:p>2908374080</text:p>
          </table:table-cell>
          <table:table-cell office:value-type="float" office:value="1079159856" calcext:value-type="float">
            <text:p>1079159856</text:p>
          </table:table-cell>
          <table:table-cell office:value-type="float" office:value="627596512" calcext:value-type="float">
            <text:p>627596512</text:p>
          </table:table-cell>
          <table:table-cell office:value-type="float" office:value="916206" calcext:value-type="float">
            <text:p>916206</text:p>
          </table:table-cell>
          <table:table-cell office:value-type="float" office:value="8903936" calcext:value-type="float">
            <text:p>8903936</text:p>
          </table:table-cell>
          <table:table-cell office:value-type="float" office:value="2086599" calcext:value-type="float">
            <text:p>2086599</text:p>
          </table:table-cell>
          <table:table-cell office:value-type="float" office:value="4516" calcext:value-type="float">
            <text:p>4516</text:p>
          </table:table-cell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cpy-ssse3.S:__memcpy_ssse3</text:p>
          </table:table-cell>
          <table:table-cell office:value-type="float" office:value="2656502784" calcext:value-type="float">
            <text:p>2656502784</text:p>
          </table:table-cell>
          <table:table-cell office:value-type="float" office:value="891014108" calcext:value-type="float">
            <text:p>891014108</text:p>
          </table:table-cell>
          <table:table-cell office:value-type="float" office:value="719749209" calcext:value-type="float">
            <text:p>719749209</text:p>
          </table:table-cell>
          <table:table-cell office:value-type="float" office:value="3097062" calcext:value-type="float">
            <text:p>3097062</text:p>
          </table:table-cell>
          <table:table-cell office:value-type="float" office:value="196580478" calcext:value-type="float">
            <text:p>196580478</text:p>
          </table:table-cell>
          <table:table-cell office:value-type="float" office:value="181855880" calcext:value-type="float">
            <text:p>181855880</text:p>
          </table:table-cell>
          <table:table-cell office:value-type="float" office:value="24539" calcext:value-type="float">
            <text:p>24539</text:p>
          </table:table-cell>
          <table:table-cell office:value-type="float" office:value="638946" calcext:value-type="float">
            <text:p>638946</text:p>
          </table:table-cell>
          <table:table-cell office:value-type="float" office:value="1403853" calcext:value-type="float">
            <text:p>1403853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set-sse2.S:__memset_sse2</text:p>
          </table:table-cell>
          <table:table-cell office:value-type="float" office:value="2288142465" calcext:value-type="float">
            <text:p>2288142465</text:p>
          </table:table-cell>
          <table:table-cell office:value-type="float" office:value="320367513" calcext:value-type="float">
            <text:p>320367513</text:p>
          </table:table-cell>
          <table:table-cell office:value-type="float" office:value="1081587304" calcext:value-type="float">
            <text:p>1081587304</text:p>
          </table:table-cell>
          <table:table-cell office:value-type="float" office:value="3107083" calcext:value-type="float">
            <text:p>3107083</text:p>
          </table:table-cell>
          <table:table-cell office:value-type="float" office:value="17804698" calcext:value-type="float">
            <text:p>17804698</text:p>
          </table:table-cell>
          <table:table-cell office:value-type="float" office:value="417947667" calcext:value-type="float">
            <text:p>417947667</text:p>
          </table:table-cell>
          <table:table-cell office:value-type="float" office:value="8810" calcext:value-type="float">
            <text:p>8810</text:p>
          </table:table-cell>
          <table:table-cell office:value-type="float" office:value="9374" calcext:value-type="float">
            <text:p>9374</text:p>
          </table:table-cell>
          <table:table-cell office:value-type="float" office:value="687666" calcext:value-type="float">
            <text:p>687666</text:p>
          </table:table-cell>
        </table:table-row>
        <table:table-row table:style-name="ro1">
          <table:table-cell office:value-type="string" calcext:value-type="string">
            <text:p>TComRdCost::xGetSAD64</text:p>
          </table:table-cell>
          <table:table-cell office:value-type="float" office:value="1611808266" calcext:value-type="float">
            <text:p>1611808266</text:p>
          </table:table-cell>
          <table:table-cell office:value-type="float" office:value="410667037" calcext:value-type="float">
            <text:p>410667037</text:p>
          </table:table-cell>
          <table:table-cell office:value-type="float" office:value="4886883" calcext:value-type="float">
            <text:p>4886883</text:p>
          </table:table-cell>
          <table:table-cell office:value-type="float" office:value="12964" calcext:value-type="float">
            <text:p>12964</text:p>
          </table:table-cell>
          <table:table-cell office:value-type="float" office:value="16317863" calcext:value-type="float">
            <text:p>16317863</text:p>
          </table:table-cell>
          <table:table-cell office:value-type="float" office:value="139915" calcext:value-type="float">
            <text:p>139915</text:p>
          </table:table-cell>
          <table:table-cell office:value-type="float" office:value="658" calcext:value-type="float">
            <text:p>658</text:p>
          </table:table-cell>
          <table:table-cell office:value-type="float" office:value="32336" calcext:value-type="float">
            <text:p>323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EncSearch::xEstimateResidualQT</text:p>
          </table:table-cell>
          <table:table-cell office:value-type="float" office:value="1378173171" calcext:value-type="float">
            <text:p>1378173171</text:p>
          </table:table-cell>
          <table:table-cell office:value-type="float" office:value="539262537" calcext:value-type="float">
            <text:p>539262537</text:p>
          </table:table-cell>
          <table:table-cell office:value-type="float" office:value="457430537" calcext:value-type="float">
            <text:p>457430537</text:p>
          </table:table-cell>
          <table:table-cell office:value-type="float" office:value="14423973" calcext:value-type="float">
            <text:p>14423973</text:p>
          </table:table-cell>
          <table:table-cell office:value-type="float" office:value="83201295" calcext:value-type="float">
            <text:p>83201295</text:p>
          </table:table-cell>
          <table:table-cell office:value-type="float" office:value="19505023" calcext:value-type="float">
            <text:p>19505023</text:p>
          </table:table-cell>
          <table:table-cell office:value-type="float" office:value="8128" calcext:value-type="float">
            <text:p>8128</text:p>
          </table:table-cell>
          <table:table-cell office:value-type="float" office:value="1987" calcext:value-type="float">
            <text:p>198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TComTrQuant::xQuant</text:p>
          </table:table-cell>
          <table:table-cell office:value-type="float" office:value="1065716295" calcext:value-type="float">
            <text:p>1065716295</text:p>
          </table:table-cell>
          <table:table-cell office:value-type="float" office:value="383734256" calcext:value-type="float">
            <text:p>383734256</text:p>
          </table:table-cell>
          <table:table-cell office:value-type="float" office:value="161104526" calcext:value-type="float">
            <text:p>161104526</text:p>
          </table:table-cell>
          <table:table-cell office:value-type="float" office:value="2304305" calcext:value-type="float">
            <text:p>2304305</text:p>
          </table:table-cell>
          <table:table-cell office:value-type="float" office:value="13143810" calcext:value-type="float">
            <text:p>13143810</text:p>
          </table:table-cell>
          <table:table-cell office:value-type="float" office:value="10950957" calcext:value-type="float">
            <text:p>10950957</text:p>
          </table:table-cell>
          <table:table-cell office:value-type="float" office:value="5477" calcext:value-type="float">
            <text:p>5477</text:p>
          </table:table-cell>
          <table:table-cell office:value-type="float" office:value="621" calcext:value-type="float">
            <text:p>62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partialButterfly16</text:p>
          </table:table-cell>
          <table:table-cell office:value-type="float" office:value="981811548" calcext:value-type="float">
            <text:p>981811548</text:p>
          </table:table-cell>
          <table:table-cell office:value-type="float" office:value="528888864" calcext:value-type="float">
            <text:p>528888864</text:p>
          </table:table-cell>
          <table:table-cell office:value-type="float" office:value="88695648" calcext:value-type="float">
            <text:p>88695648</text:p>
          </table:table-cell>
          <table:table-cell office:value-type="float" office:value="859084" calcext:value-type="float">
            <text:p>859084</text:p>
          </table:table-cell>
          <table:table-cell office:value-type="float" office:value="4120308" calcext:value-type="float">
            <text:p>4120308</text:p>
          </table:table-cell>
          <table:table-cell office:value-type="float" office:value="6265825" calcext:value-type="float">
            <text:p>6265825</text:p>
          </table:table-cell>
          <table:table-cell office:value-type="float" office:value="3114" calcext:value-type="float">
            <text:p>3114</text:p>
          </table:table-cell>
          <table:table-cell office:value-type="float" office:value="1254" calcext:value-type="float">
            <text:p>1254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string" calcext:value-type="string">
            <text:p>TComTrQuant::getSigCtxInc</text:p>
          </table:table-cell>
          <table:table-cell office:value-type="float" office:value="948636552" calcext:value-type="float">
            <text:p>948636552</text:p>
          </table:table-cell>
          <table:table-cell office:value-type="float" office:value="290382114" calcext:value-type="float">
            <text:p>290382114</text:p>
          </table:table-cell>
          <table:table-cell office:value-type="float" office:value="76571576" calcext:value-type="float">
            <text:p>76571576</text:p>
          </table:table-cell>
          <table:table-cell office:value-type="float" office:value="222330" calcext:value-type="float">
            <text:p>222330</text:p>
          </table:table-cell>
          <table:table-cell office:value-type="float" office:value="12096580" calcext:value-type="float">
            <text:p>12096580</text:p>
          </table:table-cell>
          <table:table-cell office:value-type="float" office:value="1988997" calcext:value-type="float">
            <text:p>1988997</text:p>
          </table:table-cell>
          <table:table-cell office:value-type="float" office:value="185" calcext:value-type="float">
            <text:p>185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Butterfly32</text:p>
          </table:table-cell>
          <table:table-cell office:value-type="float" office:value="914335044" calcext:value-type="float">
            <text:p>914335044</text:p>
          </table:table-cell>
          <table:table-cell office:value-type="float" office:value="523915168" calcext:value-type="float">
            <text:p>523915168</text:p>
          </table:table-cell>
          <table:table-cell office:value-type="float" office:value="54960360" calcext:value-type="float">
            <text:p>54960360</text:p>
          </table:table-cell>
          <table:table-cell office:value-type="float" office:value="333192" calcext:value-type="float">
            <text:p>333192</text:p>
          </table:table-cell>
          <table:table-cell office:value-type="float" office:value="6803446" calcext:value-type="float">
            <text:p>6803446</text:p>
          </table:table-cell>
          <table:table-cell office:value-type="float" office:value="4851249" calcext:value-type="float">
            <text:p>4851249</text:p>
          </table:table-cell>
          <table:table-cell office:value-type="float" office:value="2636" calcext:value-type="float">
            <text:p>2636</text:p>
          </table:table-cell>
          <table:table-cell office:value-type="float" office:value="2303" calcext:value-type="float">
            <text:p>2303</text:p>
          </table:table-cell>
          <table:table-cell office:value-type="float" office:value="10712" calcext:value-type="float">
            <text:p>10712</text:p>
          </table:table-cell>
        </table:table-row>
        <table:table-row table:style-name="ro1">
          <table:table-cell office:value-type="string" calcext:value-type="string">
            <text:p>TComRdCost::xGetHADs</text:p>
          </table:table-cell>
          <table:table-cell office:value-type="float" office:value="911014297" calcext:value-type="float">
            <text:p>911014297</text:p>
          </table:table-cell>
          <table:table-cell office:value-type="float" office:value="348770104" calcext:value-type="float">
            <text:p>348770104</text:p>
          </table:table-cell>
          <table:table-cell office:value-type="float" office:value="291728933" calcext:value-type="float">
            <text:p>291728933</text:p>
          </table:table-cell>
          <table:table-cell office:value-type="float" office:value="740044" calcext:value-type="float">
            <text:p>740044</text:p>
          </table:table-cell>
          <table:table-cell office:value-type="float" office:value="2785423" calcext:value-type="float">
            <text:p>2785423</text:p>
          </table:table-cell>
          <table:table-cell office:value-type="float" office:value="973738" calcext:value-type="float">
            <text:p>973738</text:p>
          </table:table-cell>
          <table:table-cell office:value-type="float" office:value="2511" calcext:value-type="float">
            <text:p>2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InterpolationFilter::filterVer</text:p>
          </table:table-cell>
          <table:table-cell office:value-type="float" office:value="893665568" calcext:value-type="float">
            <text:p>893665568</text:p>
          </table:table-cell>
          <table:table-cell office:value-type="float" office:value="463397467" calcext:value-type="float">
            <text:p>463397467</text:p>
          </table:table-cell>
          <table:table-cell office:value-type="float" office:value="100324906" calcext:value-type="float">
            <text:p>100324906</text:p>
          </table:table-cell>
          <table:table-cell office:value-type="float" office:value="1483250" calcext:value-type="float">
            <text:p>1483250</text:p>
          </table:table-cell>
          <table:table-cell office:value-type="float" office:value="6936532" calcext:value-type="float">
            <text:p>6936532</text:p>
          </table:table-cell>
          <table:table-cell office:value-type="float" office:value="3954932" calcext:value-type="float">
            <text:p>3954932</text:p>
          </table:table-cell>
          <table:table-cell office:value-type="float" office:value="9393" calcext:value-type="float">
            <text:p>9393</text:p>
          </table:table-cell>
          <table:table-cell office:value-type="float" office:value="13111" calcext:value-type="float">
            <text:p>13111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TComRdCost::xGetComponentBits</text:p>
          </table:table-cell>
          <table:table-cell office:value-type="float" office:value="824173392" calcext:value-type="float">
            <text:p>824173392</text:p>
          </table:table-cell>
          <table:table-cell office:value-type="float" office:value="89621768" calcext:value-type="float">
            <text:p>89621768</text:p>
          </table:table-cell>
          <table:table-cell office:value-type="float" office:value="0" calcext:value-type="float">
            <text:p>0</text:p>
          </table:table-cell>
          <table:table-cell office:value-type="float" office:value="74879" calcext:value-type="float">
            <text:p>74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AD4</text:p>
          </table:table-cell>
          <table:table-cell office:value-type="float" office:value="808909344" calcext:value-type="float">
            <text:p>808909344</text:p>
          </table:table-cell>
          <table:table-cell office:value-type="float" office:value="254152592" calcext:value-type="float">
            <text:p>254152592</text:p>
          </table:table-cell>
          <table:table-cell office:value-type="float" office:value="46349936" calcext:value-type="float">
            <text:p>46349936</text:p>
          </table:table-cell>
          <table:table-cell office:value-type="float" office:value="284385" calcext:value-type="float">
            <text:p>284385</text:p>
          </table:table-cell>
          <table:table-cell office:value-type="float" office:value="6731144" calcext:value-type="float">
            <text:p>6731144</text:p>
          </table:table-cell>
          <table:table-cell office:value-type="float" office:value="461649" calcext:value-type="float">
            <text:p>461649</text:p>
          </table:table-cell>
          <table:table-cell office:value-type="float" office:value="984" calcext:value-type="float">
            <text:p>984</text:p>
          </table:table-cell>
          <table:table-cell office:value-type="float" office:value="58210" calcext:value-type="float">
            <text:p>58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Butterfly8</text:p>
          </table:table-cell>
          <table:table-cell office:value-type="float" office:value="770431464" calcext:value-type="float">
            <text:p>770431464</text:p>
          </table:table-cell>
          <table:table-cell office:value-type="float" office:value="390876288" calcext:value-type="float">
            <text:p>390876288</text:p>
          </table:table-cell>
          <table:table-cell office:value-type="float" office:value="101294160" calcext:value-type="float">
            <text:p>101294160</text:p>
          </table:table-cell>
          <table:table-cell office:value-type="float" office:value="3839931" calcext:value-type="float">
            <text:p>3839931</text:p>
          </table:table-cell>
          <table:table-cell office:value-type="float" office:value="4642483" calcext:value-type="float">
            <text:p>4642483</text:p>
          </table:table-cell>
          <table:table-cell office:value-type="float" office:value="8862175" calcext:value-type="float">
            <text:p>8862175</text:p>
          </table:table-cell>
          <table:table-cell office:value-type="float" office:value="3899" calcext:value-type="float">
            <text:p>3899</text:p>
          </table:table-cell>
          <table:table-cell office:value-type="float" office:value="1561" calcext:value-type="float">
            <text:p>156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TEncSbac::codeCoeffNxN</text:p>
          </table:table-cell>
          <table:table-cell office:value-type="float" office:value="757183430" calcext:value-type="float">
            <text:p>757183430</text:p>
          </table:table-cell>
          <table:table-cell office:value-type="float" office:value="271535017" calcext:value-type="float">
            <text:p>271535017</text:p>
          </table:table-cell>
          <table:table-cell office:value-type="float" office:value="201130828" calcext:value-type="float">
            <text:p>201130828</text:p>
          </table:table-cell>
          <table:table-cell office:value-type="float" office:value="5621741" calcext:value-type="float">
            <text:p>5621741</text:p>
          </table:table-cell>
          <table:table-cell office:value-type="float" office:value="8958802" calcext:value-type="float">
            <text:p>8958802</text:p>
          </table:table-cell>
          <table:table-cell office:value-type="float" office:value="3917553" calcext:value-type="float">
            <text:p>3917553</text:p>
          </table:table-cell>
          <table:table-cell office:value-type="float" office:value="2337" calcext:value-type="float">
            <text:p>2337</text:p>
          </table:table-cell>
          <table:table-cell office:value-type="float" office:value="4809" calcext:value-type="float">
            <text:p>4809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partialButterflyInverse32</text:p>
          </table:table-cell>
          <table:table-cell office:value-type="float" office:value="625278548" calcext:value-type="float">
            <text:p>625278548</text:p>
          </table:table-cell>
          <table:table-cell office:value-type="float" office:value="343955368" calcext:value-type="float">
            <text:p>343955368</text:p>
          </table:table-cell>
          <table:table-cell office:value-type="float" office:value="45067640" calcext:value-type="float">
            <text:p>45067640</text:p>
          </table:table-cell>
          <table:table-cell office:value-type="float" office:value="247359" calcext:value-type="float">
            <text:p>247359</text:p>
          </table:table-cell>
          <table:table-cell office:value-type="float" office:value="2902920" calcext:value-type="float">
            <text:p>2902920</text:p>
          </table:table-cell>
          <table:table-cell office:value-type="float" office:value="1887901" calcext:value-type="float">
            <text:p>1887901</text:p>
          </table:table-cell>
          <table:table-cell office:value-type="float" office:value="2072" calcext:value-type="float">
            <text:p>2072</text:p>
          </table:table-cell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xPredIntraAng</text:p>
          </table:table-cell>
          <table:table-cell office:value-type="float" office:value="607181251" calcext:value-type="float">
            <text:p>607181251</text:p>
          </table:table-cell>
          <table:table-cell office:value-type="float" office:value="188976919" calcext:value-type="float">
            <text:p>188976919</text:p>
          </table:table-cell>
          <table:table-cell office:value-type="float" office:value="82201025" calcext:value-type="float">
            <text:p>82201025</text:p>
          </table:table-cell>
          <table:table-cell office:value-type="float" office:value="1530508" calcext:value-type="float">
            <text:p>1530508</text:p>
          </table:table-cell>
          <table:table-cell office:value-type="float" office:value="2326926" calcext:value-type="float">
            <text:p>2326926</text:p>
          </table:table-cell>
          <table:table-cell office:value-type="float" office:value="4586732" calcext:value-type="float">
            <text:p>4586732</text:p>
          </table:table-cell>
          <table:table-cell office:value-type="float" office:value="2014" calcext:value-type="float">
            <text:p>2014</text:p>
          </table:table-cell>
          <table:table-cell office:value-type="float" office:value="147" calcext:value-type="float">
            <text:p>147</text:p>
          </table:table-cell>
          <table:table-cell office:value-type="float" office:value="4613" calcext:value-type="float">
            <text:p>4613</text:p>
          </table:table-cell>
        </table:table-row>
        <table:table-row table:style-name="ro1">
          <table:table-cell office:value-type="string" calcext:value-type="string">
            <text:p>partialButterfly4</text:p>
          </table:table-cell>
          <table:table-cell office:value-type="float" office:value="561121760" calcext:value-type="float">
            <text:p>561121760</text:p>
          </table:table-cell>
          <table:table-cell office:value-type="float" office:value="258820000" calcext:value-type="float">
            <text:p>258820000</text:p>
          </table:table-cell>
          <table:table-cell office:value-type="float" office:value="99386880" calcext:value-type="float">
            <text:p>99386880</text:p>
          </table:table-cell>
          <table:table-cell office:value-type="float" office:value="745219" calcext:value-type="float">
            <text:p>745219</text:p>
          </table:table-cell>
          <table:table-cell office:value-type="float" office:value="2609322" calcext:value-type="float">
            <text:p>2609322</text:p>
          </table:table-cell>
          <table:table-cell office:value-type="float" office:value="6339739" calcext:value-type="float">
            <text:p>6339739</text:p>
          </table:table-cell>
          <table:table-cell office:value-type="float" office:value="1883" calcext:value-type="float">
            <text:p>1883</text:p>
          </table:table-cell>
          <table:table-cell office:value-type="float" office:value="211" calcext:value-type="float">
            <text:p>211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__x86.get_pc_thunk.bx</text:p>
          </table:table-cell>
          <table:table-cell table:number-columns-repeated="2" office:value-type="float" office:value="510122958" calcext:value-type="float">
            <text:p>5101229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xPredInterBlk</text:p>
          </table:table-cell>
          <table:table-cell office:value-type="float" office:value="491851506" calcext:value-type="float">
            <text:p>491851506</text:p>
          </table:table-cell>
          <table:table-cell office:value-type="float" office:value="202579049" calcext:value-type="float">
            <text:p>202579049</text:p>
          </table:table-cell>
          <table:table-cell office:value-type="float" office:value="92940127" calcext:value-type="float">
            <text:p>92940127</text:p>
          </table:table-cell>
          <table:table-cell office:value-type="float" office:value="1497003" calcext:value-type="float">
            <text:p>1497003</text:p>
          </table:table-cell>
          <table:table-cell office:value-type="float" office:value="15145074" calcext:value-type="float">
            <text:p>15145074</text:p>
          </table:table-cell>
          <table:table-cell office:value-type="float" office:value="2645183" calcext:value-type="float">
            <text:p>2645183</text:p>
          </table:table-cell>
          <table:table-cell office:value-type="float" office:value="8936" calcext:value-type="float">
            <text:p>8936</text:p>
          </table:table-cell>
          <table:table-cell office:value-type="float" office:value="28240" calcext:value-type="float">
            <text:p>282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ComTrQuant::xT</text:p>
          </table:table-cell>
          <table:table-cell office:value-type="float" office:value="487471375" calcext:value-type="float">
            <text:p>487471375</text:p>
          </table:table-cell>
          <table:table-cell office:value-type="float" office:value="118245167" calcext:value-type="float">
            <text:p>118245167</text:p>
          </table:table-cell>
          <table:table-cell office:value-type="float" office:value="96363157" calcext:value-type="float">
            <text:p>96363157</text:p>
          </table:table-cell>
          <table:table-cell office:value-type="float" office:value="3031888" calcext:value-type="float">
            <text:p>3031888</text:p>
          </table:table-cell>
          <table:table-cell office:value-type="float" office:value="15319858" calcext:value-type="float">
            <text:p>15319858</text:p>
          </table:table-cell>
          <table:table-cell office:value-type="float" office:value="12809806" calcext:value-type="float">
            <text:p>12809806</text:p>
          </table:table-cell>
          <table:table-cell office:value-type="float" office:value="1506" calcext:value-type="float">
            <text:p>1506</text:p>
          </table:table-cell>
          <table:table-cell office:value-type="float" office:value="112" calcext:value-type="float">
            <text:p>112</text:p>
          </table:table-cell>
          <table:table-cell office:value-type="float" office:value="17201" calcext:value-type="float">
            <text:p>17201</text:p>
          </table:table-cell>
        </table:table-row>
        <table:table-row table:style-name="ro1">
          <table:table-cell office:value-type="string" calcext:value-type="string">
            <text:p>TEncBinCABACCounter::encodeBin</text:p>
          </table:table-cell>
          <table:table-cell office:value-type="float" office:value="475442487" calcext:value-type="float">
            <text:p>475442487</text:p>
          </table:table-cell>
          <table:table-cell office:value-type="float" office:value="228916753" calcext:value-type="float">
            <text:p>228916753</text:p>
          </table:table-cell>
          <table:table-cell office:value-type="float" office:value="140871848" calcext:value-type="float">
            <text:p>140871848</text:p>
          </table:table-cell>
          <table:table-cell office:value-type="float" office:value="274431" calcext:value-type="float">
            <text:p>274431</text:p>
          </table:table-cell>
          <table:table-cell office:value-type="float" office:value="22449603" calcext:value-type="float">
            <text:p>22449603</text:p>
          </table:table-cell>
          <table:table-cell office:value-type="float" office:value="681779" calcext:value-type="float">
            <text:p>681779</text:p>
          </table:table-cell>
          <table:table-cell office:value-type="float" office:value="353" calcext:value-type="float">
            <text:p>353</text:p>
          </table:table-cell>
          <table:table-cell office:value-type="float" office:value="1909" calcext:value-type="float">
            <text:p>190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set-sse2.S:__memset_chk_sse2</text:p>
          </table:table-cell>
          <table:table-cell office:value-type="float" office:value="473164908" calcext:value-type="float">
            <text:p>473164908</text:p>
          </table:table-cell>
          <table:table-cell office:value-type="float" office:value="89997562" calcext:value-type="float">
            <text:p>89997562</text:p>
          </table:table-cell>
          <table:table-cell office:value-type="float" office:value="156743952" calcext:value-type="float">
            <text:p>156743952</text:p>
          </table:table-cell>
          <table:table-cell office:value-type="float" office:value="1045781" calcext:value-type="float">
            <text:p>1045781</text:p>
          </table:table-cell>
          <table:table-cell office:value-type="float" office:value="2001264" calcext:value-type="float">
            <text:p>2001264</text:p>
          </table:table-cell>
          <table:table-cell office:value-type="float" office:value="69489773" calcext:value-type="float">
            <text:p>69489773</text:p>
          </table:table-cell>
          <table:table-cell office:value-type="float" office:value="188" calcext:value-type="float">
            <text:p>188</text:p>
          </table:table-cell>
          <table:table-cell office:value-type="float" office:value="68" calcext:value-type="float">
            <text:p>68</text:p>
          </table:table-cell>
          <table:table-cell office:value-type="float" office:value="236471" calcext:value-type="float">
            <text:p>236471</text:p>
          </table:table-cell>
        </table:table-row>
        <table:table-row table:style-name="ro1">
          <table:table-cell office:value-type="string" calcext:value-type="string">
            <text:p>TEncSearch::xPatternRefinement</text:p>
          </table:table-cell>
          <table:table-cell office:value-type="float" office:value="470176041" calcext:value-type="float">
            <text:p>470176041</text:p>
          </table:table-cell>
          <table:table-cell office:value-type="float" office:value="180375584" calcext:value-type="float">
            <text:p>180375584</text:p>
          </table:table-cell>
          <table:table-cell office:value-type="float" office:value="107933912" calcext:value-type="float">
            <text:p>107933912</text:p>
          </table:table-cell>
          <table:table-cell office:value-type="float" office:value="677174" calcext:value-type="float">
            <text:p>677174</text:p>
          </table:table-cell>
          <table:table-cell office:value-type="float" office:value="13211281" calcext:value-type="float">
            <text:p>13211281</text:p>
          </table:table-cell>
          <table:table-cell office:value-type="float" office:value="6420271" calcext:value-type="float">
            <text:p>6420271</text:p>
          </table:table-cell>
          <table:table-cell office:value-type="float" office:value="4137" calcext:value-type="float">
            <text:p>4137</text:p>
          </table:table-cell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444847004" calcext:value-type="float">
            <text:p>444847004</text:p>
          </table:table-cell>
          <table:table-cell office:value-type="float" office:value="252533220" calcext:value-type="float">
            <text:p>252533220</text:p>
          </table:table-cell>
          <table:table-cell office:value-type="float" office:value="18782596" calcext:value-type="float">
            <text:p>18782596</text:p>
          </table:table-cell>
          <table:table-cell office:value-type="float" office:value="260761" calcext:value-type="float">
            <text:p>260761</text:p>
          </table:table-cell>
          <table:table-cell office:value-type="float" office:value="4913377" calcext:value-type="float">
            <text:p>4913377</text:p>
          </table:table-cell>
          <table:table-cell office:value-type="float" office:value="1484928" calcext:value-type="float">
            <text:p>1484928</text:p>
          </table:table-cell>
          <table:table-cell office:value-type="float" office:value="2293" calcext:value-type="float">
            <text:p>2293</text:p>
          </table:table-cell>
          <table:table-cell office:value-type="float" office:value="55562" calcext:value-type="float">
            <text:p>5556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TEncSearch::xTZSearchHelp</text:p>
          </table:table-cell>
          <table:table-cell office:value-type="float" office:value="438679372" calcext:value-type="float">
            <text:p>438679372</text:p>
          </table:table-cell>
          <table:table-cell office:value-type="float" office:value="185418466" calcext:value-type="float">
            <text:p>185418466</text:p>
          </table:table-cell>
          <table:table-cell office:value-type="float" office:value="137636507" calcext:value-type="float">
            <text:p>137636507</text:p>
          </table:table-cell>
          <table:table-cell office:value-type="float" office:value="1232178" calcext:value-type="float">
            <text:p>1232178</text:p>
          </table:table-cell>
          <table:table-cell office:value-type="float" office:value="7992451" calcext:value-type="float">
            <text:p>7992451</text:p>
          </table:table-cell>
          <table:table-cell office:value-type="float" office:value="27859" calcext:value-type="float">
            <text:p>27859</text:p>
          </table:table-cell>
          <table:table-cell office:value-type="float" office:value="3666" calcext:value-type="float">
            <text:p>3666</text:p>
          </table:table-cell>
          <table:table-cell office:value-type="float" office:value="964" calcext:value-type="float">
            <text:p>9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ncSearch::xIntraCodingTUBlock</text:p>
          </table:table-cell>
          <table:table-cell office:value-type="float" office:value="427417389" calcext:value-type="float">
            <text:p>427417389</text:p>
          </table:table-cell>
          <table:table-cell office:value-type="float" office:value="159289280" calcext:value-type="float">
            <text:p>159289280</text:p>
          </table:table-cell>
          <table:table-cell office:value-type="float" office:value="87186774" calcext:value-type="float">
            <text:p>87186774</text:p>
          </table:table-cell>
          <table:table-cell office:value-type="float" office:value="5148290" calcext:value-type="float">
            <text:p>5148290</text:p>
          </table:table-cell>
          <table:table-cell office:value-type="float" office:value="12459063" calcext:value-type="float">
            <text:p>12459063</text:p>
          </table:table-cell>
          <table:table-cell office:value-type="float" office:value="6278374" calcext:value-type="float">
            <text:p>6278374</text:p>
          </table:table-cell>
          <table:table-cell office:value-type="float" office:value="1748" calcext:value-type="float">
            <text:p>1748</text:p>
          </table:table-cell>
          <table:table-cell office:value-type="float" office:value="2483" calcext:value-type="float">
            <text:p>2483</text:p>
          </table:table-cell>
          <table:table-cell office:value-type="float" office:value="48389" calcext:value-type="float">
            <text:p>48389</text:p>
          </table:table-cell>
        </table:table-row>
        <table:table-row table:style-name="ro1">
          <table:table-cell office:value-type="string" calcext:value-type="string">
            <text:p>TComRdCost::xGetSSE4</text:p>
          </table:table-cell>
          <table:table-cell office:value-type="float" office:value="408088422" calcext:value-type="float">
            <text:p>408088422</text:p>
          </table:table-cell>
          <table:table-cell office:value-type="float" office:value="157507812" calcext:value-type="float">
            <text:p>157507812</text:p>
          </table:table-cell>
          <table:table-cell office:value-type="float" office:value="90686316" calcext:value-type="float">
            <text:p>90686316</text:p>
          </table:table-cell>
          <table:table-cell office:value-type="float" office:value="2092330" calcext:value-type="float">
            <text:p>2092330</text:p>
          </table:table-cell>
          <table:table-cell office:value-type="float" office:value="7144768" calcext:value-type="float">
            <text:p>7144768</text:p>
          </table:table-cell>
          <table:table-cell office:value-type="float" office:value="2211196" calcext:value-type="float">
            <text:p>2211196</text:p>
          </table:table-cell>
          <table:table-cell office:value-type="float" office:value="1532" calcext:value-type="float">
            <text:p>153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ncSearch::xPatternSearch</text:p>
          </table:table-cell>
          <table:table-cell office:value-type="float" office:value="370411177" calcext:value-type="float">
            <text:p>370411177</text:p>
          </table:table-cell>
          <table:table-cell office:value-type="float" office:value="146087786" calcext:value-type="float">
            <text:p>146087786</text:p>
          </table:table-cell>
          <table:table-cell office:value-type="float" office:value="129096591" calcext:value-type="float">
            <text:p>129096591</text:p>
          </table:table-cell>
          <table:table-cell office:value-type="float" office:value="292111" calcext:value-type="float">
            <text:p>292111</text:p>
          </table:table-cell>
          <table:table-cell office:value-type="float" office:value="9658802" calcext:value-type="float">
            <text:p>9658802</text:p>
          </table:table-cell>
          <table:table-cell office:value-type="float" office:value="9121575" calcext:value-type="float">
            <text:p>9121575</text:p>
          </table:table-cell>
          <table:table-cell office:value-type="float" office:value="3092" calcext:value-type="float">
            <text:p>3092</text:p>
          </table:table-cell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rQuant::xDeQuant</text:p>
          </table:table-cell>
          <table:table-cell office:value-type="float" office:value="357698194" calcext:value-type="float">
            <text:p>357698194</text:p>
          </table:table-cell>
          <table:table-cell office:value-type="float" office:value="135505158" calcext:value-type="float">
            <text:p>135505158</text:p>
          </table:table-cell>
          <table:table-cell office:value-type="float" office:value="20031434" calcext:value-type="float">
            <text:p>20031434</text:p>
          </table:table-cell>
          <table:table-cell office:value-type="float" office:value="994549" calcext:value-type="float">
            <text:p>994549</text:p>
          </table:table-cell>
          <table:table-cell office:value-type="float" office:value="1747266" calcext:value-type="float">
            <text:p>1747266</text:p>
          </table:table-cell>
          <table:table-cell office:value-type="float" office:value="1856130" calcext:value-type="float">
            <text:p>1856130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estLastSignificantPositionBit</text:p>
          </table:table-cell>
          <table:table-cell office:value-type="float" office:value="328755525" calcext:value-type="float">
            <text:p>328755525</text:p>
          </table:table-cell>
          <table:table-cell office:value-type="float" office:value="132806856" calcext:value-type="float">
            <text:p>132806856</text:p>
          </table:table-cell>
          <table:table-cell office:value-type="float" office:value="52741626" calcext:value-type="float">
            <text:p>52741626</text:p>
          </table:table-cell>
          <table:table-cell office:value-type="float" office:value="3448964" calcext:value-type="float">
            <text:p>3448964</text:p>
          </table:table-cell>
          <table:table-cell office:value-type="float" office:value="3535666" calcext:value-type="float">
            <text:p>3535666</text:p>
          </table:table-cell>
          <table:table-cell office:value-type="float" office:value="3249507" calcext:value-type="float">
            <text:p>3249507</text:p>
          </table:table-cell>
          <table:table-cell office:value-type="float" office:value="3049" calcext:value-type="float">
            <text:p>3049</text:p>
          </table:table-cell>
          <table:table-cell office:value-type="float" office:value="417" calcext:value-type="float">
            <text:p>41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partialButterflyInverse16</text:p>
          </table:table-cell>
          <table:table-cell office:value-type="float" office:value="325820616" calcext:value-type="float">
            <text:p>325820616</text:p>
          </table:table-cell>
          <table:table-cell office:value-type="float" office:value="189969736" calcext:value-type="float">
            <text:p>189969736</text:p>
          </table:table-cell>
          <table:table-cell office:value-type="float" office:value="27207092" calcext:value-type="float">
            <text:p>27207092</text:p>
          </table:table-cell>
          <table:table-cell office:value-type="float" office:value="623497" calcext:value-type="float">
            <text:p>623497</text:p>
          </table:table-cell>
          <table:table-cell office:value-type="float" office:value="6794624" calcext:value-type="float">
            <text:p>6794624</text:p>
          </table:table-cell>
          <table:table-cell office:value-type="float" office:value="2279125" calcext:value-type="float">
            <text:p>2279125</text:p>
          </table:table-cell>
          <table:table-cell office:value-type="float" office:value="2314" calcext:value-type="float">
            <text:p>2314</text:p>
          </table:table-cell>
          <table:table-cell office:value-type="float" office:value="2267" calcext:value-type="float">
            <text:p>22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ComTrQuant::transformNxN</text:p>
          </table:table-cell>
          <table:table-cell office:value-type="float" office:value="325053014" calcext:value-type="float">
            <text:p>325053014</text:p>
          </table:table-cell>
          <table:table-cell office:value-type="float" office:value="157209003" calcext:value-type="float">
            <text:p>157209003</text:p>
          </table:table-cell>
          <table:table-cell office:value-type="float" office:value="124576257" calcext:value-type="float">
            <text:p>124576257</text:p>
          </table:table-cell>
          <table:table-cell office:value-type="float" office:value="4326516" calcext:value-type="float">
            <text:p>4326516</text:p>
          </table:table-cell>
          <table:table-cell office:value-type="float" office:value="15077284" calcext:value-type="float">
            <text:p>15077284</text:p>
          </table:table-cell>
          <table:table-cell office:value-type="float" office:value="1946589" calcext:value-type="float">
            <text:p>1946589</text:p>
          </table:table-cell>
          <table:table-cell office:value-type="float" office:value="4139" calcext:value-type="float">
            <text:p>413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Yuv::addAvg</text:p>
          </table:table-cell>
          <table:table-cell office:value-type="float" office:value="323669548" calcext:value-type="float">
            <text:p>323669548</text:p>
          </table:table-cell>
          <table:table-cell office:value-type="float" office:value="123656162" calcext:value-type="float">
            <text:p>123656162</text:p>
          </table:table-cell>
          <table:table-cell office:value-type="float" office:value="27535977" calcext:value-type="float">
            <text:p>27535977</text:p>
          </table:table-cell>
          <table:table-cell office:value-type="float" office:value="538320" calcext:value-type="float">
            <text:p>538320</text:p>
          </table:table-cell>
          <table:table-cell office:value-type="float" office:value="4039668" calcext:value-type="float">
            <text:p>4039668</text:p>
          </table:table-cell>
          <table:table-cell office:value-type="float" office:value="2021723" calcext:value-type="float">
            <text:p>2021723</text:p>
          </table:table-cell>
          <table:table-cell office:value-type="float" office:value="6672" calcext:value-type="float">
            <text:p>6672</text:p>
          </table:table-cell>
          <table:table-cell office:value-type="float" office:value="44" calcext:value-type="float">
            <text:p>44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string" calcext:value-type="string">
            <text:p>TEncEntropy::countNonZeroCoeffs</text:p>
          </table:table-cell>
          <table:table-cell office:value-type="float" office:value="323565179" calcext:value-type="float">
            <text:p>323565179</text:p>
          </table:table-cell>
          <table:table-cell office:value-type="float" office:value="37475139" calcext:value-type="float">
            <text:p>37475139</text:p>
          </table:table-cell>
          <table:table-cell office:value-type="float" office:value="856942" calcext:value-type="float">
            <text:p>856942</text:p>
          </table:table-cell>
          <table:table-cell office:value-type="float" office:value="117526" calcext:value-type="float">
            <text:p>117526</text:p>
          </table:table-cell>
          <table:table-cell office:value-type="float" office:value="3782439" calcext:value-type="float">
            <text:p>37824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49" calcext:value-type="float">
            <text:p>3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estSignificantCoefficientsBit</text:p>
          </table:table-cell>
          <table:table-cell office:value-type="float" office:value="318271884" calcext:value-type="float">
            <text:p>318271884</text:p>
          </table:table-cell>
          <table:table-cell office:value-type="float" office:value="123618180" calcext:value-type="float">
            <text:p>123618180</text:p>
          </table:table-cell>
          <table:table-cell office:value-type="float" office:value="63653002" calcext:value-type="float">
            <text:p>63653002</text:p>
          </table:table-cell>
          <table:table-cell office:value-type="float" office:value="1574180" calcext:value-type="float">
            <text:p>1574180</text:p>
          </table:table-cell>
          <table:table-cell office:value-type="float" office:value="4162913" calcext:value-type="float">
            <text:p>4162913</text:p>
          </table:table-cell>
          <table:table-cell office:value-type="float" office:value="4246773" calcext:value-type="float">
            <text:p>4246773</text:p>
          </table:table-cell>
          <table:table-cell office:value-type="float" office:value="3921" calcext:value-type="float">
            <text:p>3921</text:p>
          </table:table-cell>
          <table:table-cell office:value-type="float" office:value="771" calcext:value-type="float">
            <text:p>771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TComRdCost::xGetSAD24</text:p>
          </table:table-cell>
          <table:table-cell office:value-type="float" office:value="314869596" calcext:value-type="float">
            <text:p>314869596</text:p>
          </table:table-cell>
          <table:table-cell office:value-type="float" office:value="82752942" calcext:value-type="float">
            <text:p>82752942</text:p>
          </table:table-cell>
          <table:table-cell office:value-type="float" office:value="2820018" calcext:value-type="float">
            <text:p>2820018</text:p>
          </table:table-cell>
          <table:table-cell office:value-type="float" office:value="4209" calcext:value-type="float">
            <text:p>4209</text:p>
          </table:table-cell>
          <table:table-cell office:value-type="float" office:value="2041944" calcext:value-type="float">
            <text:p>2041944</text:p>
          </table:table-cell>
          <table:table-cell office:value-type="float" office:value="24720" calcext:value-type="float">
            <text:p>24720</text:p>
          </table:table-cell>
          <table:table-cell office:value-type="float" office:value="309" calcext:value-type="float">
            <text:p>309</text:p>
          </table:table-cell>
          <table:table-cell office:value-type="float" office:value="6754" calcext:value-type="float">
            <text:p>6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Yuv::addClip</text:p>
          </table:table-cell>
          <table:table-cell office:value-type="float" office:value="313707531" calcext:value-type="float">
            <text:p>313707531</text:p>
          </table:table-cell>
          <table:table-cell office:value-type="float" office:value="84318757" calcext:value-type="float">
            <text:p>84318757</text:p>
          </table:table-cell>
          <table:table-cell office:value-type="float" office:value="29345047" calcext:value-type="float">
            <text:p>29345047</text:p>
          </table:table-cell>
          <table:table-cell office:value-type="float" office:value="850708" calcext:value-type="float">
            <text:p>850708</text:p>
          </table:table-cell>
          <table:table-cell office:value-type="float" office:value="3118310" calcext:value-type="float">
            <text:p>3118310</text:p>
          </table:table-cell>
          <table:table-cell office:value-type="float" office:value="1584556" calcext:value-type="float">
            <text:p>1584556</text:p>
          </table:table-cell>
          <table:table-cell office:value-type="float" office:value="5855" calcext:value-type="float">
            <text:p>5855</text:p>
          </table:table-cell>
          <table:table-cell office:value-type="float" office:value="1911" calcext:value-type="float">
            <text:p>1911</text:p>
          </table:table-cell>
          <table:table-cell office:value-type="float" office:value="24739" calcext:value-type="float">
            <text:p>24739</text:p>
          </table:table-cell>
        </table:table-row>
        <table:table-row table:style-name="ro1">
          <table:table-cell office:value-type="string" calcext:value-type="string">
            <text:p>TComYuv::removeHighFreq</text:p>
          </table:table-cell>
          <table:table-cell office:value-type="float" office:value="293429198" calcext:value-type="float">
            <text:p>293429198</text:p>
          </table:table-cell>
          <table:table-cell office:value-type="float" office:value="84969406" calcext:value-type="float">
            <text:p>84969406</text:p>
          </table:table-cell>
          <table:table-cell office:value-type="float" office:value="36346638" calcext:value-type="float">
            <text:p>36346638</text:p>
          </table:table-cell>
          <table:table-cell office:value-type="float" office:value="407957" calcext:value-type="float">
            <text:p>407957</text:p>
          </table:table-cell>
          <table:table-cell office:value-type="float" office:value="4924512" calcext:value-type="float">
            <text:p>4924512</text:p>
          </table:table-cell>
          <table:table-cell office:value-type="float" office:value="1584" calcext:value-type="float">
            <text:p>1584</text:p>
          </table:table-cell>
          <table:table-cell office:value-type="float" office:value="4521" calcext:value-type="float">
            <text:p>4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SE8</text:p>
          </table:table-cell>
          <table:table-cell office:value-type="float" office:value="280114681" calcext:value-type="float">
            <text:p>280114681</text:p>
          </table:table-cell>
          <table:table-cell office:value-type="float" office:value="118384574" calcext:value-type="float">
            <text:p>118384574</text:p>
          </table:table-cell>
          <table:table-cell office:value-type="float" office:value="101139577" calcext:value-type="float">
            <text:p>101139577</text:p>
          </table:table-cell>
          <table:table-cell office:value-type="float" office:value="2103381" calcext:value-type="float">
            <text:p>2103381</text:p>
          </table:table-cell>
          <table:table-cell office:value-type="float" office:value="3595245" calcext:value-type="float">
            <text:p>3595245</text:p>
          </table:table-cell>
          <table:table-cell office:value-type="float" office:value="701344" calcext:value-type="float">
            <text:p>701344</text:p>
          </table:table-cell>
          <table:table-cell office:value-type="float" office:value="2513" calcext:value-type="float">
            <text:p>2513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ComRdCost::xGetSSE16</text:p>
          </table:table-cell>
          <table:table-cell office:value-type="float" office:value="279294290" calcext:value-type="float">
            <text:p>279294290</text:p>
          </table:table-cell>
          <table:table-cell office:value-type="float" office:value="121071610" calcext:value-type="float">
            <text:p>121071610</text:p>
          </table:table-cell>
          <table:table-cell office:value-type="float" office:value="112655510" calcext:value-type="float">
            <text:p>112655510</text:p>
          </table:table-cell>
          <table:table-cell office:value-type="float" office:value="822715" calcext:value-type="float">
            <text:p>822715</text:p>
          </table:table-cell>
          <table:table-cell office:value-type="float" office:value="3871829" calcext:value-type="float">
            <text:p>3871829</text:p>
          </table:table-cell>
          <table:table-cell office:value-type="float" office:value="557347" calcext:value-type="float">
            <text:p>557347</text:p>
          </table:table-cell>
          <table:table-cell office:value-type="float" office:value="1620" calcext:value-type="float">
            <text:p>1620</text:p>
          </table:table-cell>
          <table:table-cell office:value-type="float" office:value="275" calcext:value-type="float">
            <text:p>27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etTUEntropyCodingParameters</text:p>
          </table:table-cell>
          <table:table-cell office:value-type="float" office:value="278171752" calcext:value-type="float">
            <text:p>278171752</text:p>
          </table:table-cell>
          <table:table-cell office:value-type="float" office:value="119388958" calcext:value-type="float">
            <text:p>119388958</text:p>
          </table:table-cell>
          <table:table-cell office:value-type="float" office:value="68422719" calcext:value-type="float">
            <text:p>68422719</text:p>
          </table:table-cell>
          <table:table-cell office:value-type="float" office:value="1789882" calcext:value-type="float">
            <text:p>1789882</text:p>
          </table:table-cell>
          <table:table-cell office:value-type="float" office:value="8400059" calcext:value-type="float">
            <text:p>8400059</text:p>
          </table:table-cell>
          <table:table-cell office:value-type="float" office:value="8041933" calcext:value-type="float">
            <text:p>8041933</text:p>
          </table:table-cell>
          <table:table-cell office:value-type="float" office:value="4213" calcext:value-type="float">
            <text:p>4213</text:p>
          </table:table-cell>
          <table:table-cell office:value-type="float" office:value="949" calcext:value-type="float">
            <text:p>949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strcat.S:0x0012694b</text:p>
          </table:table-cell>
          <table:table-cell table:number-columns-repeated="2" office:value-type="float" office:value="272210992" calcext:value-type="float">
            <text:p>272210992</text:p>
          </table:table-cell>
          <table:table-cell office:value-type="float" office:value="0" calcext:value-type="float">
            <text:p>0</text:p>
          </table:table-cell>
          <table:table-cell office:value-type="float" office:value="155047" calcext:value-type="float">
            <text:p>155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Yuv::copyPartToPartComponent</text:p>
          </table:table-cell>
          <table:table-cell office:value-type="float" office:value="272000241" calcext:value-type="float">
            <text:p>272000241</text:p>
          </table:table-cell>
          <table:table-cell office:value-type="float" office:value="96803304" calcext:value-type="float">
            <text:p>96803304</text:p>
          </table:table-cell>
          <table:table-cell office:value-type="float" office:value="55366232" calcext:value-type="float">
            <text:p>55366232</text:p>
          </table:table-cell>
          <table:table-cell office:value-type="float" office:value="1126776" calcext:value-type="float">
            <text:p>1126776</text:p>
          </table:table-cell>
          <table:table-cell office:value-type="float" office:value="1953833" calcext:value-type="float">
            <text:p>1953833</text:p>
          </table:table-cell>
          <table:table-cell office:value-type="float" office:value="111153" calcext:value-type="float">
            <text:p>111153</text:p>
          </table:table-cell>
          <table:table-cell office:value-type="float" office:value="5633" calcext:value-type="float">
            <text:p>5633</text:p>
          </table:table-cell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ComRdCost::calcRdCost</text:p>
          </table:table-cell>
          <table:table-cell office:value-type="float" office:value="253715876" calcext:value-type="float">
            <text:p>253715876</text:p>
          </table:table-cell>
          <table:table-cell office:value-type="float" office:value="88259322" calcext:value-type="float">
            <text:p>88259322</text:p>
          </table:table-cell>
          <table:table-cell office:value-type="float" office:value="55191751" calcext:value-type="float">
            <text:p>55191751</text:p>
          </table:table-cell>
          <table:table-cell office:value-type="float" office:value="1233957" calcext:value-type="float">
            <text:p>1233957</text:p>
          </table:table-cell>
          <table:table-cell office:value-type="float" office:value="9978707" calcext:value-type="float">
            <text:p>9978707</text:p>
          </table:table-cell>
          <table:table-cell office:value-type="float" office:value="196608" calcext:value-type="float">
            <text:p>196608</text:p>
          </table:table-cell>
          <table:table-cell office:value-type="float" office:value="4321" calcext:value-type="float">
            <text:p>4321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EstimateResidualQT</text:p>
          </table:table-cell>
          <table:table-cell office:value-type="float" office:value="246294085" calcext:value-type="float">
            <text:p>246294085</text:p>
          </table:table-cell>
          <table:table-cell office:value-type="float" office:value="92972739" calcext:value-type="float">
            <text:p>92972739</text:p>
          </table:table-cell>
          <table:table-cell office:value-type="float" office:value="82279526" calcext:value-type="float">
            <text:p>82279526</text:p>
          </table:table-cell>
          <table:table-cell office:value-type="float" office:value="8010358" calcext:value-type="float">
            <text:p>8010358</text:p>
          </table:table-cell>
          <table:table-cell office:value-type="float" office:value="17236395" calcext:value-type="float">
            <text:p>17236395</text:p>
          </table:table-cell>
          <table:table-cell office:value-type="float" office:value="5796564" calcext:value-type="float">
            <text:p>5796564</text:p>
          </table:table-cell>
          <table:table-cell office:value-type="float" office:value="24449" calcext:value-type="float">
            <text:p>24449</text:p>
          </table:table-cell>
          <table:table-cell office:value-type="float" office:value="2224" calcext:value-type="float">
            <text:p>2224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TComTrQuant::xTransformSkip</text:p>
          </table:table-cell>
          <table:table-cell office:value-type="float" office:value="229988220" calcext:value-type="float">
            <text:p>229988220</text:p>
          </table:table-cell>
          <table:table-cell office:value-type="float" office:value="63769461" calcext:value-type="float">
            <text:p>63769461</text:p>
          </table:table-cell>
          <table:table-cell office:value-type="float" office:value="45997644" calcext:value-type="float">
            <text:p>45997644</text:p>
          </table:table-cell>
          <table:table-cell office:value-type="float" office:value="2915626" calcext:value-type="float">
            <text:p>2915626</text:p>
          </table:table-cell>
          <table:table-cell office:value-type="float" office:value="3642169" calcext:value-type="float">
            <text:p>3642169</text:p>
          </table:table-cell>
          <table:table-cell office:value-type="float" office:value="3211832" calcext:value-type="float">
            <text:p>3211832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U::TComTU</text:p>
          </table:table-cell>
          <table:table-cell office:value-type="float" office:value="229337212" calcext:value-type="float">
            <text:p>229337212</text:p>
          </table:table-cell>
          <table:table-cell office:value-type="float" office:value="83140833" calcext:value-type="float">
            <text:p>83140833</text:p>
          </table:table-cell>
          <table:table-cell office:value-type="float" office:value="80172490" calcext:value-type="float">
            <text:p>80172490</text:p>
          </table:table-cell>
          <table:table-cell office:value-type="float" office:value="1210854" calcext:value-type="float">
            <text:p>1210854</text:p>
          </table:table-cell>
          <table:table-cell office:value-type="float" office:value="4653886" calcext:value-type="float">
            <text:p>4653886</text:p>
          </table:table-cell>
          <table:table-cell office:value-type="float" office:value="4720836" calcext:value-type="float">
            <text:p>4720836</text:p>
          </table:table-cell>
          <table:table-cell office:value-type="float" office:value="2178" calcext:value-type="float">
            <text:p>2178</text:p>
          </table:table-cell>
          <table:table-cell office:value-type="float" office:value="373" calcext:value-type="float">
            <text:p>373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TComRdCost::getDistPart</text:p>
          </table:table-cell>
          <table:table-cell office:value-type="float" office:value="228053433" calcext:value-type="float">
            <text:p>228053433</text:p>
          </table:table-cell>
          <table:table-cell office:value-type="float" office:value="73863701" calcext:value-type="float">
            <text:p>73863701</text:p>
          </table:table-cell>
          <table:table-cell office:value-type="float" office:value="131397735" calcext:value-type="float">
            <text:p>131397735</text:p>
          </table:table-cell>
          <table:table-cell office:value-type="float" office:value="2819023" calcext:value-type="float">
            <text:p>2819023</text:p>
          </table:table-cell>
          <table:table-cell office:value-type="float" office:value="1849728" calcext:value-type="float">
            <text:p>1849728</text:p>
          </table:table-cell>
          <table:table-cell office:value-type="float" office:value="1810547" calcext:value-type="float">
            <text:p>1810547</text:p>
          </table:table-cell>
          <table:table-cell office:value-type="float" office:value="2691" calcext:value-type="float">
            <text:p>2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estSignificantMapBit</text:p>
          </table:table-cell>
          <table:table-cell office:value-type="float" office:value="215769101" calcext:value-type="float">
            <text:p>215769101</text:p>
          </table:table-cell>
          <table:table-cell office:value-type="float" office:value="79916694" calcext:value-type="float">
            <text:p>79916694</text:p>
          </table:table-cell>
          <table:table-cell office:value-type="float" office:value="38076886" calcext:value-type="float">
            <text:p>38076886</text:p>
          </table:table-cell>
          <table:table-cell office:value-type="float" office:value="3238476" calcext:value-type="float">
            <text:p>3238476</text:p>
          </table:table-cell>
          <table:table-cell office:value-type="float" office:value="7322713" calcext:value-type="float">
            <text:p>7322713</text:p>
          </table:table-cell>
          <table:table-cell office:value-type="float" office:value="4872374" calcext:value-type="float">
            <text:p>4872374</text:p>
          </table:table-cell>
          <table:table-cell office:value-type="float" office:value="2556" calcext:value-type="float">
            <text:p>2556</text:p>
          </table:table-cell>
          <table:table-cell office:value-type="float" office:value="357" calcext:value-type="float">
            <text:p>357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TComRdCost::setDistParam</text:p>
          </table:table-cell>
          <table:table-cell office:value-type="float" office:value="214757560" calcext:value-type="float">
            <text:p>214757560</text:p>
          </table:table-cell>
          <table:table-cell office:value-type="float" office:value="91253062" calcext:value-type="float">
            <text:p>91253062</text:p>
          </table:table-cell>
          <table:table-cell office:value-type="float" office:value="71718742" calcext:value-type="float">
            <text:p>71718742</text:p>
          </table:table-cell>
          <table:table-cell office:value-type="float" office:value="105184" calcext:value-type="float">
            <text:p>105184</text:p>
          </table:table-cell>
          <table:table-cell office:value-type="float" office:value="2423845" calcext:value-type="float">
            <text:p>2423845</text:p>
          </table:table-cell>
          <table:table-cell office:value-type="float" office:value="6831571" calcext:value-type="float">
            <text:p>6831571</text:p>
          </table:table-cell>
          <table:table-cell office:value-type="float" office:value="799" calcext:value-type="float">
            <text:p>799</text:p>
          </table:table-cell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TZSearch</text:p>
          </table:table-cell>
          <table:table-cell office:value-type="float" office:value="213259005" calcext:value-type="float">
            <text:p>213259005</text:p>
          </table:table-cell>
          <table:table-cell office:value-type="float" office:value="77289665" calcext:value-type="float">
            <text:p>77289665</text:p>
          </table:table-cell>
          <table:table-cell office:value-type="float" office:value="89685411" calcext:value-type="float">
            <text:p>89685411</text:p>
          </table:table-cell>
          <table:table-cell office:value-type="float" office:value="6649832" calcext:value-type="float">
            <text:p>6649832</text:p>
          </table:table-cell>
          <table:table-cell office:value-type="float" office:value="3083756" calcext:value-type="float">
            <text:p>3083756</text:p>
          </table:table-cell>
          <table:table-cell office:value-type="float" office:value="1616581" calcext:value-type="float">
            <text:p>1616581</text:p>
          </table:table-cell>
          <table:table-cell office:value-type="float" office:value="27685" calcext:value-type="float">
            <text:p>2768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SE32</text:p>
          </table:table-cell>
          <table:table-cell office:value-type="float" office:value="211442260" calcext:value-type="float">
            <text:p>211442260</text:p>
          </table:table-cell>
          <table:table-cell office:value-type="float" office:value="92809851" calcext:value-type="float">
            <text:p>92809851</text:p>
          </table:table-cell>
          <table:table-cell office:value-type="float" office:value="89736829" calcext:value-type="float">
            <text:p>89736829</text:p>
          </table:table-cell>
          <table:table-cell office:value-type="float" office:value="283632" calcext:value-type="float">
            <text:p>283632</text:p>
          </table:table-cell>
          <table:table-cell office:value-type="float" office:value="2952698" calcext:value-type="float">
            <text:p>2952698</text:p>
          </table:table-cell>
          <table:table-cell office:value-type="float" office:value="313978" calcext:value-type="float">
            <text:p>313978</text:p>
          </table:table-cell>
          <table:table-cell office:value-type="float" office:value="1921" calcext:value-type="float">
            <text:p>1921</text:p>
          </table:table-cell>
          <table:table-cell office:value-type="float" office:value="786" calcext:value-type="float">
            <text:p>7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ncSearch::predInterSearch</text:p>
          </table:table-cell>
          <table:table-cell office:value-type="float" office:value="207910324" calcext:value-type="float">
            <text:p>207910324</text:p>
          </table:table-cell>
          <table:table-cell office:value-type="float" office:value="51812457" calcext:value-type="float">
            <text:p>51812457</text:p>
          </table:table-cell>
          <table:table-cell office:value-type="float" office:value="87081033" calcext:value-type="float">
            <text:p>87081033</text:p>
          </table:table-cell>
          <table:table-cell office:value-type="float" office:value="6017549" calcext:value-type="float">
            <text:p>6017549</text:p>
          </table:table-cell>
          <table:table-cell office:value-type="float" office:value="10118722" calcext:value-type="float">
            <text:p>10118722</text:p>
          </table:table-cell>
          <table:table-cell office:value-type="float" office:value="7494252" calcext:value-type="float">
            <text:p>7494252</text:p>
          </table:table-cell>
          <table:table-cell office:value-type="float" office:value="45246" calcext:value-type="float">
            <text:p>45246</text:p>
          </table:table-cell>
          <table:table-cell office:value-type="float" office:value="788" calcext:value-type="float">
            <text:p>788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string" calcext:value-type="string">
            <text:p>TComDataCU::initEstData</text:p>
          </table:table-cell>
          <table:table-cell office:value-type="float" office:value="206990892" calcext:value-type="float">
            <text:p>206990892</text:p>
          </table:table-cell>
          <table:table-cell office:value-type="float" office:value="96329027" calcext:value-type="float">
            <text:p>96329027</text:p>
          </table:table-cell>
          <table:table-cell office:value-type="float" office:value="88703273" calcext:value-type="float">
            <text:p>88703273</text:p>
          </table:table-cell>
          <table:table-cell office:value-type="float" office:value="781089" calcext:value-type="float">
            <text:p>781089</text:p>
          </table:table-cell>
          <table:table-cell office:value-type="float" office:value="1481412" calcext:value-type="float">
            <text:p>1481412</text:p>
          </table:table-cell>
          <table:table-cell office:value-type="float" office:value="5044859" calcext:value-type="float">
            <text:p>5044859</text:p>
          </table:table-cell>
          <table:table-cell office:value-type="float" office:value="6476" calcext:value-type="float">
            <text:p>6476</text:p>
          </table:table-cell>
          <table:table-cell office:value-type="float" office:value="572" calcext:value-type="float">
            <text:p>57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TComDataCU::clipMv</text:p>
          </table:table-cell>
          <table:table-cell office:value-type="float" office:value="205374785" calcext:value-type="float">
            <text:p>205374785</text:p>
          </table:table-cell>
          <table:table-cell office:value-type="float" office:value="70947653" calcext:value-type="float">
            <text:p>70947653</text:p>
          </table:table-cell>
          <table:table-cell office:value-type="float" office:value="33606783" calcext:value-type="float">
            <text:p>33606783</text:p>
          </table:table-cell>
          <table:table-cell office:value-type="float" office:value="685406" calcext:value-type="float">
            <text:p>685406</text:p>
          </table:table-cell>
          <table:table-cell office:value-type="float" office:value="5091706" calcext:value-type="float">
            <text:p>5091706</text:p>
          </table:table-cell>
          <table:table-cell office:value-type="float" office:value="1019313" calcext:value-type="float">
            <text:p>1019313</text:p>
          </table:table-cell>
          <table:table-cell office:value-type="float" office:value="2073" calcext:value-type="float">
            <text:p>2073</text:p>
          </table:table-cell>
          <table:table-cell office:value-type="float" office:value="620" calcext:value-type="float">
            <text:p>6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ComTURecurse::nextSection</text:p>
          </table:table-cell>
          <table:table-cell office:value-type="float" office:value="196817502" calcext:value-type="float">
            <text:p>196817502</text:p>
          </table:table-cell>
          <table:table-cell office:value-type="float" office:value="86830184" calcext:value-type="float">
            <text:p>86830184</text:p>
          </table:table-cell>
          <table:table-cell office:value-type="float" office:value="45908457" calcext:value-type="float">
            <text:p>45908457</text:p>
          </table:table-cell>
          <table:table-cell office:value-type="float" office:value="2342591" calcext:value-type="float">
            <text:p>2342591</text:p>
          </table:table-cell>
          <table:table-cell office:value-type="float" office:value="2644901" calcext:value-type="float">
            <text:p>2644901</text:p>
          </table:table-cell>
          <table:table-cell office:value-type="float" office:value="1236871" calcext:value-type="float">
            <text:p>1236871</text:p>
          </table:table-cell>
          <table:table-cell office:value-type="float" office:value="2208" calcext:value-type="float">
            <text:p>220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EncSbac::codeQtCbf</text:p>
          </table:table-cell>
          <table:table-cell office:value-type="float" office:value="190421836" calcext:value-type="float">
            <text:p>190421836</text:p>
          </table:table-cell>
          <table:table-cell office:value-type="float" office:value="78620340" calcext:value-type="float">
            <text:p>78620340</text:p>
          </table:table-cell>
          <table:table-cell office:value-type="float" office:value="48186660" calcext:value-type="float">
            <text:p>48186660</text:p>
          </table:table-cell>
          <table:table-cell office:value-type="float" office:value="3304787" calcext:value-type="float">
            <text:p>3304787</text:p>
          </table:table-cell>
          <table:table-cell office:value-type="float" office:value="5703196" calcext:value-type="float">
            <text:p>5703196</text:p>
          </table:table-cell>
          <table:table-cell office:value-type="float" office:value="685635" calcext:value-type="float">
            <text:p>685635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TComYuv::subtract</text:p>
          </table:table-cell>
          <table:table-cell office:value-type="float" office:value="177324523" calcext:value-type="float">
            <text:p>177324523</text:p>
          </table:table-cell>
          <table:table-cell office:value-type="float" office:value="60346969" calcext:value-type="float">
            <text:p>60346969</text:p>
          </table:table-cell>
          <table:table-cell office:value-type="float" office:value="25689954" calcext:value-type="float">
            <text:p>25689954</text:p>
          </table:table-cell>
          <table:table-cell office:value-type="float" office:value="697962" calcext:value-type="float">
            <text:p>697962</text:p>
          </table:table-cell>
          <table:table-cell office:value-type="float" office:value="2383982" calcext:value-type="float">
            <text:p>2383982</text:p>
          </table:table-cell>
          <table:table-cell office:value-type="float" office:value="1616377" calcext:value-type="float">
            <text:p>1616377</text:p>
          </table:table-cell>
          <table:table-cell office:value-type="float" office:value="4194" calcext:value-type="float">
            <text:p>4194</text:p>
          </table:table-cell>
          <table:table-cell office:value-type="float" office:value="4524" calcext:value-type="float">
            <text:p>4524</text:p>
          </table:table-cell>
          <table:table-cell office:value-type="float" office:value="10471" calcext:value-type="float">
            <text:p>10471</text:p>
          </table:table-cell>
        </table:table-row>
        <table:table-row table:style-name="ro1">
          <table:table-cell office:value-type="string" calcext:value-type="string">
            <text:p>TComRdCost::xGetSAD12</text:p>
          </table:table-cell>
          <table:table-cell office:value-type="float" office:value="164203560" calcext:value-type="float">
            <text:p>164203560</text:p>
          </table:table-cell>
          <table:table-cell office:value-type="float" office:value="45445860" calcext:value-type="float">
            <text:p>45445860</text:p>
          </table:table-cell>
          <table:table-cell office:value-type="float" office:value="3927420" calcext:value-type="float">
            <text:p>3927420</text:p>
          </table:table-cell>
          <table:table-cell office:value-type="float" office:value="7760" calcext:value-type="float">
            <text:p>7760</text:p>
          </table:table-cell>
          <table:table-cell office:value-type="float" office:value="739604" calcext:value-type="float">
            <text:p>739604</text:p>
          </table:table-cell>
          <table:table-cell office:value-type="float" office:value="13247" calcext:value-type="float">
            <text:p>13247</text:p>
          </table:table-cell>
          <table:table-cell office:value-type="float" office:value="365" calcext:value-type="float">
            <text:p>365</text:p>
          </table:table-cell>
          <table:table-cell office:value-type="float" office:value="4944" calcext:value-type="float">
            <text:p>4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estCBFBit</text:p>
          </table:table-cell>
          <table:table-cell office:value-type="float" office:value="163844240" calcext:value-type="float">
            <text:p>163844240</text:p>
          </table:table-cell>
          <table:table-cell office:value-type="float" office:value="76070540" calcext:value-type="float">
            <text:p>76070540</text:p>
          </table:table-cell>
          <table:table-cell office:value-type="float" office:value="38620428" calcext:value-type="float">
            <text:p>38620428</text:p>
          </table:table-cell>
          <table:table-cell office:value-type="float" office:value="4875712" calcext:value-type="float">
            <text:p>4875712</text:p>
          </table:table-cell>
          <table:table-cell office:value-type="float" office:value="11478567" calcext:value-type="float">
            <text:p>11478567</text:p>
          </table:table-cell>
          <table:table-cell office:value-type="float" office:value="3496270" calcext:value-type="float">
            <text:p>3496270</text:p>
          </table:table-cell>
          <table:table-cell office:value-type="float" office:value="2150" calcext:value-type="float">
            <text:p>2150</text:p>
          </table:table-cell>
          <table:table-cell office:value-type="float" office:value="1172" calcext:value-type="float">
            <text:p>117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partialButterflyInverse8</text:p>
          </table:table-cell>
          <table:table-cell office:value-type="float" office:value="156780910" calcext:value-type="float">
            <text:p>156780910</text:p>
          </table:table-cell>
          <table:table-cell office:value-type="float" office:value="82925440" calcext:value-type="float">
            <text:p>82925440</text:p>
          </table:table-cell>
          <table:table-cell office:value-type="float" office:value="19236310" calcext:value-type="float">
            <text:p>19236310</text:p>
          </table:table-cell>
          <table:table-cell office:value-type="float" office:value="799331" calcext:value-type="float">
            <text:p>799331</text:p>
          </table:table-cell>
          <table:table-cell office:value-type="float" office:value="835516" calcext:value-type="float">
            <text:p>835516</text:p>
          </table:table-cell>
          <table:table-cell office:value-type="float" office:value="1142713" calcext:value-type="float">
            <text:p>1142713</text:p>
          </table:table-cell>
          <table:table-cell office:value-type="float" office:value="1363" calcext:value-type="float">
            <text:p>1363</text:p>
          </table:table-cell>
          <table:table-cell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EncSbac::xCopyContextsFrom</text:p>
          </table:table-cell>
          <table:table-cell office:value-type="float" office:value="153719700" calcext:value-type="float">
            <text:p>153719700</text:p>
          </table:table-cell>
          <table:table-cell table:number-columns-repeated="2" office:value-type="float" office:value="61487880" calcext:value-type="float">
            <text:p>61487880</text:p>
          </table:table-cell>
          <table:table-cell office:value-type="float" office:value="130647" calcext:value-type="float">
            <text:p>130647</text:p>
          </table:table-cell>
          <table:table-cell office:value-type="float" office:value="10659590" calcext:value-type="float">
            <text:p>10659590</text:p>
          </table:table-cell>
          <table:table-cell office:value-type="float" office:value="4802025" calcext:value-type="float">
            <text:p>4802025</text:p>
          </table:table-cell>
          <table:table-cell office:value-type="float" office:value="141" calcext:value-type="float">
            <text:p>141</text:p>
          </table:table-cell>
          <table:table-cell office:value-type="float" office:value="1557" calcext:value-type="float">
            <text:p>1557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TEncSampleAdaptiveOffset::getBlkStats</text:p>
          </table:table-cell>
          <table:table-cell office:value-type="float" office:value="147800297" calcext:value-type="float">
            <text:p>147800297</text:p>
          </table:table-cell>
          <table:table-cell office:value-type="float" office:value="48393945" calcext:value-type="float">
            <text:p>48393945</text:p>
          </table:table-cell>
          <table:table-cell office:value-type="float" office:value="28099202" calcext:value-type="float">
            <text:p>28099202</text:p>
          </table:table-cell>
          <table:table-cell office:value-type="float" office:value="481" calcext:value-type="float">
            <text:p>481</text:p>
          </table:table-cell>
          <table:table-cell office:value-type="float" office:value="2677393" calcext:value-type="float">
            <text:p>2677393</text:p>
          </table:table-cell>
          <table:table-cell office:value-type="float" office:value="365205" calcext:value-type="float">
            <text:p>365205</text:p>
          </table:table-cell>
          <table:table-cell office:value-type="float" office:value="424" calcext:value-type="float">
            <text:p>424</text:p>
          </table:table-cell>
          <table:table-cell office:value-type="float" office:value="43114" calcext:value-type="float">
            <text:p>43114</text:p>
          </table:table-cell>
          <table:table-cell office:value-type="float" office:value="48608" calcext:value-type="float">
            <text:p>48608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cpy-ssse3.S:__memcpy_chk_ssse3</text:p>
          </table:table-cell>
          <table:table-cell office:value-type="float" office:value="145270420" calcext:value-type="float">
            <text:p>145270420</text:p>
          </table:table-cell>
          <table:table-cell office:value-type="float" office:value="41400836" calcext:value-type="float">
            <text:p>41400836</text:p>
          </table:table-cell>
          <table:table-cell office:value-type="float" office:value="25480356" calcext:value-type="float">
            <text:p>25480356</text:p>
          </table:table-cell>
          <table:table-cell office:value-type="float" office:value="65023" calcext:value-type="float">
            <text:p>65023</text:p>
          </table:table-cell>
          <table:table-cell office:value-type="float" office:value="6727695" calcext:value-type="float">
            <text:p>6727695</text:p>
          </table:table-cell>
          <table:table-cell office:value-type="float" office:value="6443462" calcext:value-type="float">
            <text:p>6443462</text:p>
          </table:table-cell>
          <table:table-cell office:value-type="float" office:value="200" calcext:value-type="float">
            <text:p>200</text:p>
          </table:table-cell>
          <table:table-cell office:value-type="float" office:value="646" calcext:value-type="float">
            <text:p>64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TEncBinCABAC::copyState</text:p>
          </table:table-cell>
          <table:table-cell office:value-type="float" office:value="131700840" calcext:value-type="float">
            <text:p>131700840</text:p>
          </table:table-cell>
          <table:table-cell office:value-type="float" office:value="71337955" calcext:value-type="float">
            <text:p>71337955</text:p>
          </table:table-cell>
          <table:table-cell office:value-type="float" office:value="54875350" calcext:value-type="float">
            <text:p>54875350</text:p>
          </table:table-cell>
          <table:table-cell office:value-type="float" office:value="175286" calcext:value-type="float">
            <text:p>175286</text:p>
          </table:table-cell>
          <table:table-cell office:value-type="float" office:value="13971310" calcext:value-type="float">
            <text:p>13971310</text:p>
          </table:table-cell>
          <table:table-cell office:value-type="float" office:value="3317667" calcext:value-type="float">
            <text:p>3317667</text:p>
          </table:table-cell>
          <table:table-cell office:value-type="float" office:value="164" calcext:value-type="float">
            <text:p>164</text:p>
          </table:table-cell>
          <table:table-cell office:value-type="float" office:value="498" calcext:value-type="float">
            <text:p>498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TComDataCU::xAddMVPCand</text:p>
          </table:table-cell>
          <table:table-cell office:value-type="float" office:value="128888953" calcext:value-type="float">
            <text:p>128888953</text:p>
          </table:table-cell>
          <table:table-cell office:value-type="float" office:value="51785086" calcext:value-type="float">
            <text:p>51785086</text:p>
          </table:table-cell>
          <table:table-cell office:value-type="float" office:value="24233210" calcext:value-type="float">
            <text:p>24233210</text:p>
          </table:table-cell>
          <table:table-cell office:value-type="float" office:value="897032" calcext:value-type="float">
            <text:p>897032</text:p>
          </table:table-cell>
          <table:table-cell office:value-type="float" office:value="8729726" calcext:value-type="float">
            <text:p>8729726</text:p>
          </table:table-cell>
          <table:table-cell office:value-type="float" office:value="265104" calcext:value-type="float">
            <text:p>265104</text:p>
          </table:table-cell>
          <table:table-cell office:value-type="float" office:value="5401" calcext:value-type="float">
            <text:p>5401</text:p>
          </table:table-cell>
          <table:table-cell office:value-type="float" office:value="46067" calcext:value-type="float">
            <text:p>460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illReferenceSamples</text:p>
          </table:table-cell>
          <table:table-cell office:value-type="float" office:value="120056058" calcext:value-type="float">
            <text:p>120056058</text:p>
          </table:table-cell>
          <table:table-cell office:value-type="float" office:value="33696136" calcext:value-type="float">
            <text:p>33696136</text:p>
          </table:table-cell>
          <table:table-cell office:value-type="float" office:value="16059972" calcext:value-type="float">
            <text:p>16059972</text:p>
          </table:table-cell>
          <table:table-cell office:value-type="float" office:value="2370023" calcext:value-type="float">
            <text:p>2370023</text:p>
          </table:table-cell>
          <table:table-cell office:value-type="float" office:value="1629403" calcext:value-type="float">
            <text:p>1629403</text:p>
          </table:table-cell>
          <table:table-cell office:value-type="float" office:value="2445286" calcext:value-type="float">
            <text:p>2445286</text:p>
          </table:table-cell>
          <table:table-cell office:value-type="float" office:value="2763" calcext:value-type="float">
            <text:p>2763</text:p>
          </table:table-cell>
          <table:table-cell office:value-type="float" office:value="8831" calcext:value-type="float">
            <text:p>8831</text:p>
          </table:table-cell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string" calcext:value-type="string">
            <text:p>TComDataCU::getQuadtreeTULog2MinSizeInCU</text:p>
          </table:table-cell>
          <table:table-cell office:value-type="float" office:value="119764515" calcext:value-type="float">
            <text:p>119764515</text:p>
          </table:table-cell>
          <table:table-cell office:value-type="float" office:value="50745968" calcext:value-type="float">
            <text:p>50745968</text:p>
          </table:table-cell>
          <table:table-cell office:value-type="float" office:value="16698997" calcext:value-type="float">
            <text:p>16698997</text:p>
          </table:table-cell>
          <table:table-cell office:value-type="float" office:value="695595" calcext:value-type="float">
            <text:p>695595</text:p>
          </table:table-cell>
          <table:table-cell office:value-type="float" office:value="5296526" calcext:value-type="float">
            <text:p>5296526</text:p>
          </table:table-cell>
          <table:table-cell office:value-type="float" office:value="359807" calcext:value-type="float">
            <text:p>359807</text:p>
          </table:table-cell>
          <table:table-cell office:value-type="float" office:value="1475" calcext:value-type="float">
            <text:p>1475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TComYuv::clear</text:p>
          </table:table-cell>
          <table:table-cell office:value-type="float" office:value="118764270" calcext:value-type="float">
            <text:p>118764270</text:p>
          </table:table-cell>
          <table:table-cell office:value-type="float" office:value="30691890" calcext:value-type="float">
            <text:p>30691890</text:p>
          </table:table-cell>
          <table:table-cell office:value-type="float" office:value="26688600" calcext:value-type="float">
            <text:p>26688600</text:p>
          </table:table-cell>
          <table:table-cell office:value-type="float" office:value="222639" calcext:value-type="float">
            <text:p>222639</text:p>
          </table:table-cell>
          <table:table-cell office:value-type="float" office:value="6062498" calcext:value-type="float">
            <text:p>6062498</text:p>
          </table:table-cell>
          <table:table-cell office:value-type="float" office:value="161440" calcext:value-type="float">
            <text:p>161440</text:p>
          </table:table-cell>
          <table:table-cell office:value-type="float" office:value="1226" calcext:value-type="float">
            <text:p>1226</text:p>
          </table:table-cell>
          <table:table-cell office:value-type="float" office:value="796" calcext:value-type="float">
            <text:p>7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116228628" calcext:value-type="float">
            <text:p>116228628</text:p>
          </table:table-cell>
          <table:table-cell office:value-type="float" office:value="76369602" calcext:value-type="float">
            <text:p>76369602</text:p>
          </table:table-cell>
          <table:table-cell office:value-type="float" office:value="4771788" calcext:value-type="float">
            <text:p>4771788</text:p>
          </table:table-cell>
          <table:table-cell office:value-type="float" office:value="49886" calcext:value-type="float">
            <text:p>49886</text:p>
          </table:table-cell>
          <table:table-cell office:value-type="float" office:value="1126316" calcext:value-type="float">
            <text:p>1126316</text:p>
          </table:table-cell>
          <table:table-cell office:value-type="float" office:value="362784" calcext:value-type="float">
            <text:p>362784</text:p>
          </table:table-cell>
          <table:table-cell office:value-type="float" office:value="1095" calcext:value-type="float">
            <text:p>1095</text:p>
          </table:table-cell>
          <table:table-cell office:value-type="float" office:value="5867" calcext:value-type="float">
            <text:p>58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TComDataCU::setTransformSkipPartRange</text:p>
          </table:table-cell>
          <table:table-cell office:value-type="float" office:value="115447734" calcext:value-type="float">
            <text:p>115447734</text:p>
          </table:table-cell>
          <table:table-cell office:value-type="float" office:value="57723867" calcext:value-type="float">
            <text:p>57723867</text:p>
          </table:table-cell>
          <table:table-cell office:value-type="float" office:value="38482578" calcext:value-type="float">
            <text:p>38482578</text:p>
          </table:table-cell>
          <table:table-cell office:value-type="float" office:value="219361" calcext:value-type="float">
            <text:p>219361</text:p>
          </table:table-cell>
          <table:table-cell office:value-type="float" office:value="1538772" calcext:value-type="float">
            <text:p>1538772</text:p>
          </table:table-cell>
          <table:table-cell office:value-type="float" office:value="77634" calcext:value-type="float">
            <text:p>77634</text:p>
          </table:table-cell>
          <table:table-cell office:value-type="float" office:value="1208" calcext:value-type="float">
            <text:p>1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GetTemplateCost</text:p>
          </table:table-cell>
          <table:table-cell office:value-type="float" office:value="113936504" calcext:value-type="float">
            <text:p>113936504</text:p>
          </table:table-cell>
          <table:table-cell office:value-type="float" office:value="48964448" calcext:value-type="float">
            <text:p>48964448</text:p>
          </table:table-cell>
          <table:table-cell office:value-type="float" office:value="38606584" calcext:value-type="float">
            <text:p>38606584</text:p>
          </table:table-cell>
          <table:table-cell office:value-type="float" office:value="1590968" calcext:value-type="float">
            <text:p>1590968</text:p>
          </table:table-cell>
          <table:table-cell office:value-type="float" office:value="6286380" calcext:value-type="float">
            <text:p>6286380</text:p>
          </table:table-cell>
          <table:table-cell office:value-type="float" office:value="778362" calcext:value-type="float">
            <text:p>778362</text:p>
          </table:table-cell>
          <table:table-cell office:value-type="float" office:value="3710" calcext:value-type="float">
            <text:p>3710</text:p>
          </table:table-cell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xCopyFrom</text:p>
          </table:table-cell>
          <table:table-cell office:value-type="float" office:value="112727780" calcext:value-type="float">
            <text:p>112727780</text:p>
          </table:table-cell>
          <table:table-cell table:number-columns-repeated="2" office:value-type="float" office:value="51239900" calcext:value-type="float">
            <text:p>51239900</text:p>
          </table:table-cell>
          <table:table-cell office:value-type="float" office:value="143161" calcext:value-type="float">
            <text:p>143161</text:p>
          </table:table-cell>
          <table:table-cell office:value-type="float" office:value="11422057" calcext:value-type="float">
            <text:p>11422057</text:p>
          </table:table-cell>
          <table:table-cell office:value-type="float" office:value="705604" calcext:value-type="float">
            <text:p>705604</text:p>
          </table:table-cell>
          <table:table-cell office:value-type="float" office:value="137" calcext:value-type="float">
            <text:p>137</text:p>
          </table:table-cell>
          <table:table-cell office:value-type="float" office:value="2807" calcext:value-type="float">
            <text:p>280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TComTrQuant::calcPatternSigCtx</text:p>
          </table:table-cell>
          <table:table-cell office:value-type="float" office:value="109980600" calcext:value-type="float">
            <text:p>109980600</text:p>
          </table:table-cell>
          <table:table-cell office:value-type="float" office:value="44143352" calcext:value-type="float">
            <text:p>44143352</text:p>
          </table:table-cell>
          <table:table-cell office:value-type="float" office:value="4698928" calcext:value-type="float">
            <text:p>4698928</text:p>
          </table:table-cell>
          <table:table-cell office:value-type="float" office:value="181802" calcext:value-type="float">
            <text:p>181802</text:p>
          </table:table-cell>
          <table:table-cell office:value-type="float" office:value="351133" calcext:value-type="float">
            <text:p>351133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MotionEstimation</text:p>
          </table:table-cell>
          <table:table-cell office:value-type="float" office:value="105749864" calcext:value-type="float">
            <text:p>105749864</text:p>
          </table:table-cell>
          <table:table-cell office:value-type="float" office:value="44591202" calcext:value-type="float">
            <text:p>44591202</text:p>
          </table:table-cell>
          <table:table-cell office:value-type="float" office:value="34674136" calcext:value-type="float">
            <text:p>34674136</text:p>
          </table:table-cell>
          <table:table-cell office:value-type="float" office:value="3352816" calcext:value-type="float">
            <text:p>3352816</text:p>
          </table:table-cell>
          <table:table-cell office:value-type="float" office:value="6793468" calcext:value-type="float">
            <text:p>6793468</text:p>
          </table:table-cell>
          <table:table-cell office:value-type="float" office:value="1782391" calcext:value-type="float">
            <text:p>1782391</text:p>
          </table:table-cell>
          <table:table-cell office:value-type="float" office:value="14685" calcext:value-type="float">
            <text:p>14685</text:p>
          </table:table-cell>
          <table:table-cell office:value-type="float" office:value="1462" calcext:value-type="float">
            <text:p>14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ComTrQuant::rdpcmNxN</text:p>
          </table:table-cell>
          <table:table-cell office:value-type="float" office:value="104351642" calcext:value-type="float">
            <text:p>104351642</text:p>
          </table:table-cell>
          <table:table-cell office:value-type="float" office:value="48358078" calcext:value-type="float">
            <text:p>48358078</text:p>
          </table:table-cell>
          <table:table-cell office:value-type="float" office:value="30541944" calcext:value-type="float">
            <text:p>30541944</text:p>
          </table:table-cell>
          <table:table-cell office:value-type="float" office:value="897783" calcext:value-type="float">
            <text:p>897783</text:p>
          </table:table-cell>
          <table:table-cell office:value-type="float" office:value="5983552" calcext:value-type="float">
            <text:p>5983552</text:p>
          </table:table-cell>
          <table:table-cell office:value-type="float" office:value="4228324" calcext:value-type="float">
            <text:p>4228324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TComDataCU::fillMvpCand</text:p>
          </table:table-cell>
          <table:table-cell office:value-type="float" office:value="101309745" calcext:value-type="float">
            <text:p>101309745</text:p>
          </table:table-cell>
          <table:table-cell office:value-type="float" office:value="30941820" calcext:value-type="float">
            <text:p>30941820</text:p>
          </table:table-cell>
          <table:table-cell office:value-type="float" office:value="41430272" calcext:value-type="float">
            <text:p>41430272</text:p>
          </table:table-cell>
          <table:table-cell office:value-type="float" office:value="2159309" calcext:value-type="float">
            <text:p>2159309</text:p>
          </table:table-cell>
          <table:table-cell office:value-type="float" office:value="3417262" calcext:value-type="float">
            <text:p>3417262</text:p>
          </table:table-cell>
          <table:table-cell office:value-type="float" office:value="849752" calcext:value-type="float">
            <text:p>849752</text:p>
          </table:table-cell>
          <table:table-cell office:value-type="float" office:value="12445" calcext:value-type="float">
            <text:p>12445</text:p>
          </table:table-cell>
          <table:table-cell office:value-type="float" office:value="7964" calcext:value-type="float">
            <text:p>796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ComTrQuant::xIT</text:p>
          </table:table-cell>
          <table:table-cell office:value-type="float" office:value="97286864" calcext:value-type="float">
            <text:p>97286864</text:p>
          </table:table-cell>
          <table:table-cell office:value-type="float" office:value="21158326" calcext:value-type="float">
            <text:p>21158326</text:p>
          </table:table-cell>
          <table:table-cell office:value-type="float" office:value="19524506" calcext:value-type="float">
            <text:p>19524506</text:p>
          </table:table-cell>
          <table:table-cell office:value-type="float" office:value="940053" calcext:value-type="float">
            <text:p>940053</text:p>
          </table:table-cell>
          <table:table-cell office:value-type="float" office:value="1559301" calcext:value-type="float">
            <text:p>1559301</text:p>
          </table:table-cell>
          <table:table-cell office:value-type="float" office:value="1972660" calcext:value-type="float">
            <text:p>1972660</text:p>
          </table:table-cell>
          <table:table-cell office:value-type="float" office:value="1846" calcext:value-type="float">
            <text:p>1846</text:p>
          </table:table-cell>
          <table:table-cell office:value-type="float" office:value="34" calcext:value-type="float">
            <text:p>34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string" calcext:value-type="string">
            <text:p>TEncSearch::xExtDIFUpSamplingQ</text:p>
          </table:table-cell>
          <table:table-cell office:value-type="float" office:value="96111487" calcext:value-type="float">
            <text:p>96111487</text:p>
          </table:table-cell>
          <table:table-cell office:value-type="float" office:value="33946404" calcext:value-type="float">
            <text:p>33946404</text:p>
          </table:table-cell>
          <table:table-cell office:value-type="float" office:value="49171876" calcext:value-type="float">
            <text:p>49171876</text:p>
          </table:table-cell>
          <table:table-cell office:value-type="float" office:value="2362234" calcext:value-type="float">
            <text:p>2362234</text:p>
          </table:table-cell>
          <table:table-cell office:value-type="float" office:value="4490118" calcext:value-type="float">
            <text:p>4490118</text:p>
          </table:table-cell>
          <table:table-cell office:value-type="float" office:value="927380" calcext:value-type="float">
            <text:p>927380</text:p>
          </table:table-cell>
          <table:table-cell office:value-type="float" office:value="11514" calcext:value-type="float">
            <text:p>11514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TrMxN</text:p>
          </table:table-cell>
          <table:table-cell office:value-type="float" office:value="94796849" calcext:value-type="float">
            <text:p>94796849</text:p>
          </table:table-cell>
          <table:table-cell office:value-type="float" office:value="27742605" calcext:value-type="float">
            <text:p>27742605</text:p>
          </table:table-cell>
          <table:table-cell office:value-type="float" office:value="25319836" calcext:value-type="float">
            <text:p>25319836</text:p>
          </table:table-cell>
          <table:table-cell office:value-type="float" office:value="2823214" calcext:value-type="float">
            <text:p>2823214</text:p>
          </table:table-cell>
          <table:table-cell office:value-type="float" office:value="3035604" calcext:value-type="float">
            <text:p>3035604</text:p>
          </table:table-cell>
          <table:table-cell office:value-type="float" office:value="3575391" calcext:value-type="float">
            <text:p>3575391</text:p>
          </table:table-cell>
          <table:table-cell office:value-type="float" office:value="4225" calcext:value-type="float">
            <text:p>4225</text:p>
          </table:table-cell>
          <table:table-cell office:value-type="float" office:value="332" calcext:value-type="float">
            <text:p>33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TComCUMvField::clearMvField</text:p>
          </table:table-cell>
          <table:table-cell office:value-type="float" office:value="88186998" calcext:value-type="float">
            <text:p>88186998</text:p>
          </table:table-cell>
          <table:table-cell office:value-type="float" office:value="5466408" calcext:value-type="float">
            <text:p>5466408</text:p>
          </table:table-cell>
          <table:table-cell office:value-type="float" office:value="27169502" calcext:value-type="float">
            <text:p>27169502</text:p>
          </table:table-cell>
          <table:table-cell office:value-type="float" office:value="212947" calcext:value-type="float">
            <text:p>212947</text:p>
          </table:table-cell>
          <table:table-cell office:value-type="float" office:value="302522" calcext:value-type="float">
            <text:p>302522</text:p>
          </table:table-cell>
          <table:table-cell office:value-type="float" office:value="1512111" calcext:value-type="float">
            <text:p>1512111</text:p>
          </table:table-cell>
          <table:table-cell office:value-type="float" office:value="1048" calcext:value-type="float">
            <text:p>1048</text:p>
          </table:table-cell>
          <table:table-cell office:value-type="float" office:value="426" calcext:value-type="float">
            <text:p>426</text:p>
          </table:table-cell>
          <table:table-cell office:value-type="float" office:value="37738" calcext:value-type="float">
            <text:p>37738</text:p>
          </table:table-cell>
        </table:table-row>
        <table:table-row table:style-name="ro1">
          <table:table-cell office:value-type="string" calcext:value-type="string">
            <text:p>TComPrediction::xPredInterUni</text:p>
          </table:table-cell>
          <table:table-cell office:value-type="float" office:value="86915361" calcext:value-type="float">
            <text:p>86915361</text:p>
          </table:table-cell>
          <table:table-cell office:value-type="float" office:value="34519576" calcext:value-type="float">
            <text:p>34519576</text:p>
          </table:table-cell>
          <table:table-cell office:value-type="float" office:value="28355366" calcext:value-type="float">
            <text:p>28355366</text:p>
          </table:table-cell>
          <table:table-cell office:value-type="float" office:value="380263" calcext:value-type="float">
            <text:p>380263</text:p>
          </table:table-cell>
          <table:table-cell office:value-type="float" office:value="2380054" calcext:value-type="float">
            <text:p>2380054</text:p>
          </table:table-cell>
          <table:table-cell office:value-type="float" office:value="510880" calcext:value-type="float">
            <text:p>510880</text:p>
          </table:table-cell>
          <table:table-cell office:value-type="float" office:value="2051" calcext:value-type="float">
            <text:p>2051</text:p>
          </table:table-cell>
          <table:table-cell office:value-type="float" office:value="1014" calcext:value-type="float">
            <text:p>1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ComDataCU::getPULeft</text:p>
          </table:table-cell>
          <table:table-cell office:value-type="float" office:value="86378864" calcext:value-type="float">
            <text:p>86378864</text:p>
          </table:table-cell>
          <table:table-cell office:value-type="float" office:value="43530218" calcext:value-type="float">
            <text:p>43530218</text:p>
          </table:table-cell>
          <table:table-cell office:value-type="float" office:value="17621610" calcext:value-type="float">
            <text:p>17621610</text:p>
          </table:table-cell>
          <table:table-cell office:value-type="float" office:value="1470271" calcext:value-type="float">
            <text:p>1470271</text:p>
          </table:table-cell>
          <table:table-cell office:value-type="float" office:value="2947526" calcext:value-type="float">
            <text:p>2947526</text:p>
          </table:table-cell>
          <table:table-cell office:value-type="float" office:value="422068" calcext:value-type="float">
            <text:p>422068</text:p>
          </table:table-cell>
          <table:table-cell office:value-type="float" office:value="6317" calcext:value-type="float">
            <text:p>6317</text:p>
          </table:table-cell>
          <table:table-cell office:value-type="float" office:value="3866" calcext:value-type="float">
            <text:p>386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ComDataCU::getPUBelowLeft</text:p>
          </table:table-cell>
          <table:table-cell office:value-type="float" office:value="84824489" calcext:value-type="float">
            <text:p>84824489</text:p>
          </table:table-cell>
          <table:table-cell office:value-type="float" office:value="42992022" calcext:value-type="float">
            <text:p>42992022</text:p>
          </table:table-cell>
          <table:table-cell office:value-type="float" office:value="16235276" calcext:value-type="float">
            <text:p>16235276</text:p>
          </table:table-cell>
          <table:table-cell office:value-type="float" office:value="705227" calcext:value-type="float">
            <text:p>705227</text:p>
          </table:table-cell>
          <table:table-cell office:value-type="float" office:value="4450468" calcext:value-type="float">
            <text:p>4450468</text:p>
          </table:table-cell>
          <table:table-cell office:value-type="float" office:value="605140" calcext:value-type="float">
            <text:p>605140</text:p>
          </table:table-cell>
          <table:table-cell office:value-type="float" office:value="2841" calcext:value-type="float">
            <text:p>2841</text:p>
          </table:table-cell>
          <table:table-cell office:value-type="float" office:value="6044" calcext:value-type="float">
            <text:p>604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EncSearch::xEstimateMvPredAMVP</text:p>
          </table:table-cell>
          <table:table-cell office:value-type="float" office:value="83717432" calcext:value-type="float">
            <text:p>83717432</text:p>
          </table:table-cell>
          <table:table-cell office:value-type="float" office:value="31864849" calcext:value-type="float">
            <text:p>31864849</text:p>
          </table:table-cell>
          <table:table-cell office:value-type="float" office:value="38199035" calcext:value-type="float">
            <text:p>38199035</text:p>
          </table:table-cell>
          <table:table-cell office:value-type="float" office:value="1086275" calcext:value-type="float">
            <text:p>1086275</text:p>
          </table:table-cell>
          <table:table-cell office:value-type="float" office:value="6154330" calcext:value-type="float">
            <text:p>6154330</text:p>
          </table:table-cell>
          <table:table-cell office:value-type="float" office:value="3032983" calcext:value-type="float">
            <text:p>3032983</text:p>
          </table:table-cell>
          <table:table-cell office:value-type="float" office:value="4977" calcext:value-type="float">
            <text:p>4977</text:p>
          </table:table-cell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ComCUMvField::setAllMv</text:p>
          </table:table-cell>
          <table:table-cell office:value-type="float" office:value="83158144" calcext:value-type="float">
            <text:p>83158144</text:p>
          </table:table-cell>
          <table:table-cell office:value-type="float" office:value="25420470" calcext:value-type="float">
            <text:p>25420470</text:p>
          </table:table-cell>
          <table:table-cell office:value-type="float" office:value="15688633" calcext:value-type="float">
            <text:p>15688633</text:p>
          </table:table-cell>
          <table:table-cell office:value-type="float" office:value="278835" calcext:value-type="float">
            <text:p>278835</text:p>
          </table:table-cell>
          <table:table-cell office:value-type="float" office:value="854484" calcext:value-type="float">
            <text:p>854484</text:p>
          </table:table-cell>
          <table:table-cell office:value-type="float" office:value="1250303" calcext:value-type="float">
            <text:p>1250303</text:p>
          </table:table-cell>
          <table:table-cell office:value-type="float" office:value="2503" calcext:value-type="float">
            <text:p>2503</text:p>
          </table:table-cell>
          <table:table-cell office:value-type="float" office:value="481" calcext:value-type="float">
            <text:p>481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TEncSearch::xEncodeResidualQT</text:p>
          </table:table-cell>
          <table:table-cell office:value-type="float" office:value="83038201" calcext:value-type="float">
            <text:p>83038201</text:p>
          </table:table-cell>
          <table:table-cell office:value-type="float" office:value="37579045" calcext:value-type="float">
            <text:p>37579045</text:p>
          </table:table-cell>
          <table:table-cell office:value-type="float" office:value="18252544" calcext:value-type="float">
            <text:p>18252544</text:p>
          </table:table-cell>
          <table:table-cell office:value-type="float" office:value="277900" calcext:value-type="float">
            <text:p>277900</text:p>
          </table:table-cell>
          <table:table-cell office:value-type="float" office:value="2811291" calcext:value-type="float">
            <text:p>2811291</text:p>
          </table:table-cell>
          <table:table-cell office:value-type="float" office:value="879452" calcext:value-type="float">
            <text:p>879452</text:p>
          </table:table-cell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QpParam::QpParam</text:p>
          </table:table-cell>
          <table:table-cell office:value-type="float" office:value="79985067" calcext:value-type="float">
            <text:p>79985067</text:p>
          </table:table-cell>
          <table:table-cell office:value-type="float" office:value="35728878" calcext:value-type="float">
            <text:p>35728878</text:p>
          </table:table-cell>
          <table:table-cell office:value-type="float" office:value="24301020" calcext:value-type="float">
            <text:p>24301020</text:p>
          </table:table-cell>
          <table:table-cell office:value-type="float" office:value="1261476" calcext:value-type="float">
            <text:p>1261476</text:p>
          </table:table-cell>
          <table:table-cell office:value-type="float" office:value="7099453" calcext:value-type="float">
            <text:p>7099453</text:p>
          </table:table-cell>
          <table:table-cell office:value-type="float" office:value="754116" calcext:value-type="float">
            <text:p>754116</text:p>
          </table:table-cell>
          <table:table-cell office:value-type="float" office:value="1686" calcext:value-type="float">
            <text:p>1686</text:p>
          </table:table-cell>
          <table:table-cell office:value-type="float" office:value="3817" calcext:value-type="float">
            <text:p>3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CheckBestMVP</text:p>
          </table:table-cell>
          <table:table-cell office:value-type="float" office:value="78298260" calcext:value-type="float">
            <text:p>78298260</text:p>
          </table:table-cell>
          <table:table-cell office:value-type="float" office:value="30337142" calcext:value-type="float">
            <text:p>30337142</text:p>
          </table:table-cell>
          <table:table-cell office:value-type="float" office:value="16577814" calcext:value-type="float">
            <text:p>16577814</text:p>
          </table:table-cell>
          <table:table-cell office:value-type="float" office:value="800646" calcext:value-type="float">
            <text:p>800646</text:p>
          </table:table-cell>
          <table:table-cell office:value-type="float" office:value="2657236" calcext:value-type="float">
            <text:p>2657236</text:p>
          </table:table-cell>
          <table:table-cell office:value-type="float" office:value="105367" calcext:value-type="float">
            <text:p>105367</text:p>
          </table:table-cell>
          <table:table-cell office:value-type="float" office:value="3418" calcext:value-type="float">
            <text:p>3418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ForwardDst</text:p>
          </table:table-cell>
          <table:table-cell office:value-type="float" office:value="77310534" calcext:value-type="float">
            <text:p>77310534</text:p>
          </table:table-cell>
          <table:table-cell office:value-type="float" office:value="35397306" calcext:value-type="float">
            <text:p>35397306</text:p>
          </table:table-cell>
          <table:table-cell office:value-type="float" office:value="9333618" calcext:value-type="float">
            <text:p>9333618</text:p>
          </table:table-cell>
          <table:table-cell office:value-type="float" office:value="386892" calcext:value-type="float">
            <text:p>386892</text:p>
          </table:table-cell>
          <table:table-cell office:value-type="float" office:value="260919" calcext:value-type="float">
            <text:p>260919</text:p>
          </table:table-cell>
          <table:table-cell office:value-type="float" office:value="653501" calcext:value-type="float">
            <text:p>653501</text:p>
          </table:table-cell>
          <table:table-cell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ComDataCU::setCbfPartRange</text:p>
          </table:table-cell>
          <table:table-cell office:value-type="float" office:value="76486986" calcext:value-type="float">
            <text:p>76486986</text:p>
          </table:table-cell>
          <table:table-cell office:value-type="float" office:value="38243493" calcext:value-type="float">
            <text:p>38243493</text:p>
          </table:table-cell>
          <table:table-cell office:value-type="float" office:value="25495662" calcext:value-type="float">
            <text:p>25495662</text:p>
          </table:table-cell>
          <table:table-cell office:value-type="float" office:value="274417" calcext:value-type="float">
            <text:p>274417</text:p>
          </table:table-cell>
          <table:table-cell office:value-type="float" office:value="2144224" calcext:value-type="float">
            <text:p>2144224</text:p>
          </table:table-cell>
          <table:table-cell office:value-type="float" office:value="825585" calcext:value-type="float">
            <text:p>825585</text:p>
          </table:table-cell>
          <table:table-cell office:value-type="float" office:value="1257" calcext:value-type="float">
            <text:p>12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ExplicitRdpcmModePartRange</text:p>
          </table:table-cell>
          <table:table-cell office:value-type="float" office:value="76478166" calcext:value-type="float">
            <text:p>76478166</text:p>
          </table:table-cell>
          <table:table-cell office:value-type="float" office:value="38239083" calcext:value-type="float">
            <text:p>38239083</text:p>
          </table:table-cell>
          <table:table-cell office:value-type="float" office:value="25492722" calcext:value-type="float">
            <text:p>25492722</text:p>
          </table:table-cell>
          <table:table-cell office:value-type="float" office:value="421769" calcext:value-type="float">
            <text:p>421769</text:p>
          </table:table-cell>
          <table:table-cell office:value-type="float" office:value="2161476" calcext:value-type="float">
            <text:p>2161476</text:p>
          </table:table-cell>
          <table:table-cell office:value-type="float" office:value="1772412" calcext:value-type="float">
            <text:p>1772412</text:p>
          </table:table-cell>
          <table:table-cell office:value-type="float" office:value="605" calcext:value-type="float">
            <text:p>605</text:p>
          </table:table-cell>
          <table:table-cell office:value-type="float" office:value="22" calcext:value-type="float">
            <text:p>2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ComDataCU::xGetColMVP</text:p>
          </table:table-cell>
          <table:table-cell office:value-type="float" office:value="76447178" calcext:value-type="float">
            <text:p>76447178</text:p>
          </table:table-cell>
          <table:table-cell office:value-type="float" office:value="33576564" calcext:value-type="float">
            <text:p>33576564</text:p>
          </table:table-cell>
          <table:table-cell office:value-type="float" office:value="11157616" calcext:value-type="float">
            <text:p>11157616</text:p>
          </table:table-cell>
          <table:table-cell office:value-type="float" office:value="608070" calcext:value-type="float">
            <text:p>608070</text:p>
          </table:table-cell>
          <table:table-cell office:value-type="float" office:value="9516723" calcext:value-type="float">
            <text:p>9516723</text:p>
          </table:table-cell>
          <table:table-cell office:value-type="float" office:value="205757" calcext:value-type="float">
            <text:p>205757</text:p>
          </table:table-cell>
          <table:table-cell office:value-type="float" office:value="4805" calcext:value-type="float">
            <text:p>4805</text:p>
          </table:table-cell>
          <table:table-cell office:value-type="float" office:value="83693" calcext:value-type="float">
            <text:p>836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ComDataCU::setCrossComponentPredictionAlphaPartRange</text:p>
          </table:table-cell>
          <table:table-cell office:value-type="float" office:value="74418192" calcext:value-type="float">
            <text:p>74418192</text:p>
          </table:table-cell>
          <table:table-cell office:value-type="float" office:value="37209096" calcext:value-type="float">
            <text:p>37209096</text:p>
          </table:table-cell>
          <table:table-cell office:value-type="float" office:value="24806064" calcext:value-type="float">
            <text:p>24806064</text:p>
          </table:table-cell>
          <table:table-cell office:value-type="float" office:value="72185" calcext:value-type="float">
            <text:p>72185</text:p>
          </table:table-cell>
          <table:table-cell office:value-type="float" office:value="1507963" calcext:value-type="float">
            <text:p>1507963</text:p>
          </table:table-cell>
          <table:table-cell office:value-type="float" office:value="1470" calcext:value-type="float">
            <text:p>1470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codeIntraDirLumaAng</text:p>
          </table:table-cell>
          <table:table-cell office:value-type="float" office:value="73104074" calcext:value-type="float">
            <text:p>73104074</text:p>
          </table:table-cell>
          <table:table-cell office:value-type="float" office:value="25288213" calcext:value-type="float">
            <text:p>25288213</text:p>
          </table:table-cell>
          <table:table-cell office:value-type="float" office:value="25481204" calcext:value-type="float">
            <text:p>25481204</text:p>
          </table:table-cell>
          <table:table-cell office:value-type="float" office:value="1309631" calcext:value-type="float">
            <text:p>1309631</text:p>
          </table:table-cell>
          <table:table-cell office:value-type="float" office:value="1652620" calcext:value-type="float">
            <text:p>1652620</text:p>
          </table:table-cell>
          <table:table-cell office:value-type="float" office:value="66747" calcext:value-type="float">
            <text:p>66747</text:p>
          </table:table-cell>
          <table:table-cell office:value-type="float" office:value="267" calcext:value-type="float">
            <text:p>267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ComDataCU::getPUAbove</text:p>
          </table:table-cell>
          <table:table-cell office:value-type="float" office:value="71254683" calcext:value-type="float">
            <text:p>71254683</text:p>
          </table:table-cell>
          <table:table-cell office:value-type="float" office:value="34134495" calcext:value-type="float">
            <text:p>34134495</text:p>
          </table:table-cell>
          <table:table-cell office:value-type="float" office:value="16087626" calcext:value-type="float">
            <text:p>16087626</text:p>
          </table:table-cell>
          <table:table-cell office:value-type="float" office:value="1574026" calcext:value-type="float">
            <text:p>1574026</text:p>
          </table:table-cell>
          <table:table-cell office:value-type="float" office:value="1410756" calcext:value-type="float">
            <text:p>1410756</text:p>
          </table:table-cell>
          <table:table-cell office:value-type="float" office:value="197928" calcext:value-type="float">
            <text:p>197928</text:p>
          </table:table-cell>
          <table:table-cell office:value-type="float" office:value="3321" calcext:value-type="float">
            <text:p>3321</text:p>
          </table:table-cell>
          <table:table-cell office:value-type="float" office:value="2250" calcext:value-type="float">
            <text:p>225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TComDataCU::getPartIndexAndSize</text:p>
          </table:table-cell>
          <table:table-cell office:value-type="float" office:value="70187557" calcext:value-type="float">
            <text:p>70187557</text:p>
          </table:table-cell>
          <table:table-cell office:value-type="float" office:value="31543489" calcext:value-type="float">
            <text:p>31543489</text:p>
          </table:table-cell>
          <table:table-cell office:value-type="float" office:value="11056815" calcext:value-type="float">
            <text:p>11056815</text:p>
          </table:table-cell>
          <table:table-cell office:value-type="float" office:value="212853" calcext:value-type="float">
            <text:p>212853</text:p>
          </table:table-cell>
          <table:table-cell office:value-type="float" office:value="3507869" calcext:value-type="float">
            <text:p>3507869</text:p>
          </table:table-cell>
          <table:table-cell office:value-type="float" office:value="425504" calcext:value-type="float">
            <text:p>425504</text:p>
          </table:table-cell>
          <table:table-cell office:value-type="float" office:value="2312" calcext:value-type="float">
            <text:p>2312</text:p>
          </table:table-cell>
          <table:table-cell office:value-type="float" office:value="2186" calcext:value-type="float">
            <text:p>218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ComDataCU::getCoefScanIdx</text:p>
          </table:table-cell>
          <table:table-cell office:value-type="float" office:value="69446609" calcext:value-type="float">
            <text:p>69446609</text:p>
          </table:table-cell>
          <table:table-cell office:value-type="float" office:value="30651070" calcext:value-type="float">
            <text:p>30651070</text:p>
          </table:table-cell>
          <table:table-cell office:value-type="float" office:value="15272988" calcext:value-type="float">
            <text:p>15272988</text:p>
          </table:table-cell>
          <table:table-cell office:value-type="float" office:value="1123621" calcext:value-type="float">
            <text:p>1123621</text:p>
          </table:table-cell>
          <table:table-cell office:value-type="float" office:value="1671748" calcext:value-type="float">
            <text:p>1671748</text:p>
          </table:table-cell>
          <table:table-cell office:value-type="float" office:value="1342673" calcext:value-type="float">
            <text:p>1342673</text:p>
          </table:table-cell>
          <table:table-cell office:value-type="float" office:value="797" calcext:value-type="float">
            <text:p>797</text:p>
          </table:table-cell>
          <table:table-cell office:value-type="float" office:value="250" calcext:value-type="float">
            <text:p>25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TEncSbac::codeLastSignificantXY</text:p>
          </table:table-cell>
          <table:table-cell office:value-type="float" office:value="68624739" calcext:value-type="float">
            <text:p>68624739</text:p>
          </table:table-cell>
          <table:table-cell office:value-type="float" office:value="27113573" calcext:value-type="float">
            <text:p>27113573</text:p>
          </table:table-cell>
          <table:table-cell office:value-type="float" office:value="15282424" calcext:value-type="float">
            <text:p>15282424</text:p>
          </table:table-cell>
          <table:table-cell office:value-type="float" office:value="839515" calcext:value-type="float">
            <text:p>839515</text:p>
          </table:table-cell>
          <table:table-cell office:value-type="float" office:value="2029618" calcext:value-type="float">
            <text:p>2029618</text:p>
          </table:table-cell>
          <table:table-cell office:value-type="float" office:value="56417" calcext:value-type="float">
            <text:p>56417</text:p>
          </table:table-cell>
          <table:table-cell office:value-type="float" office:value="639" calcext:value-type="float">
            <text:p>63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CUMvField::setAllRefIdx</text:p>
          </table:table-cell>
          <table:table-cell office:value-type="float" office:value="67210012" calcext:value-type="float">
            <text:p>67210012</text:p>
          </table:table-cell>
          <table:table-cell office:value-type="float" office:value="20336714" calcext:value-type="float">
            <text:p>20336714</text:p>
          </table:table-cell>
          <table:table-cell office:value-type="float" office:value="14340329" calcext:value-type="float">
            <text:p>14340329</text:p>
          </table:table-cell>
          <table:table-cell office:value-type="float" office:value="475802" calcext:value-type="float">
            <text:p>475802</text:p>
          </table:table-cell>
          <table:table-cell office:value-type="float" office:value="579711" calcext:value-type="float">
            <text:p>579711</text:p>
          </table:table-cell>
          <table:table-cell office:value-type="float" office:value="348514" calcext:value-type="float">
            <text:p>348514</text:p>
          </table:table-cell>
          <table:table-cell office:value-type="float" office:value="5008" calcext:value-type="float">
            <text:p>5008</text:p>
          </table:table-cell>
          <table:table-cell office:value-type="float" office:value="446" calcext:value-type="float">
            <text:p>44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TComRdCost::setDistParam</text:p>
          </table:table-cell>
          <table:table-cell office:value-type="float" office:value="66960603" calcext:value-type="float">
            <text:p>66960603</text:p>
          </table:table-cell>
          <table:table-cell office:value-type="float" office:value="35449731" calcext:value-type="float">
            <text:p>35449731</text:p>
          </table:table-cell>
          <table:table-cell office:value-type="float" office:value="23633154" calcext:value-type="float">
            <text:p>23633154</text:p>
          </table:table-cell>
          <table:table-cell office:value-type="float" office:value="511421" calcext:value-type="float">
            <text:p>511421</text:p>
          </table:table-cell>
          <table:table-cell office:value-type="float" office:value="3537330" calcext:value-type="float">
            <text:p>353733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codeQtCbfZero</text:p>
          </table:table-cell>
          <table:table-cell office:value-type="float" office:value="64996830" calcext:value-type="float">
            <text:p>64996830</text:p>
          </table:table-cell>
          <table:table-cell office:value-type="float" office:value="29136510" calcext:value-type="float">
            <text:p>29136510</text:p>
          </table:table-cell>
          <table:table-cell office:value-type="float" office:value="26895240" calcext:value-type="float">
            <text:p>26895240</text:p>
          </table:table-cell>
          <table:table-cell office:value-type="float" office:value="219525" calcext:value-type="float">
            <text:p>219525</text:p>
          </table:table-cell>
          <table:table-cell office:value-type="float" office:value="3574428" calcext:value-type="float">
            <text:p>3574428</text:p>
          </table:table-cell>
          <table:table-cell office:value-type="float" office:value="104083" calcext:value-type="float">
            <text:p>104083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resetBits</text:p>
          </table:table-cell>
          <table:table-cell office:value-type="float" office:value="63660632" calcext:value-type="float">
            <text:p>63660632</text:p>
          </table:table-cell>
          <table:table-cell office:value-type="float" office:value="40924692" calcext:value-type="float">
            <text:p>40924692</text:p>
          </table:table-cell>
          <table:table-cell office:value-type="float" office:value="22735940" calcext:value-type="float">
            <text:p>22735940</text:p>
          </table:table-cell>
          <table:table-cell office:value-type="float" office:value="191127" calcext:value-type="float">
            <text:p>191127</text:p>
          </table:table-cell>
          <table:table-cell office:value-type="float" office:value="11309732" calcext:value-type="float">
            <text:p>11309732</text:p>
          </table:table-cell>
          <table:table-cell office:value-type="float" office:value="359402" calcext:value-type="float">
            <text:p>359402</text:p>
          </table:table-cell>
          <table:table-cell office:value-type="float" office:value="672" calcext:value-type="float">
            <text:p>672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cBinCABACCounter::getNumWrittenBits</text:p>
          </table:table-cell>
          <table:table-cell office:value-type="float" office:value="62420656" calcext:value-type="float">
            <text:p>62420656</text:p>
          </table:table-cell>
          <table:table-cell office:value-type="float" office:value="35111619" calcext:value-type="float">
            <text:p>35111619</text:p>
          </table:table-cell>
          <table:table-cell office:value-type="float" office:value="15605164" calcext:value-type="float">
            <text:p>15605164</text:p>
          </table:table-cell>
          <table:table-cell office:value-type="float" office:value="188012" calcext:value-type="float">
            <text:p>188012</text:p>
          </table:table-cell>
          <table:table-cell office:value-type="float" office:value="4153035" calcext:value-type="float">
            <text:p>4153035</text:p>
          </table:table-cell>
          <table:table-cell office:value-type="float" office:value="125403" calcext:value-type="float">
            <text:p>125403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estBit</text:p>
          </table:table-cell>
          <table:table-cell office:value-type="float" office:value="59686116" calcext:value-type="float">
            <text:p>59686116</text:p>
          </table:table-cell>
          <table:table-cell office:value-type="float" office:value="18725056" calcext:value-type="float">
            <text:p>18725056</text:p>
          </table:table-cell>
          <table:table-cell office:value-type="float" office:value="37450112" calcext:value-type="float">
            <text:p>37450112</text:p>
          </table:table-cell>
          <table:table-cell office:value-type="float" office:value="578003" calcext:value-type="float">
            <text:p>578003</text:p>
          </table:table-cell>
          <table:table-cell office:value-type="float" office:value="1242346" calcext:value-type="float">
            <text:p>1242346</text:p>
          </table:table-cell>
          <table:table-cell office:value-type="float" office:value="1006188" calcext:value-type="float">
            <text:p>1006188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TEncSearch::encodeResAndCalcRdInterCU</text:p>
          </table:table-cell>
          <table:table-cell office:value-type="float" office:value="57691045" calcext:value-type="float">
            <text:p>57691045</text:p>
          </table:table-cell>
          <table:table-cell office:value-type="float" office:value="20688415" calcext:value-type="float">
            <text:p>20688415</text:p>
          </table:table-cell>
          <table:table-cell office:value-type="float" office:value="21290190" calcext:value-type="float">
            <text:p>21290190</text:p>
          </table:table-cell>
          <table:table-cell office:value-type="float" office:value="2562222" calcext:value-type="float">
            <text:p>2562222</text:p>
          </table:table-cell>
          <table:table-cell office:value-type="float" office:value="4056208" calcext:value-type="float">
            <text:p>4056208</text:p>
          </table:table-cell>
          <table:table-cell office:value-type="float" office:value="1276041" calcext:value-type="float">
            <text:p>1276041</text:p>
          </table:table-cell>
          <table:table-cell office:value-type="float" office:value="13164" calcext:value-type="float">
            <text:p>13164</text:p>
          </table:table-cell>
          <table:table-cell office:value-type="float" office:value="1143" calcext:value-type="float">
            <text:p>114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TComPrediction::initAdiPatternChType</text:p>
          </table:table-cell>
          <table:table-cell office:value-type="float" office:value="57084064" calcext:value-type="float">
            <text:p>57084064</text:p>
          </table:table-cell>
          <table:table-cell office:value-type="float" office:value="21917121" calcext:value-type="float">
            <text:p>21917121</text:p>
          </table:table-cell>
          <table:table-cell office:value-type="float" office:value="16040121" calcext:value-type="float">
            <text:p>16040121</text:p>
          </table:table-cell>
          <table:table-cell office:value-type="float" office:value="1538025" calcext:value-type="float">
            <text:p>1538025</text:p>
          </table:table-cell>
          <table:table-cell office:value-type="float" office:value="1507642" calcext:value-type="float">
            <text:p>1507642</text:p>
          </table:table-cell>
          <table:table-cell office:value-type="float" office:value="1052751" calcext:value-type="float">
            <text:p>1052751</text:p>
          </table:table-cell>
          <table:table-cell office:value-type="float" office:value="1748" calcext:value-type="float">
            <text:p>1748</text:p>
          </table:table-cell>
          <table:table-cell office:value-type="float" office:value="436" calcext:value-type="float">
            <text:p>436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string" calcext:value-type="string">
            <text:p>TComPrediction::predIntraAng</text:p>
          </table:table-cell>
          <table:table-cell office:value-type="float" office:value="57051775" calcext:value-type="float">
            <text:p>57051775</text:p>
          </table:table-cell>
          <table:table-cell office:value-type="float" office:value="23138038" calcext:value-type="float">
            <text:p>23138038</text:p>
          </table:table-cell>
          <table:table-cell office:value-type="float" office:value="15180424" calcext:value-type="float">
            <text:p>15180424</text:p>
          </table:table-cell>
          <table:table-cell office:value-type="float" office:value="612058" calcext:value-type="float">
            <text:p>612058</text:p>
          </table:table-cell>
          <table:table-cell office:value-type="float" office:value="1291763" calcext:value-type="float">
            <text:p>1291763</text:p>
          </table:table-cell>
          <table:table-cell office:value-type="float" office:value="326168" calcext:value-type="float">
            <text:p>326168</text:p>
          </table:table-cell>
          <table:table-cell office:value-type="float" office:value="734" calcext:value-type="float">
            <text:p>73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ComRdCost::xGetSSE64</text:p>
          </table:table-cell>
          <table:table-cell office:value-type="float" office:value="55585524" calcext:value-type="float">
            <text:p>55585524</text:p>
          </table:table-cell>
          <table:table-cell office:value-type="float" office:value="24552939" calcext:value-type="float">
            <text:p>24552939</text:p>
          </table:table-cell>
          <table:table-cell office:value-type="float" office:value="24157581" calcext:value-type="float">
            <text:p>24157581</text:p>
          </table:table-cell>
          <table:table-cell office:value-type="float" office:value="45335" calcext:value-type="float">
            <text:p>45335</text:p>
          </table:table-cell>
          <table:table-cell office:value-type="float" office:value="844108" calcext:value-type="float">
            <text:p>844108</text:p>
          </table:table-cell>
          <table:table-cell office:value-type="float" office:value="75555" calcext:value-type="float">
            <text:p>75555</text:p>
          </table:table-cell>
          <table:table-cell office:value-type="float" office:value="1404" calcext:value-type="float">
            <text:p>1404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pParam::QpParam</text:p>
          </table:table-cell>
          <table:table-cell office:value-type="float" office:value="54809142" calcext:value-type="float">
            <text:p>54809142</text:p>
          </table:table-cell>
          <table:table-cell office:value-type="float" office:value="13936734" calcext:value-type="float">
            <text:p>13936734</text:p>
          </table:table-cell>
          <table:table-cell office:value-type="float" office:value="9426492" calcext:value-type="float">
            <text:p>9426492</text:p>
          </table:table-cell>
          <table:table-cell office:value-type="float" office:value="1113271" calcext:value-type="float">
            <text:p>1113271</text:p>
          </table:table-cell>
          <table:table-cell office:value-type="float" office:value="1094927" calcext:value-type="float">
            <text:p>1094927</text:p>
          </table:table-cell>
          <table:table-cell office:value-type="float" office:value="24115" calcext:value-type="float">
            <text:p>24115</text:p>
          </table:table-cell>
          <table:table-cell office:value-type="float" office:value="1935" calcext:value-type="float">
            <text:p>1935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BinCABAC::resetBits</text:p>
          </table:table-cell>
          <table:table-cell office:value-type="float" office:value="54566256" calcext:value-type="float">
            <text:p>54566256</text:p>
          </table:table-cell>
          <table:table-cell office:value-type="float" office:value="13641564" calcext:value-type="float">
            <text:p>13641564</text:p>
          </table:table-cell>
          <table:table-cell office:value-type="float" office:value="31830316" calcext:value-type="float">
            <text:p>31830316</text:p>
          </table:table-cell>
          <table:table-cell office:value-type="float" office:value="114944" calcext:value-type="float">
            <text:p>114944</text:p>
          </table:table-cell>
          <table:table-cell office:value-type="float" office:value="1638972" calcext:value-type="float">
            <text:p>1638972</text:p>
          </table:table-cell>
          <table:table-cell office:value-type="float" office:value="1299" calcext:value-type="float">
            <text:p>129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ComDataCU::getInterMergeCandidates</text:p>
          </table:table-cell>
          <table:table-cell office:value-type="float" office:value="53234600" calcext:value-type="float">
            <text:p>53234600</text:p>
          </table:table-cell>
          <table:table-cell office:value-type="float" office:value="18614183" calcext:value-type="float">
            <text:p>18614183</text:p>
          </table:table-cell>
          <table:table-cell office:value-type="float" office:value="17890189" calcext:value-type="float">
            <text:p>17890189</text:p>
          </table:table-cell>
          <table:table-cell office:value-type="float" office:value="3708350" calcext:value-type="float">
            <text:p>3708350</text:p>
          </table:table-cell>
          <table:table-cell office:value-type="float" office:value="1411928" calcext:value-type="float">
            <text:p>1411928</text:p>
          </table:table-cell>
          <table:table-cell office:value-type="float" office:value="540027" calcext:value-type="float">
            <text:p>540027</text:p>
          </table:table-cell>
          <table:table-cell office:value-type="float" office:value="32145" calcext:value-type="float">
            <text:p>32145</text:p>
          </table:table-cell>
          <table:table-cell office:value-type="float" office:value="11498" calcext:value-type="float">
            <text:p>114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TEncSearch::xExtDIFUpSamplingH</text:p>
          </table:table-cell>
          <table:table-cell office:value-type="float" office:value="53031588" calcext:value-type="float">
            <text:p>53031588</text:p>
          </table:table-cell>
          <table:table-cell office:value-type="float" office:value="17010132" calcext:value-type="float">
            <text:p>17010132</text:p>
          </table:table-cell>
          <table:table-cell office:value-type="float" office:value="30351412" calcext:value-type="float">
            <text:p>30351412</text:p>
          </table:table-cell>
          <table:table-cell office:value-type="float" office:value="1983720" calcext:value-type="float">
            <text:p>1983720</text:p>
          </table:table-cell>
          <table:table-cell office:value-type="float" office:value="2875071" calcext:value-type="float">
            <text:p>2875071</text:p>
          </table:table-cell>
          <table:table-cell office:value-type="float" office:value="638373" calcext:value-type="float">
            <text:p>638373</text:p>
          </table:table-cell>
          <table:table-cell office:value-type="float" office:value="8206" calcext:value-type="float">
            <text:p>8206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IntraDirPredictor</text:p>
          </table:table-cell>
          <table:table-cell office:value-type="float" office:value="51837132" calcext:value-type="float">
            <text:p>51837132</text:p>
          </table:table-cell>
          <table:table-cell office:value-type="float" office:value="17047329" calcext:value-type="float">
            <text:p>17047329</text:p>
          </table:table-cell>
          <table:table-cell office:value-type="float" office:value="13745503" calcext:value-type="float">
            <text:p>13745503</text:p>
          </table:table-cell>
          <table:table-cell office:value-type="float" office:value="965514" calcext:value-type="float">
            <text:p>965514</text:p>
          </table:table-cell>
          <table:table-cell office:value-type="float" office:value="1426548" calcext:value-type="float">
            <text:p>1426548</text:p>
          </table:table-cell>
          <table:table-cell office:value-type="float" office:value="67900" calcext:value-type="float">
            <text:p>67900</text:p>
          </table:table-cell>
          <table:table-cell office:value-type="float" office:value="892" calcext:value-type="float">
            <text:p>892</text:p>
          </table:table-cell>
          <table:table-cell office:value-type="float" office:value="4895" calcext:value-type="float">
            <text:p>48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ncEntropy::encodeCoeffNxN</text:p>
          </table:table-cell>
          <table:table-cell office:value-type="float" office:value="51748856" calcext:value-type="float">
            <text:p>51748856</text:p>
          </table:table-cell>
          <table:table-cell office:value-type="float" office:value="28771267" calcext:value-type="float">
            <text:p>28771267</text:p>
          </table:table-cell>
          <table:table-cell office:value-type="float" office:value="14481729" calcext:value-type="float">
            <text:p>14481729</text:p>
          </table:table-cell>
          <table:table-cell office:value-type="float" office:value="879423" calcext:value-type="float">
            <text:p>879423</text:p>
          </table:table-cell>
          <table:table-cell office:value-type="float" office:value="1188468" calcext:value-type="float">
            <text:p>1188468</text:p>
          </table:table-cell>
          <table:table-cell office:value-type="float" office:value="1660893" calcext:value-type="float">
            <text:p>1660893</text:p>
          </table:table-cell>
          <table:table-cell office:value-type="float" office:value="535" calcext:value-type="float">
            <text:p>535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ComPrediction::xPredIntraPlanar</text:p>
          </table:table-cell>
          <table:table-cell office:value-type="float" office:value="50774164" calcext:value-type="float">
            <text:p>50774164</text:p>
          </table:table-cell>
          <table:table-cell office:value-type="float" office:value="22986788" calcext:value-type="float">
            <text:p>22986788</text:p>
          </table:table-cell>
          <table:table-cell office:value-type="float" office:value="8769408" calcext:value-type="float">
            <text:p>8769408</text:p>
          </table:table-cell>
          <table:table-cell office:value-type="float" office:value="341006" calcext:value-type="float">
            <text:p>341006</text:p>
          </table:table-cell>
          <table:table-cell office:value-type="float" office:value="129181" calcext:value-type="float">
            <text:p>129181</text:p>
          </table:table-cell>
          <table:table-cell office:value-type="float" office:value="569428" calcext:value-type="float">
            <text:p>569428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string" calcext:value-type="string">
            <text:p>TEncSbac::load</text:p>
          </table:table-cell>
          <table:table-cell office:value-type="float" office:value="47330616" calcext:value-type="float">
            <text:p>47330616</text:p>
          </table:table-cell>
          <table:table-cell office:value-type="float" office:value="15776872" calcext:value-type="float">
            <text:p>15776872</text:p>
          </table:table-cell>
          <table:table-cell office:value-type="float" office:value="19721090" calcext:value-type="float">
            <text:p>19721090</text:p>
          </table:table-cell>
          <table:table-cell office:value-type="float" office:value="90667" calcext:value-type="float">
            <text:p>90667</text:p>
          </table:table-cell>
          <table:table-cell office:value-type="float" office:value="893773" calcext:value-type="float">
            <text:p>893773</text:p>
          </table:table-cell>
          <table:table-cell office:value-type="float" office:value="66957" calcext:value-type="float">
            <text:p>6695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ComYuv::copyToPartComponent</text:p>
          </table:table-cell>
          <table:table-cell office:value-type="float" office:value="46650424" calcext:value-type="float">
            <text:p>46650424</text:p>
          </table:table-cell>
          <table:table-cell office:value-type="float" office:value="16682128" calcext:value-type="float">
            <text:p>16682128</text:p>
          </table:table-cell>
          <table:table-cell office:value-type="float" office:value="11737024" calcext:value-type="float">
            <text:p>11737024</text:p>
          </table:table-cell>
          <table:table-cell office:value-type="float" office:value="242067" calcext:value-type="float">
            <text:p>242067</text:p>
          </table:table-cell>
          <table:table-cell office:value-type="float" office:value="407068" calcext:value-type="float">
            <text:p>407068</text:p>
          </table:table-cell>
          <table:table-cell office:value-type="float" office:value="27311" calcext:value-type="float">
            <text:p>27311</text:p>
          </table:table-cell>
          <table:table-cell office:value-type="float" office:value="1477" calcext:value-type="float">
            <text:p>1477</text:p>
          </table:table-cell>
          <table:table-cell office:value-type="float" office:value="719" calcext:value-type="float">
            <text:p>7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ComDataCU::xAddMVPCandOrder</text:p>
          </table:table-cell>
          <table:table-cell office:value-type="float" office:value="46311916" calcext:value-type="float">
            <text:p>46311916</text:p>
          </table:table-cell>
          <table:table-cell office:value-type="float" office:value="14712850" calcext:value-type="float">
            <text:p>14712850</text:p>
          </table:table-cell>
          <table:table-cell office:value-type="float" office:value="10823806" calcext:value-type="float">
            <text:p>10823806</text:p>
          </table:table-cell>
          <table:table-cell office:value-type="float" office:value="846316" calcext:value-type="float">
            <text:p>846316</text:p>
          </table:table-cell>
          <table:table-cell office:value-type="float" office:value="1874640" calcext:value-type="float">
            <text:p>1874640</text:p>
          </table:table-cell>
          <table:table-cell office:value-type="float" office:value="64711" calcext:value-type="float">
            <text:p>64711</text:p>
          </table:table-cell>
          <table:table-cell office:value-type="float" office:value="5762" calcext:value-type="float">
            <text:p>5762</text:p>
          </table:table-cell>
          <table:table-cell office:value-type="float" office:value="2786" calcext:value-type="float">
            <text:p>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U::getGolombRiceStatisticsIndex</text:p>
          </table:table-cell>
          <table:table-cell office:value-type="float" office:value="46294701" calcext:value-type="float">
            <text:p>46294701</text:p>
          </table:table-cell>
          <table:table-cell office:value-type="float" office:value="25067016" calcext:value-type="float">
            <text:p>25067016</text:p>
          </table:table-cell>
          <table:table-cell office:value-type="float" office:value="3856464" calcext:value-type="float">
            <text:p>3856464</text:p>
          </table:table-cell>
          <table:table-cell office:value-type="float" office:value="1433236" calcext:value-type="float">
            <text:p>1433236</text:p>
          </table:table-cell>
          <table:table-cell office:value-type="float" office:value="869322" calcext:value-type="float">
            <text:p>869322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EncodeResidualQT</text:p>
          </table:table-cell>
          <table:table-cell office:value-type="float" office:value="44561676" calcext:value-type="float">
            <text:p>44561676</text:p>
          </table:table-cell>
          <table:table-cell office:value-type="float" office:value="20356444" calcext:value-type="float">
            <text:p>20356444</text:p>
          </table:table-cell>
          <table:table-cell office:value-type="float" office:value="14843196" calcext:value-type="float">
            <text:p>14843196</text:p>
          </table:table-cell>
          <table:table-cell office:value-type="float" office:value="915524" calcext:value-type="float">
            <text:p>915524</text:p>
          </table:table-cell>
          <table:table-cell office:value-type="float" office:value="2344218" calcext:value-type="float">
            <text:p>2344218</text:p>
          </table:table-cell>
          <table:table-cell office:value-type="float" office:value="832105" calcext:value-type="float">
            <text:p>832105</text:p>
          </table:table-cell>
          <table:table-cell office:value-type="float" office:value="3272" calcext:value-type="float">
            <text:p>3272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EncSbac::estSignificantCoeffGroupMapBit</text:p>
          </table:table-cell>
          <table:table-cell office:value-type="float" office:value="44472008" calcext:value-type="float">
            <text:p>44472008</text:p>
          </table:table-cell>
          <table:table-cell office:value-type="float" office:value="22236004" calcext:value-type="float">
            <text:p>22236004</text:p>
          </table:table-cell>
          <table:table-cell office:value-type="float" office:value="11703160" calcext:value-type="float">
            <text:p>11703160</text:p>
          </table:table-cell>
          <table:table-cell office:value-type="float" office:value="591734" calcext:value-type="float">
            <text:p>591734</text:p>
          </table:table-cell>
          <table:table-cell office:value-type="float" office:value="1095109" calcext:value-type="float">
            <text:p>1095109</text:p>
          </table:table-cell>
          <table:table-cell office:value-type="float" office:value="1186616" calcext:value-type="float">
            <text:p>1186616</text:p>
          </table:table-cell>
          <table:table-cell office:value-type="float" office:value="1001" calcext:value-type="float">
            <text:p>100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ComYuv::copyPartToPartYuv</text:p>
          </table:table-cell>
          <table:table-cell office:value-type="float" office:value="43748448" calcext:value-type="float">
            <text:p>43748448</text:p>
          </table:table-cell>
          <table:table-cell office:value-type="float" office:value="9569973" calcext:value-type="float">
            <text:p>9569973</text:p>
          </table:table-cell>
          <table:table-cell office:value-type="float" office:value="12304251" calcext:value-type="float">
            <text:p>12304251</text:p>
          </table:table-cell>
          <table:table-cell office:value-type="float" office:value="225381" calcext:value-type="float">
            <text:p>225381</text:p>
          </table:table-cell>
          <table:table-cell office:value-type="float" office:value="173504" calcext:value-type="float">
            <text:p>173504</text:p>
          </table:table-cell>
          <table:table-cell office:value-type="float" office:value="11197" calcext:value-type="float">
            <text:p>11197</text:p>
          </table:table-cell>
          <table:table-cell office:value-type="float" office:value="1729" calcext:value-type="float">
            <text:p>172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estIntraPredQT</text:p>
          </table:table-cell>
          <table:table-cell office:value-type="float" office:value="43181137" calcext:value-type="float">
            <text:p>43181137</text:p>
          </table:table-cell>
          <table:table-cell office:value-type="float" office:value="14994496" calcext:value-type="float">
            <text:p>14994496</text:p>
          </table:table-cell>
          <table:table-cell office:value-type="float" office:value="20812303" calcext:value-type="float">
            <text:p>20812303</text:p>
          </table:table-cell>
          <table:table-cell office:value-type="float" office:value="1002982" calcext:value-type="float">
            <text:p>1002982</text:p>
          </table:table-cell>
          <table:table-cell office:value-type="float" office:value="2152116" calcext:value-type="float">
            <text:p>2152116</text:p>
          </table:table-cell>
          <table:table-cell office:value-type="float" office:value="435105" calcext:value-type="float">
            <text:p>435105</text:p>
          </table:table-cell>
          <table:table-cell office:value-type="float" office:value="3388" calcext:value-type="float">
            <text:p>3388</text:p>
          </table:table-cell>
          <table:table-cell office:value-type="float" office:value="259" calcext:value-type="float">
            <text:p>25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omRdCost::xGetSAD</text:p>
          </table:table-cell>
          <table:table-cell office:value-type="float" office:value="42807808" calcext:value-type="float">
            <text:p>42807808</text:p>
          </table:table-cell>
          <table:table-cell office:value-type="float" office:value="11844704" calcext:value-type="float">
            <text:p>11844704</text:p>
          </table:table-cell>
          <table:table-cell office:value-type="float" office:value="290656" calcext:value-type="float">
            <text:p>290656</text:p>
          </table:table-cell>
          <table:table-cell office:value-type="float" office:value="9741" calcext:value-type="float">
            <text:p>9741</text:p>
          </table:table-cell>
          <table:table-cell office:value-type="float" office:value="400226" calcext:value-type="float">
            <text:p>400226</text:p>
          </table:table-cell>
          <table:table-cell office:value-type="float" office:value="10984" calcext:value-type="float">
            <text:p>10984</text:p>
          </table:table-cell>
          <table:table-cell office:value-type="float" office:value="281" calcext:value-type="float">
            <text:p>281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GetInterPredictionError</text:p>
          </table:table-cell>
          <table:table-cell office:value-type="float" office:value="42623168" calcext:value-type="float">
            <text:p>42623168</text:p>
          </table:table-cell>
          <table:table-cell office:value-type="float" office:value="13319740" calcext:value-type="float">
            <text:p>13319740</text:p>
          </table:table-cell>
          <table:table-cell office:value-type="float" office:value="19028200" calcext:value-type="float">
            <text:p>19028200</text:p>
          </table:table-cell>
          <table:table-cell office:value-type="float" office:value="457702" calcext:value-type="float">
            <text:p>457702</text:p>
          </table:table-cell>
          <table:table-cell office:value-type="float" office:value="1391877" calcext:value-type="float">
            <text:p>1391877</text:p>
          </table:table-cell>
          <table:table-cell office:value-type="float" office:value="532581" calcext:value-type="float">
            <text:p>532581</text:p>
          </table:table-cell>
          <table:table-cell office:value-type="float" office:value="3184" calcext:value-type="float">
            <text:p>3184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U::GetEquivalentLog2TrSize</text:p>
          </table:table-cell>
          <table:table-cell office:value-type="float" office:value="42591505" calcext:value-type="float">
            <text:p>42591505</text:p>
          </table:table-cell>
          <table:table-cell office:value-type="float" office:value="19359775" calcext:value-type="float">
            <text:p>19359775</text:p>
          </table:table-cell>
          <table:table-cell office:value-type="float" office:value="3871955" calcext:value-type="float">
            <text:p>3871955</text:p>
          </table:table-cell>
          <table:table-cell office:value-type="float" office:value="186426" calcext:value-type="float">
            <text:p>186426</text:p>
          </table:table-cell>
          <table:table-cell office:value-type="float" office:value="31185" calcext:value-type="float">
            <text:p>3118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xPredInterBi</text:p>
          </table:table-cell>
          <table:table-cell office:value-type="float" office:value="42143629" calcext:value-type="float">
            <text:p>42143629</text:p>
          </table:table-cell>
          <table:table-cell office:value-type="float" office:value="16137563" calcext:value-type="float">
            <text:p>16137563</text:p>
          </table:table-cell>
          <table:table-cell office:value-type="float" office:value="13038642" calcext:value-type="float">
            <text:p>13038642</text:p>
          </table:table-cell>
          <table:table-cell office:value-type="float" office:value="576363" calcext:value-type="float">
            <text:p>576363</text:p>
          </table:table-cell>
          <table:table-cell office:value-type="float" office:value="1115424" calcext:value-type="float">
            <text:p>1115424</text:p>
          </table:table-cell>
          <table:table-cell office:value-type="float" office:value="347700" calcext:value-type="float">
            <text:p>347700</text:p>
          </table:table-cell>
          <table:table-cell office:value-type="float" office:value="3946" calcext:value-type="float">
            <text:p>3946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RecurIntraCodingQT</text:p>
          </table:table-cell>
          <table:table-cell office:value-type="float" office:value="40236801" calcext:value-type="float">
            <text:p>40236801</text:p>
          </table:table-cell>
          <table:table-cell office:value-type="float" office:value="16334448" calcext:value-type="float">
            <text:p>16334448</text:p>
          </table:table-cell>
          <table:table-cell office:value-type="float" office:value="12968696" calcext:value-type="float">
            <text:p>12968696</text:p>
          </table:table-cell>
          <table:table-cell office:value-type="float" office:value="2228917" calcext:value-type="float">
            <text:p>2228917</text:p>
          </table:table-cell>
          <table:table-cell office:value-type="float" office:value="2746963" calcext:value-type="float">
            <text:p>2746963</text:p>
          </table:table-cell>
          <table:table-cell office:value-type="float" office:value="540033" calcext:value-type="float">
            <text:p>540033</text:p>
          </table:table-cell>
          <table:table-cell office:value-type="float" office:value="1637" calcext:value-type="float">
            <text:p>1637</text:p>
          </table:table-cell>
          <table:table-cell office:value-type="float" office:value="99" calcext:value-type="float">
            <text:p>9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TComCUMvField::setAllMvField</text:p>
          </table:table-cell>
          <table:table-cell office:value-type="float" office:value="40040734" calcext:value-type="float">
            <text:p>40040734</text:p>
          </table:table-cell>
          <table:table-cell office:value-type="float" office:value="16232730" calcext:value-type="float">
            <text:p>16232730</text:p>
          </table:table-cell>
          <table:table-cell office:value-type="float" office:value="20561458" calcext:value-type="float">
            <text:p>20561458</text:p>
          </table:table-cell>
          <table:table-cell office:value-type="float" office:value="358476" calcext:value-type="float">
            <text:p>358476</text:p>
          </table:table-cell>
          <table:table-cell office:value-type="float" office:value="175076" calcext:value-type="float">
            <text:p>175076</text:p>
          </table:table-cell>
          <table:table-cell office:value-type="float" office:value="3783" calcext:value-type="float">
            <text:p>3783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CtxQtCbf</text:p>
          </table:table-cell>
          <table:table-cell office:value-type="float" office:value="39605202" calcext:value-type="float">
            <text:p>39605202</text:p>
          </table:table-cell>
          <table:table-cell office:value-type="float" office:value="20671108" calcext:value-type="float">
            <text:p>20671108</text:p>
          </table:table-cell>
          <table:table-cell office:value-type="float" office:value="0" calcext:value-type="float">
            <text:p>0</text:p>
          </table:table-cell>
          <table:table-cell office:value-type="float" office:value="409770" calcext:value-type="float">
            <text:p>409770</text:p>
          </table:table-cell>
          <table:table-cell office:value-type="float" office:value="278255" calcext:value-type="float">
            <text:p>278255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ButterflyInverse4</text:p>
          </table:table-cell>
          <table:table-cell office:value-type="float" office:value="38336900" calcext:value-type="float">
            <text:p>38336900</text:p>
          </table:table-cell>
          <table:table-cell office:value-type="float" office:value="19825654" calcext:value-type="float">
            <text:p>19825654</text:p>
          </table:table-cell>
          <table:table-cell office:value-type="float" office:value="5695768" calcext:value-type="float">
            <text:p>5695768</text:p>
          </table:table-cell>
          <table:table-cell office:value-type="float" office:value="421057" calcext:value-type="float">
            <text:p>421057</text:p>
          </table:table-cell>
          <table:table-cell office:value-type="float" office:value="54976" calcext:value-type="float">
            <text:p>54976</text:p>
          </table:table-cell>
          <table:table-cell office:value-type="float" office:value="365429" calcext:value-type="float">
            <text:p>365429</text:p>
          </table:table-cell>
          <table:table-cell office:value-type="float" office:value="441" calcext:value-type="float">
            <text:p>441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EncSbac::xWriteCoefRemainExGolomb</text:p>
          </table:table-cell>
          <table:table-cell office:value-type="float" office:value="38040300" calcext:value-type="float">
            <text:p>38040300</text:p>
          </table:table-cell>
          <table:table-cell office:value-type="float" office:value="15601564" calcext:value-type="float">
            <text:p>15601564</text:p>
          </table:table-cell>
          <table:table-cell office:value-type="float" office:value="9987488" calcext:value-type="float">
            <text:p>9987488</text:p>
          </table:table-cell>
          <table:table-cell office:value-type="float" office:value="234753" calcext:value-type="float">
            <text:p>234753</text:p>
          </table:table-cell>
          <table:table-cell office:value-type="float" office:value="33080" calcext:value-type="float">
            <text:p>33080</text:p>
          </table:table-cell>
          <table:table-cell office:value-type="float" office:value="26423" calcext:value-type="float">
            <text:p>2642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UAboveRight</text:p>
          </table:table-cell>
          <table:table-cell office:value-type="float" office:value="37925779" calcext:value-type="float">
            <text:p>37925779</text:p>
          </table:table-cell>
          <table:table-cell office:value-type="float" office:value="18710085" calcext:value-type="float">
            <text:p>18710085</text:p>
          </table:table-cell>
          <table:table-cell office:value-type="float" office:value="6910976" calcext:value-type="float">
            <text:p>6910976</text:p>
          </table:table-cell>
          <table:table-cell office:value-type="float" office:value="593555" calcext:value-type="float">
            <text:p>593555</text:p>
          </table:table-cell>
          <table:table-cell office:value-type="float" office:value="2075640" calcext:value-type="float">
            <text:p>2075640</text:p>
          </table:table-cell>
          <table:table-cell office:value-type="float" office:value="83082" calcext:value-type="float">
            <text:p>83082</text:p>
          </table:table-cell>
          <table:table-cell office:value-type="float" office:value="4322" calcext:value-type="float">
            <text:p>4322</text:p>
          </table:table-cell>
          <table:table-cell office:value-type="float" office:value="1923" calcext:value-type="float">
            <text:p>19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ComDataCU::setMVPIdxSubParts</text:p>
          </table:table-cell>
          <table:table-cell office:value-type="float" office:value="37411366" calcext:value-type="float">
            <text:p>37411366</text:p>
          </table:table-cell>
          <table:table-cell office:value-type="float" office:value="17236930" calcext:value-type="float">
            <text:p>17236930</text:p>
          </table:table-cell>
          <table:table-cell office:value-type="float" office:value="9855674" calcext:value-type="float">
            <text:p>9855674</text:p>
          </table:table-cell>
          <table:table-cell office:value-type="float" office:value="519373" calcext:value-type="float">
            <text:p>519373</text:p>
          </table:table-cell>
          <table:table-cell office:value-type="float" office:value="3468759" calcext:value-type="float">
            <text:p>3468759</text:p>
          </table:table-cell>
          <table:table-cell office:value-type="float" office:value="2965" calcext:value-type="float">
            <text:p>2965</text:p>
          </table:table-cell>
          <table:table-cell office:value-type="float" office:value="3717" calcext:value-type="float">
            <text:p>3717</text:p>
          </table:table-cell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rQuant::getSigCoeffGroupCtxInc</text:p>
          </table:table-cell>
          <table:table-cell office:value-type="float" office:value="37315796" calcext:value-type="float">
            <text:p>37315796</text:p>
          </table:table-cell>
          <table:table-cell office:value-type="float" office:value="12500740" calcext:value-type="float">
            <text:p>12500740</text:p>
          </table:table-cell>
          <table:table-cell office:value-type="float" office:value="2798574" calcext:value-type="float">
            <text:p>2798574</text:p>
          </table:table-cell>
          <table:table-cell office:value-type="float" office:value="79457" calcext:value-type="float">
            <text:p>79457</text:p>
          </table:table-cell>
          <table:table-cell office:value-type="float" office:value="48028" calcext:value-type="float">
            <text:p>48028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PatternSearchFracDIF</text:p>
          </table:table-cell>
          <table:table-cell office:value-type="float" office:value="37022052" calcext:value-type="float">
            <text:p>37022052</text:p>
          </table:table-cell>
          <table:table-cell office:value-type="float" office:value="13007748" calcext:value-type="float">
            <text:p>13007748</text:p>
          </table:table-cell>
          <table:table-cell office:value-type="float" office:value="16343068" calcext:value-type="float">
            <text:p>16343068</text:p>
          </table:table-cell>
          <table:table-cell office:value-type="float" office:value="569404" calcext:value-type="float">
            <text:p>569404</text:p>
          </table:table-cell>
          <table:table-cell office:value-type="float" office:value="2334236" calcext:value-type="float">
            <text:p>2334236</text:p>
          </table:table-cell>
          <table:table-cell office:value-type="float" office:value="1110655" calcext:value-type="float">
            <text:p>1110655</text:p>
          </table:table-cell>
          <table:table-cell office:value-type="float" office:value="2961" calcext:value-type="float">
            <text:p>2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MVPNumSubParts</text:p>
          </table:table-cell>
          <table:table-cell office:value-type="float" office:value="36039305" calcext:value-type="float">
            <text:p>36039305</text:p>
          </table:table-cell>
          <table:table-cell office:value-type="float" office:value="16606808" calcext:value-type="float">
            <text:p>16606808</text:p>
          </table:table-cell>
          <table:table-cell office:value-type="float" office:value="9506771" calcext:value-type="float">
            <text:p>9506771</text:p>
          </table:table-cell>
          <table:table-cell office:value-type="float" office:value="156554" calcext:value-type="float">
            <text:p>156554</text:p>
          </table:table-cell>
          <table:table-cell office:value-type="float" office:value="940278" calcext:value-type="float">
            <text:p>940278</text:p>
          </table:table-cell>
          <table:table-cell office:value-type="float" office:value="2525" calcext:value-type="float">
            <text:p>2525</text:p>
          </table:table-cell>
          <table:table-cell office:value-type="float" office:value="2161" calcext:value-type="float">
            <text:p>2161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Entropy::encodeQtCbf</text:p>
          </table:table-cell>
          <table:table-cell office:value-type="float" office:value="33959254" calcext:value-type="float">
            <text:p>33959254</text:p>
          </table:table-cell>
          <table:table-cell office:value-type="float" office:value="19405288" calcext:value-type="float">
            <text:p>19405288</text:p>
          </table:table-cell>
          <table:table-cell office:value-type="float" office:value="12128305" calcext:value-type="float">
            <text:p>12128305</text:p>
          </table:table-cell>
          <table:table-cell office:value-type="float" office:value="172550" calcext:value-type="float">
            <text:p>172550</text:p>
          </table:table-cell>
          <table:table-cell office:value-type="float" office:value="1325713" calcext:value-type="float">
            <text:p>1325713</text:p>
          </table:table-cell>
          <table:table-cell office:value-type="float" office:value="163634" calcext:value-type="float">
            <text:p>1636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ComDataCU::xGetDistScaleFactor</text:p>
          </table:table-cell>
          <table:table-cell office:value-type="float" office:value="32268642" calcext:value-type="float">
            <text:p>32268642</text:p>
          </table:table-cell>
          <table:table-cell office:value-type="float" office:value="6323926" calcext:value-type="float">
            <text:p>6323926</text:p>
          </table:table-cell>
          <table:table-cell office:value-type="float" office:value="1806836" calcext:value-type="float">
            <text:p>1806836</text:p>
          </table:table-cell>
          <table:table-cell office:value-type="float" office:value="206396" calcext:value-type="float">
            <text:p>206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InverseDst</text:p>
          </table:table-cell>
          <table:table-cell office:value-type="float" office:value="31699800" calcext:value-type="float">
            <text:p>31699800</text:p>
          </table:table-cell>
          <table:table-cell office:value-type="float" office:value="15709012" calcext:value-type="float">
            <text:p>15709012</text:p>
          </table:table-cell>
          <table:table-cell office:value-type="float" office:value="4085752" calcext:value-type="float">
            <text:p>4085752</text:p>
          </table:table-cell>
          <table:table-cell office:value-type="float" office:value="200772" calcext:value-type="float">
            <text:p>200772</text:p>
          </table:table-cell>
          <table:table-cell office:value-type="float" office:value="35222" calcext:value-type="float">
            <text:p>35222</text:p>
          </table:table-cell>
          <table:table-cell office:value-type="float" office:value="246554" calcext:value-type="float">
            <text:p>246554</text:p>
          </table:table-cell>
          <table:table-cell office:value-type="float" office:value="301" calcext:value-type="float">
            <text:p>3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getNumberOfWrittenBits</text:p>
          </table:table-cell>
          <table:table-cell office:value-type="float" office:value="31210328" calcext:value-type="float">
            <text:p>31210328</text:p>
          </table:table-cell>
          <table:table-cell office:value-type="float" office:value="19506455" calcext:value-type="float">
            <text:p>19506455</text:p>
          </table:table-cell>
          <table:table-cell office:value-type="float" office:value="7802582" calcext:value-type="float">
            <text:p>7802582</text:p>
          </table:table-cell>
          <table:table-cell office:value-type="float" office:value="0" calcext:value-type="float">
            <text:p>0</text:p>
          </table:table-cell>
          <table:table-cell office:value-type="float" office:value="938380" calcext:value-type="float">
            <text:p>938380</text:p>
          </table:table-cell>
          <table:table-cell office:value-type="float" office:value="223254" calcext:value-type="float">
            <text:p>2232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SetSearchRange</text:p>
          </table:table-cell>
          <table:table-cell office:value-type="float" office:value="30701268" calcext:value-type="float">
            <text:p>30701268</text:p>
          </table:table-cell>
          <table:table-cell office:value-type="float" office:value="10233756" calcext:value-type="float">
            <text:p>10233756</text:p>
          </table:table-cell>
          <table:table-cell office:value-type="float" office:value="13076466" calcext:value-type="float">
            <text:p>13076466</text:p>
          </table:table-cell>
          <table:table-cell office:value-type="float" office:value="275372" calcext:value-type="float">
            <text:p>275372</text:p>
          </table:table-cell>
          <table:table-cell office:value-type="float" office:value="16640" calcext:value-type="float">
            <text:p>16640</text:p>
          </table:table-cell>
          <table:table-cell office:value-type="float" office:value="270378" calcext:value-type="float">
            <text:p>270378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motionCompensation</text:p>
          </table:table-cell>
          <table:table-cell office:value-type="float" office:value="30101510" calcext:value-type="float">
            <text:p>30101510</text:p>
          </table:table-cell>
          <table:table-cell office:value-type="float" office:value="8735074" calcext:value-type="float">
            <text:p>8735074</text:p>
          </table:table-cell>
          <table:table-cell office:value-type="float" office:value="13265254" calcext:value-type="float">
            <text:p>13265254</text:p>
          </table:table-cell>
          <table:table-cell office:value-type="float" office:value="721382" calcext:value-type="float">
            <text:p>721382</text:p>
          </table:table-cell>
          <table:table-cell office:value-type="float" office:value="444311" calcext:value-type="float">
            <text:p>444311</text:p>
          </table:table-cell>
          <table:table-cell office:value-type="float" office:value="184843" calcext:value-type="float">
            <text:p>184843</text:p>
          </table:table-cell>
          <table:table-cell office:value-type="float" office:value="4230" calcext:value-type="float">
            <text:p>42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UAboveLeft</text:p>
          </table:table-cell>
          <table:table-cell office:value-type="float" office:value="29241052" calcext:value-type="float">
            <text:p>29241052</text:p>
          </table:table-cell>
          <table:table-cell office:value-type="float" office:value="13229327" calcext:value-type="float">
            <text:p>13229327</text:p>
          </table:table-cell>
          <table:table-cell office:value-type="float" office:value="6486037" calcext:value-type="float">
            <text:p>6486037</text:p>
          </table:table-cell>
          <table:table-cell office:value-type="float" office:value="1003349" calcext:value-type="float">
            <text:p>1003349</text:p>
          </table:table-cell>
          <table:table-cell office:value-type="float" office:value="837283" calcext:value-type="float">
            <text:p>837283</text:p>
          </table:table-cell>
          <table:table-cell office:value-type="float" office:value="221621" calcext:value-type="float">
            <text:p>221621</text:p>
          </table:table-cell>
          <table:table-cell office:value-type="float" office:value="3530" calcext:value-type="float">
            <text:p>3530</text:p>
          </table:table-cell>
          <table:table-cell office:value-type="float" office:value="257" calcext:value-type="float">
            <text:p>25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TEncEntropy::estimateBit</text:p>
          </table:table-cell>
          <table:table-cell office:value-type="float" office:value="28087584" calcext:value-type="float">
            <text:p>28087584</text:p>
          </table:table-cell>
          <table:table-cell office:value-type="float" office:value="12873476" calcext:value-type="float">
            <text:p>12873476</text:p>
          </table:table-cell>
          <table:table-cell office:value-type="float" office:value="9362528" calcext:value-type="float">
            <text:p>9362528</text:p>
          </table:table-cell>
          <table:table-cell office:value-type="float" office:value="137102" calcext:value-type="float">
            <text:p>137102</text:p>
          </table:table-cell>
          <table:table-cell office:value-type="float" office:value="1608300" calcext:value-type="float">
            <text:p>1608300</text:p>
          </table:table-cell>
          <table:table-cell office:value-type="float" office:value="70971" calcext:value-type="float">
            <text:p>70971</text:p>
          </table:table-cell>
          <table:table-cell office:value-type="float" office:value="324" calcext:value-type="float">
            <text:p>324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UAboveRightAdi</text:p>
          </table:table-cell>
          <table:table-cell office:value-type="float" office:value="28001212" calcext:value-type="float">
            <text:p>28001212</text:p>
          </table:table-cell>
          <table:table-cell office:value-type="float" office:value="13866935" calcext:value-type="float">
            <text:p>13866935</text:p>
          </table:table-cell>
          <table:table-cell office:value-type="float" office:value="5906243" calcext:value-type="float">
            <text:p>5906243</text:p>
          </table:table-cell>
          <table:table-cell office:value-type="float" office:value="391136" calcext:value-type="float">
            <text:p>391136</text:p>
          </table:table-cell>
          <table:table-cell office:value-type="float" office:value="1019621" calcext:value-type="float">
            <text:p>1019621</text:p>
          </table:table-cell>
          <table:table-cell office:value-type="float" office:value="16515" calcext:value-type="float">
            <text:p>16515</text:p>
          </table:table-cell>
          <table:table-cell office:value-type="float" office:value="728" calcext:value-type="float">
            <text:p>728</text:p>
          </table:table-cell>
          <table:table-cell office:value-type="float" office:value="892" calcext:value-type="float">
            <text:p>8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ComTU::useDST</text:p>
          </table:table-cell>
          <table:table-cell office:value-type="float" office:value="27621195" calcext:value-type="float">
            <text:p>27621195</text:p>
          </table:table-cell>
          <table:table-cell office:value-type="float" office:value="16750709" calcext:value-type="float">
            <text:p>16750709</text:p>
          </table:table-cell>
          <table:table-cell office:value-type="float" office:value="3326842" calcext:value-type="float">
            <text:p>3326842</text:p>
          </table:table-cell>
          <table:table-cell office:value-type="float" office:value="116299" calcext:value-type="float">
            <text:p>116299</text:p>
          </table:table-cell>
          <table:table-cell office:value-type="float" office:value="377894" calcext:value-type="float">
            <text:p>377894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BinCABACCounter::encodeBinsEP</text:p>
          </table:table-cell>
          <table:table-cell office:value-type="float" office:value="27522836" calcext:value-type="float">
            <text:p>27522836</text:p>
          </table:table-cell>
          <table:table-cell office:value-type="float" office:value="10008304" calcext:value-type="float">
            <text:p>10008304</text:p>
          </table:table-cell>
          <table:table-cell office:value-type="float" office:value="7506228" calcext:value-type="float">
            <text:p>7506228</text:p>
          </table:table-cell>
          <table:table-cell office:value-type="float" office:value="221724" calcext:value-type="float">
            <text:p>221724</text:p>
          </table:table-cell>
          <table:table-cell office:value-type="float" office:value="7829" calcext:value-type="float">
            <text:p>78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deriveRightBottomIdx</text:p>
          </table:table-cell>
          <table:table-cell office:value-type="float" office:value="27421438" calcext:value-type="float">
            <text:p>27421438</text:p>
          </table:table-cell>
          <table:table-cell office:value-type="float" office:value="13521007" calcext:value-type="float">
            <text:p>13521007</text:p>
          </table:table-cell>
          <table:table-cell office:value-type="float" office:value="3844687" calcext:value-type="float">
            <text:p>3844687</text:p>
          </table:table-cell>
          <table:table-cell office:value-type="float" office:value="311212" calcext:value-type="float">
            <text:p>311212</text:p>
          </table:table-cell>
          <table:table-cell office:value-type="float" office:value="1291224" calcext:value-type="float">
            <text:p>1291224</text:p>
          </table:table-cell>
          <table:table-cell office:value-type="float" office:value="20468" calcext:value-type="float">
            <text:p>20468</text:p>
          </table:table-cell>
          <table:table-cell office:value-type="float" office:value="3044" calcext:value-type="float">
            <text:p>3044</text:p>
          </table:table-cell>
          <table:table-cell office:value-type="float" office:value="711" calcext:value-type="float">
            <text:p>7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I1mr</text:p>
          </table:table-cell>
          <table:table-cell office:value-type="string" calcext:value-type="string">
            <text:p>D1mr</text:p>
          </table:table-cell>
          <table:table-cell office:value-type="string" calcext:value-type="string">
            <text:p>D1mw</text:p>
          </table:table-cell>
          <table:table-cell office:value-type="string" calcext:value-type="string">
            <text:p>ILmr</text:p>
          </table:table-cell>
          <table:table-cell office:value-type="string" calcext:value-type="string">
            <text:p>DLmr</text:p>
          </table:table-cell>
          <table:table-cell office:value-type="string" calcext:value-type="string">
            <text:p>DLmw</text:p>
          </table:table-cell>
        </table:table-row>
        <table:table-row table:style-name="ro1">
          <table:table-cell office:value-type="string" calcext:value-type="string">
            <text:p>Entropy</text:p>
          </table:table-cell>
          <table:table-cell office:value-type="float" office:value="3355447108" calcext:value-type="float">
            <text:p>3355447108</text:p>
          </table:table-cell>
          <table:table-cell office:value-type="float" office:value="1273109035" calcext:value-type="float">
            <text:p>1273109035</text:p>
          </table:table-cell>
          <table:table-cell office:value-type="float" office:value="855731620" calcext:value-type="float">
            <text:p>855731620</text:p>
          </table:table-cell>
          <table:table-cell office:value-type="float" office:value="27989454" calcext:value-type="float">
            <text:p>27989454</text:p>
          </table:table-cell>
          <table:table-cell office:value-type="float" office:value="109527792" calcext:value-type="float">
            <text:p>109527792</text:p>
          </table:table-cell>
          <table:table-cell office:value-type="float" office:value="34286292" calcext:value-type="float">
            <text:p>34286292</text:p>
          </table:table-cell>
          <table:table-cell office:value-type="float" office:value="20467" calcext:value-type="float">
            <text:p>20467</text:p>
          </table:table-cell>
          <table:table-cell office:value-type="float" office:value="17533" calcext:value-type="float">
            <text:p>17533</text:p>
          </table:table-cell>
          <table:table-cell office:value-type="float" office:value="7780" calcext:value-type="float">
            <text:p>7780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35973473624" calcext:value-type="float">
            <text:p>35973473624</text:p>
          </table:table-cell>
          <table:table-cell office:value-type="float" office:value="19172460522" calcext:value-type="float">
            <text:p>19172460522</text:p>
          </table:table-cell>
          <table:table-cell office:value-type="float" office:value="1879438586" calcext:value-type="float">
            <text:p>1879438586</text:p>
          </table:table-cell>
          <table:table-cell office:value-type="float" office:value="4626501" calcext:value-type="float">
            <text:p>4626501</text:p>
          </table:table-cell>
          <table:table-cell office:value-type="float" office:value="216170326" calcext:value-type="float">
            <text:p>216170326</text:p>
          </table:table-cell>
          <table:table-cell office:value-type="float" office:value="159927077" calcext:value-type="float">
            <text:p>159927077</text:p>
          </table:table-cell>
          <table:table-cell office:value-type="float" office:value="29269" calcext:value-type="float">
            <text:p>29269</text:p>
          </table:table-cell>
          <table:table-cell office:value-type="float" office:value="960858" calcext:value-type="float">
            <text:p>960858</text:p>
          </table:table-cell>
          <table:table-cell office:value-type="float" office:value="272309" calcext:value-type="float">
            <text:p>272309</text:p>
          </table:table-cell>
        </table:table-row>
        <table:table-row table:style-name="ro1">
          <table:table-cell office:value-type="string" calcext:value-type="string">
            <text:p>InvQuant</text:p>
          </table:table-cell>
          <table:table-cell office:value-type="float" office:value="357698194" calcext:value-type="float">
            <text:p>357698194</text:p>
          </table:table-cell>
          <table:table-cell office:value-type="float" office:value="135505158" calcext:value-type="float">
            <text:p>135505158</text:p>
          </table:table-cell>
          <table:table-cell office:value-type="float" office:value="20031434" calcext:value-type="float">
            <text:p>20031434</text:p>
          </table:table-cell>
          <table:table-cell office:value-type="float" office:value="994549" calcext:value-type="float">
            <text:p>994549</text:p>
          </table:table-cell>
          <table:table-cell office:value-type="float" office:value="1747266" calcext:value-type="float">
            <text:p>1747266</text:p>
          </table:table-cell>
          <table:table-cell office:value-type="float" office:value="1856130" calcext:value-type="float">
            <text:p>1856130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float" office:value="9474405158" calcext:value-type="float">
            <text:p>9474405158</text:p>
          </table:table-cell>
          <table:table-cell office:value-type="float" office:value="3607053024" calcext:value-type="float">
            <text:p>3607053024</text:p>
          </table:table-cell>
          <table:table-cell office:value-type="float" office:value="1933064947" calcext:value-type="float">
            <text:p>1933064947</text:p>
          </table:table-cell>
          <table:table-cell office:value-type="float" office:value="28911128" calcext:value-type="float">
            <text:p>28911128</text:p>
          </table:table-cell>
          <table:table-cell office:value-type="float" office:value="170698866" calcext:value-type="float">
            <text:p>170698866</text:p>
          </table:table-cell>
          <table:table-cell office:value-type="float" office:value="195085313" calcext:value-type="float">
            <text:p>195085313</text:p>
          </table:table-cell>
          <table:table-cell office:value-type="float" office:value="32323" calcext:value-type="float">
            <text:p>32323</text:p>
          </table:table-cell>
          <table:table-cell office:value-type="float" office:value="235808" calcext:value-type="float">
            <text:p>235808</text:p>
          </table:table-cell>
          <table:table-cell office:value-type="float" office:value="119892" calcext:value-type="float">
            <text:p>119892</text:p>
          </table:table-cell>
        </table:table-row>
        <table:table-row table:style-name="ro1">
          <table:table-cell office:value-type="string" calcext:value-type="string">
            <text:p>InvTransf</text:p>
          </table:table-cell>
          <table:table-cell office:value-type="float" office:value="1243503838" calcext:value-type="float">
            <text:p>1243503838</text:p>
          </table:table-cell>
          <table:table-cell office:value-type="float" office:value="657834524" calcext:value-type="float">
            <text:p>657834524</text:p>
          </table:table-cell>
          <table:table-cell office:value-type="float" office:value="116731316" calcext:value-type="float">
            <text:p>116731316</text:p>
          </table:table-cell>
          <table:table-cell office:value-type="float" office:value="3031297" calcext:value-type="float">
            <text:p>3031297</text:p>
          </table:table-cell>
          <table:table-cell office:value-type="float" office:value="12147337" calcext:value-type="float">
            <text:p>12147337</text:p>
          </table:table-cell>
          <table:table-cell office:value-type="float" office:value="7647828" calcext:value-type="float">
            <text:p>7647828</text:p>
          </table:table-cell>
          <table:table-cell office:value-type="float" office:value="8036" calcext:value-type="float">
            <text:p>8036</text:p>
          </table:table-cell>
          <table:table-cell office:value-type="float" office:value="4327" calcext:value-type="float">
            <text:p>4327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string" calcext:value-type="string">
            <text:p>Transf</text:p>
          </table:table-cell>
          <table:table-cell office:value-type="float" office:value="7400778935" calcext:value-type="float">
            <text:p>7400778935</text:p>
          </table:table-cell>
          <table:table-cell office:value-type="float" office:value="3186350549" calcext:value-type="float">
            <text:p>3186350549</text:p>
          </table:table-cell>
          <table:table-cell office:value-type="float" office:value="1357791766" calcext:value-type="float">
            <text:p>1357791766</text:p>
          </table:table-cell>
          <table:table-cell office:value-type="float" office:value="47115696" calcext:value-type="float">
            <text:p>47115696</text:p>
          </table:table-cell>
          <table:table-cell office:value-type="float" office:value="184222045" calcext:value-type="float">
            <text:p>184222045</text:p>
          </table:table-cell>
          <table:table-cell office:value-type="float" office:value="82068209" calcext:value-type="float">
            <text:p>82068209</text:p>
          </table:table-cell>
          <table:table-cell office:value-type="float" office:value="66130" calcext:value-type="float">
            <text:p>66130</text:p>
          </table:table-cell>
          <table:table-cell office:value-type="float" office:value="10698" calcext:value-type="float">
            <text:p>10698</text:p>
          </table:table-cell>
          <table:table-cell office:value-type="float" office:value="34009" calcext:value-type="float">
            <text:p>34009</text:p>
          </table:table-cell>
        </table:table-row>
        <table:table-row table:style-name="ro1">
          <table:table-cell office:value-type="string" calcext:value-type="string">
            <text:p>Pre/Pos</text:p>
          </table:table-cell>
          <table:table-cell office:value-type="float" office:value="1853369139" calcext:value-type="float">
            <text:p>1853369139</text:p>
          </table:table-cell>
          <table:table-cell office:value-type="float" office:value="625284737" calcext:value-type="float">
            <text:p>625284737</text:p>
          </table:table-cell>
          <table:table-cell office:value-type="float" office:value="329757117" calcext:value-type="float">
            <text:p>329757117</text:p>
          </table:table-cell>
          <table:table-cell office:value-type="float" office:value="6630924" calcext:value-type="float">
            <text:p>6630924</text:p>
          </table:table-cell>
          <table:table-cell office:value-type="float" office:value="26052429" calcext:value-type="float">
            <text:p>26052429</text:p>
          </table:table-cell>
          <table:table-cell office:value-type="float" office:value="11632951" calcext:value-type="float">
            <text:p>11632951</text:p>
          </table:table-cell>
          <table:table-cell office:value-type="float" office:value="39531" calcext:value-type="float">
            <text:p>39531</text:p>
          </table:table-cell>
          <table:table-cell office:value-type="float" office:value="9747" calcext:value-type="float">
            <text:p>9747</text:p>
          </table:table-cell>
          <table:table-cell office:value-type="float" office:value="45098" calcext:value-type="float">
            <text:p>45098</text:p>
          </table:table-cell>
        </table:table-row>
        <table:table-row table:style-name="ro1">
          <table:table-cell office:value-type="string" calcext:value-type="string">
            <text:p>Inter/Intra</text:p>
          </table:table-cell>
          <table:table-cell office:value-type="float" office:value="53760495990" calcext:value-type="float">
            <text:p>53760495990</text:p>
          </table:table-cell>
          <table:table-cell office:value-type="float" office:value="18418869566" calcext:value-type="float">
            <text:p>18418869566</text:p>
          </table:table-cell>
          <table:table-cell office:value-type="float" office:value="9453169827" calcext:value-type="float">
            <text:p>9453169827</text:p>
          </table:table-cell>
          <table:table-cell office:value-type="float" office:value="56687366" calcext:value-type="float">
            <text:p>56687366</text:p>
          </table:table-cell>
          <table:table-cell office:value-type="float" office:value="359655445" calcext:value-type="float">
            <text:p>359655445</text:p>
          </table:table-cell>
          <table:table-cell office:value-type="float" office:value="83676967" calcext:value-type="float">
            <text:p>83676967</text:p>
          </table:table-cell>
          <table:table-cell office:value-type="float" office:value="248946" calcext:value-type="float">
            <text:p>248946</text:p>
          </table:table-cell>
          <table:table-cell office:value-type="float" office:value="635348" calcext:value-type="float">
            <text:p>635348</text:p>
          </table:table-cell>
          <table:table-cell office:value-type="float" office:value="101545" calcext:value-type="float">
            <text:p>101545</text:p>
          </table:table-cell>
        </table:table-row>
        <table:table-row table:style-name="ro1">
          <table:table-cell office:value-type="string" calcext:value-type="string">
            <text:p>Intra</text:p>
          </table:table-cell>
          <table:table-cell office:value-type="float" office:value="1194261711" calcext:value-type="float">
            <text:p>1194261711</text:p>
          </table:table-cell>
          <table:table-cell office:value-type="float" office:value="411438354" calcext:value-type="float">
            <text:p>411438354</text:p>
          </table:table-cell>
          <table:table-cell office:value-type="float" office:value="207083134" calcext:value-type="float">
            <text:p>207083134</text:p>
          </table:table-cell>
          <table:table-cell office:value-type="float" office:value="8597376" calcext:value-type="float">
            <text:p>8597376</text:p>
          </table:table-cell>
          <table:table-cell office:value-type="float" office:value="17633481" calcext:value-type="float">
            <text:p>17633481</text:p>
          </table:table-cell>
          <table:table-cell office:value-type="float" office:value="11828602" calcext:value-type="float">
            <text:p>11828602</text:p>
          </table:table-cell>
          <table:table-cell office:value-type="float" office:value="5891" calcext:value-type="float">
            <text:p>5891</text:p>
          </table:table-cell>
          <table:table-cell office:value-type="float" office:value="7552" calcext:value-type="float">
            <text:p>7552</text:p>
          </table:table-cell>
          <table:table-cell office:value-type="float" office:value="54735" calcext:value-type="float">
            <text:p>54735</text:p>
          </table:table-cell>
        </table:table-row>
        <table:table-row table:style-name="ro1">
          <table:table-cell office:value-type="string" calcext:value-type="string">
            <text:p>Inter</text:p>
          </table:table-cell>
          <table:table-cell office:value-type="float" office:value="4153528627" calcext:value-type="float">
            <text:p>4153528627</text:p>
          </table:table-cell>
          <table:table-cell office:value-type="float" office:value="1329061426" calcext:value-type="float">
            <text:p>1329061426</text:p>
          </table:table-cell>
          <table:table-cell office:value-type="float" office:value="946970871" calcext:value-type="float">
            <text:p>946970871</text:p>
          </table:table-cell>
          <table:table-cell office:value-type="float" office:value="37386538" calcext:value-type="float">
            <text:p>37386538</text:p>
          </table:table-cell>
          <table:table-cell office:value-type="float" office:value="116169365" calcext:value-type="float">
            <text:p>116169365</text:p>
          </table:table-cell>
          <table:table-cell office:value-type="float" office:value="32286802" calcext:value-type="float">
            <text:p>32286802</text:p>
          </table:table-cell>
          <table:table-cell office:value-type="float" office:value="212299" calcext:value-type="float">
            <text:p>212299</text:p>
          </table:table-cell>
          <table:table-cell office:value-type="float" office:value="193714" calcext:value-type="float">
            <text:p>193714</text:p>
          </table:table-cell>
          <table:table-cell office:value-type="float" office:value="41588" calcext:value-type="float">
            <text:p>41588</text:p>
          </table:table-cell>
        </table:table-row>
        <table:table-row table:style-name="ro1">
          <table:table-cell office:value-type="string" calcext:value-type="string">
            <text:p>Inter/Intra</text:p>
          </table:table-cell>
          <table:table-cell office:value-type="float" office:value="48412705652" calcext:value-type="float">
            <text:p>48412705652</text:p>
          </table:table-cell>
          <table:table-cell office:value-type="float" office:value="16678369786" calcext:value-type="float">
            <text:p>16678369786</text:p>
          </table:table-cell>
          <table:table-cell office:value-type="float" office:value="8299115822" calcext:value-type="float">
            <text:p>8299115822</text:p>
          </table:table-cell>
          <table:table-cell office:value-type="float" office:value="10703452" calcext:value-type="float">
            <text:p>10703452</text:p>
          </table:table-cell>
          <table:table-cell office:value-type="float" office:value="225852599" calcext:value-type="float">
            <text:p>225852599</text:p>
          </table:table-cell>
          <table:table-cell office:value-type="float" office:value="39561563" calcext:value-type="float">
            <text:p>39561563</text:p>
          </table:table-cell>
          <table:table-cell office:value-type="float" office:value="30756" calcext:value-type="float">
            <text:p>30756</text:p>
          </table:table-cell>
          <table:table-cell office:value-type="float" office:value="434082" calcext:value-type="float">
            <text:p>434082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string" calcext:value-type="string">
            <text:p>PROGRAM TOTALS</text:p>
          </table:table-cell>
          <table:table-cell office:value-type="float" office:value="125281282928" calcext:value-type="float">
            <text:p>125281282928</text:p>
          </table:table-cell>
          <table:table-cell office:value-type="float" office:value="51566335746" calcext:value-type="float">
            <text:p>51566335746</text:p>
          </table:table-cell>
          <table:table-cell office:value-type="float" office:value="19482027047" calcext:value-type="float">
            <text:p>19482027047</text:p>
          </table:table-cell>
          <table:table-cell office:value-type="float" office:value="250387922" calcext:value-type="float">
            <text:p>250387922</text:p>
          </table:table-cell>
          <table:table-cell office:value-type="float" office:value="1482288968" calcext:value-type="float">
            <text:p>1482288968</text:p>
          </table:table-cell>
          <table:table-cell office:value-type="float" office:value="1307092435" calcext:value-type="float">
            <text:p>1307092435</text:p>
          </table:table-cell>
          <table:table-cell office:value-type="float" office:value="702415" calcext:value-type="float">
            <text:p>702415</text:p>
          </table:table-cell>
          <table:table-cell office:value-type="float" office:value="2828622" calcext:value-type="float">
            <text:p>2828622</text:p>
          </table:table-cell>
          <table:table-cell office:value-type="float" office:value="3271038" calcext:value-type="float">
            <text:p>32710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5T15:49:49.646808499</dc:date>
    <meta:generator>LibreOffice/4.2.8.2$Linux_x86 LibreOffice_project/420m0$Build-2</meta:generator>
    <meta:editing-duration>P0D</meta:editing-duration>
    <meta:editing-cycles>1</meta:editing-cycles>
    <meta:document-statistic meta:table-count="1" meta:cell-count="173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433cm" svg:height="9.483cm" xlink:href=".." xlink:type="simple" chart:class="chart:bar" chart:style-name="ch1">
        <chart:legend chart:legend-position="end" svg:x="16.725cm" svg:y="2.45cm" style:legend-expansion="high" chart:style-name="ch2"/>
        <chart:plot-area chart:style-name="ch3" table:cell-range-address="Sheet1.A162:Sheet1.J170" chart:data-source-has-labels="both" svg:x="0.368cm" svg:y="0.189cm" svg:width="15.989cm" svg:height="9.10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68cm" svg:y="0.189cm" svg:width="13.677cm" svg:height="8.45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63:Sheet1.A17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63:Sheet1.B170" chart:label-cell-address="Sheet1.B162:Sheet1.B162" chart:class="chart:bar">
            <chart:data-point chart:repeated="8"/>
          </chart:series>
          <chart:series chart:style-name="ch8" chart:values-cell-range-address="Sheet1.C163:Sheet1.C170" chart:label-cell-address="Sheet1.C162:Sheet1.C162" chart:class="chart:bar">
            <chart:data-point chart:repeated="8"/>
          </chart:series>
          <chart:series chart:style-name="ch9" chart:values-cell-range-address="Sheet1.D163:Sheet1.D170" chart:label-cell-address="Sheet1.D162:Sheet1.D162" chart:class="chart:bar">
            <chart:data-point chart:repeated="8"/>
          </chart:series>
          <chart:series chart:style-name="ch10" chart:values-cell-range-address="Sheet1.E163:Sheet1.E170" chart:label-cell-address="Sheet1.E162:Sheet1.E162" chart:class="chart:bar">
            <chart:data-point chart:repeated="8"/>
          </chart:series>
          <chart:series chart:style-name="ch11" chart:values-cell-range-address="Sheet1.F163:Sheet1.F170" chart:label-cell-address="Sheet1.F162:Sheet1.F162" chart:class="chart:bar">
            <chart:data-point chart:repeated="8"/>
          </chart:series>
          <chart:series chart:style-name="ch12" chart:values-cell-range-address="Sheet1.G163:Sheet1.G170" chart:label-cell-address="Sheet1.G162:Sheet1.G162" chart:class="chart:bar">
            <chart:data-point chart:repeated="8"/>
          </chart:series>
          <chart:series chart:style-name="ch13" chart:values-cell-range-address="Sheet1.H163:Sheet1.H170" chart:label-cell-address="Sheet1.H162:Sheet1.H162" chart:class="chart:bar">
            <chart:data-point chart:repeated="8"/>
          </chart:series>
          <chart:series chart:style-name="ch14" chart:values-cell-range-address="Sheet1.I163:Sheet1.I170" chart:label-cell-address="Sheet1.I162:Sheet1.I162" chart:class="chart:bar">
            <chart:data-point chart:repeated="8"/>
          </chart:series>
          <chart:series chart:style-name="ch15" chart:values-cell-range-address="Sheet1.J163:Sheet1.J170" chart:label-cell-address="Sheet1.J162:Sheet1.J162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r</text:p>
                <draw:g>
                  <svg:desc>Sheet1.B162:Sheet1.B162</svg:desc>
                </draw:g>
              </table:table-cell>
              <table:table-cell office:value-type="string">
                <text:p>Dr</text:p>
                <draw:g>
                  <svg:desc>Sheet1.C162:Sheet1.C162</svg:desc>
                </draw:g>
              </table:table-cell>
              <table:table-cell office:value-type="string">
                <text:p>Dw</text:p>
                <draw:g>
                  <svg:desc>Sheet1.D162:Sheet1.D162</svg:desc>
                </draw:g>
              </table:table-cell>
              <table:table-cell office:value-type="string">
                <text:p>I1mr</text:p>
                <draw:g>
                  <svg:desc>Sheet1.E162:Sheet1.E162</svg:desc>
                </draw:g>
              </table:table-cell>
              <table:table-cell office:value-type="string">
                <text:p>D1mr</text:p>
                <draw:g>
                  <svg:desc>Sheet1.F162:Sheet1.F162</svg:desc>
                </draw:g>
              </table:table-cell>
              <table:table-cell office:value-type="string">
                <text:p>D1mw</text:p>
                <draw:g>
                  <svg:desc>Sheet1.G162:Sheet1.G162</svg:desc>
                </draw:g>
              </table:table-cell>
              <table:table-cell office:value-type="string">
                <text:p>ILmr</text:p>
                <draw:g>
                  <svg:desc>Sheet1.H162:Sheet1.H162</svg:desc>
                </draw:g>
              </table:table-cell>
              <table:table-cell office:value-type="string">
                <text:p>DLmr</text:p>
                <draw:g>
                  <svg:desc>Sheet1.I162:Sheet1.I162</svg:desc>
                </draw:g>
              </table:table-cell>
              <table:table-cell office:value-type="string">
                <text:p>DLmw</text:p>
                <draw:g>
                  <svg:desc>Sheet1.J162:Sheet1.J1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63:Sheet1.A170</svg:desc>
                </draw:g>
              </table:table-cell>
              <table:table-cell office:value-type="float" office:value="3355447108">
                <text:p>3355447108</text:p>
                <draw:g>
                  <svg:desc>Sheet1.B163:Sheet1.B170</svg:desc>
                </draw:g>
              </table:table-cell>
              <table:table-cell office:value-type="float" office:value="1273109035">
                <text:p>1273109035</text:p>
                <draw:g>
                  <svg:desc>Sheet1.C163:Sheet1.C170</svg:desc>
                </draw:g>
              </table:table-cell>
              <table:table-cell office:value-type="float" office:value="855731620">
                <text:p>855731620</text:p>
                <draw:g>
                  <svg:desc>Sheet1.D163:Sheet1.D170</svg:desc>
                </draw:g>
              </table:table-cell>
              <table:table-cell office:value-type="float" office:value="27989454">
                <text:p>27989454</text:p>
                <draw:g>
                  <svg:desc>Sheet1.E163:Sheet1.E170</svg:desc>
                </draw:g>
              </table:table-cell>
              <table:table-cell office:value-type="float" office:value="109527792">
                <text:p>109527792</text:p>
                <draw:g>
                  <svg:desc>Sheet1.F163:Sheet1.F170</svg:desc>
                </draw:g>
              </table:table-cell>
              <table:table-cell office:value-type="float" office:value="34286292">
                <text:p>34286292</text:p>
                <draw:g>
                  <svg:desc>Sheet1.G163:Sheet1.G170</svg:desc>
                </draw:g>
              </table:table-cell>
              <table:table-cell office:value-type="float" office:value="20467">
                <text:p>20467</text:p>
                <draw:g>
                  <svg:desc>Sheet1.H163:Sheet1.H170</svg:desc>
                </draw:g>
              </table:table-cell>
              <table:table-cell office:value-type="float" office:value="17533">
                <text:p>17533</text:p>
                <draw:g>
                  <svg:desc>Sheet1.I163:Sheet1.I170</svg:desc>
                </draw:g>
              </table:table-cell>
              <table:table-cell office:value-type="float" office:value="7780">
                <text:p>7780</text:p>
                <draw:g>
                  <svg:desc>Sheet1.J163:Sheet1.J170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35973473624">
                <text:p>35973473624</text:p>
              </table:table-cell>
              <table:table-cell office:value-type="float" office:value="19172460522">
                <text:p>19172460522</text:p>
              </table:table-cell>
              <table:table-cell office:value-type="float" office:value="1879438586">
                <text:p>1879438586</text:p>
              </table:table-cell>
              <table:table-cell office:value-type="float" office:value="4626501">
                <text:p>4626501</text:p>
              </table:table-cell>
              <table:table-cell office:value-type="float" office:value="216170326">
                <text:p>216170326</text:p>
              </table:table-cell>
              <table:table-cell office:value-type="float" office:value="159927077">
                <text:p>159927077</text:p>
              </table:table-cell>
              <table:table-cell office:value-type="float" office:value="29269">
                <text:p>29269</text:p>
              </table:table-cell>
              <table:table-cell office:value-type="float" office:value="960858">
                <text:p>960858</text:p>
              </table:table-cell>
              <table:table-cell office:value-type="float" office:value="272309">
                <text:p>272309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357698194">
                <text:p>357698194</text:p>
              </table:table-cell>
              <table:table-cell office:value-type="float" office:value="135505158">
                <text:p>135505158</text:p>
              </table:table-cell>
              <table:table-cell office:value-type="float" office:value="20031434">
                <text:p>20031434</text:p>
              </table:table-cell>
              <table:table-cell office:value-type="float" office:value="994549">
                <text:p>994549</text:p>
              </table:table-cell>
              <table:table-cell office:value-type="float" office:value="1747266">
                <text:p>1747266</text:p>
              </table:table-cell>
              <table:table-cell office:value-type="float" office:value="1856130">
                <text:p>1856130</text:p>
              </table:table-cell>
              <table:table-cell office:value-type="float" office:value="765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9474405158">
                <text:p>9474405158</text:p>
              </table:table-cell>
              <table:table-cell office:value-type="float" office:value="3607053024">
                <text:p>3607053024</text:p>
              </table:table-cell>
              <table:table-cell office:value-type="float" office:value="1933064947">
                <text:p>1933064947</text:p>
              </table:table-cell>
              <table:table-cell office:value-type="float" office:value="28911128">
                <text:p>28911128</text:p>
              </table:table-cell>
              <table:table-cell office:value-type="float" office:value="170698866">
                <text:p>170698866</text:p>
              </table:table-cell>
              <table:table-cell office:value-type="float" office:value="195085313">
                <text:p>195085313</text:p>
              </table:table-cell>
              <table:table-cell office:value-type="float" office:value="32323">
                <text:p>32323</text:p>
              </table:table-cell>
              <table:table-cell office:value-type="float" office:value="235808">
                <text:p>235808</text:p>
              </table:table-cell>
              <table:table-cell office:value-type="float" office:value="119892">
                <text:p>119892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1243503838">
                <text:p>1243503838</text:p>
              </table:table-cell>
              <table:table-cell office:value-type="float" office:value="657834524">
                <text:p>657834524</text:p>
              </table:table-cell>
              <table:table-cell office:value-type="float" office:value="116731316">
                <text:p>116731316</text:p>
              </table:table-cell>
              <table:table-cell office:value-type="float" office:value="3031297">
                <text:p>3031297</text:p>
              </table:table-cell>
              <table:table-cell office:value-type="float" office:value="12147337">
                <text:p>12147337</text:p>
              </table:table-cell>
              <table:table-cell office:value-type="float" office:value="7647828">
                <text:p>7647828</text:p>
              </table:table-cell>
              <table:table-cell office:value-type="float" office:value="8036">
                <text:p>8036</text:p>
              </table:table-cell>
              <table:table-cell office:value-type="float" office:value="4327">
                <text:p>4327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7400778935">
                <text:p>7400778935</text:p>
              </table:table-cell>
              <table:table-cell office:value-type="float" office:value="3186350549">
                <text:p>3186350549</text:p>
              </table:table-cell>
              <table:table-cell office:value-type="float" office:value="1357791766">
                <text:p>1357791766</text:p>
              </table:table-cell>
              <table:table-cell office:value-type="float" office:value="47115696">
                <text:p>47115696</text:p>
              </table:table-cell>
              <table:table-cell office:value-type="float" office:value="184222045">
                <text:p>184222045</text:p>
              </table:table-cell>
              <table:table-cell office:value-type="float" office:value="82068209">
                <text:p>82068209</text:p>
              </table:table-cell>
              <table:table-cell office:value-type="float" office:value="66130">
                <text:p>66130</text:p>
              </table:table-cell>
              <table:table-cell office:value-type="float" office:value="10698">
                <text:p>10698</text:p>
              </table:table-cell>
              <table:table-cell office:value-type="float" office:value="34009">
                <text:p>34009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1853369139">
                <text:p>1853369139</text:p>
              </table:table-cell>
              <table:table-cell office:value-type="float" office:value="625284737">
                <text:p>625284737</text:p>
              </table:table-cell>
              <table:table-cell office:value-type="float" office:value="329757117">
                <text:p>329757117</text:p>
              </table:table-cell>
              <table:table-cell office:value-type="float" office:value="6630924">
                <text:p>6630924</text:p>
              </table:table-cell>
              <table:table-cell office:value-type="float" office:value="26052429">
                <text:p>26052429</text:p>
              </table:table-cell>
              <table:table-cell office:value-type="float" office:value="11632951">
                <text:p>11632951</text:p>
              </table:table-cell>
              <table:table-cell office:value-type="float" office:value="39531">
                <text:p>39531</text:p>
              </table:table-cell>
              <table:table-cell office:value-type="float" office:value="9747">
                <text:p>9747</text:p>
              </table:table-cell>
              <table:table-cell office:value-type="float" office:value="45098">
                <text:p>45098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53760495990">
                <text:p>53760495990</text:p>
              </table:table-cell>
              <table:table-cell office:value-type="float" office:value="18418869566">
                <text:p>18418869566</text:p>
              </table:table-cell>
              <table:table-cell office:value-type="float" office:value="9453169827">
                <text:p>9453169827</text:p>
              </table:table-cell>
              <table:table-cell office:value-type="float" office:value="56687366">
                <text:p>56687366</text:p>
              </table:table-cell>
              <table:table-cell office:value-type="float" office:value="359655445">
                <text:p>359655445</text:p>
              </table:table-cell>
              <table:table-cell office:value-type="float" office:value="83676967">
                <text:p>83676967</text:p>
              </table:table-cell>
              <table:table-cell office:value-type="float" office:value="248946">
                <text:p>248946</text:p>
              </table:table-cell>
              <table:table-cell office:value-type="float" office:value="635348">
                <text:p>635348</text:p>
              </table:table-cell>
              <table:table-cell office:value-type="float" office:value="101545">
                <text:p>101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2.956cm" style:legend-expansion="high" chart:style-name="ch2"/>
        <chart:plot-area chart:style-name="ch3" table:cell-range-address="Sheet1.A162:Sheet1.A170 Sheet1.C162:Sheet1.D170 Sheet1.F162:Sheet1.G170 Sheet1.I162:Sheet1.J170" chart:data-source-has-labels="both" svg:x="0.32cm" svg:y="0.18cm" svg:width="13.65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19cm" svg:y="0.18cm" svg:width="11.141cm" svg:height="7.5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63:Sheet1.A17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163:Sheet1.C170" chart:label-cell-address="Sheet1.C162:Sheet1.C162" chart:class="chart:bar">
            <chart:data-point chart:repeated="8"/>
          </chart:series>
          <chart:series chart:style-name="ch8" chart:values-cell-range-address="Sheet1.D163:Sheet1.D170" chart:label-cell-address="Sheet1.D162:Sheet1.D162" chart:class="chart:bar">
            <chart:data-point chart:repeated="8"/>
          </chart:series>
          <chart:series chart:style-name="ch9" chart:values-cell-range-address="Sheet1.F163:Sheet1.F170" chart:label-cell-address="Sheet1.F162:Sheet1.F162" chart:class="chart:bar">
            <chart:data-point chart:repeated="8"/>
          </chart:series>
          <chart:series chart:style-name="ch10" chart:values-cell-range-address="Sheet1.G163:Sheet1.G170" chart:label-cell-address="Sheet1.G162:Sheet1.G162" chart:class="chart:bar">
            <chart:data-point chart:repeated="8"/>
          </chart:series>
          <chart:series chart:style-name="ch11" chart:values-cell-range-address="Sheet1.I163:Sheet1.I170" chart:label-cell-address="Sheet1.I162:Sheet1.I162" chart:class="chart:bar">
            <chart:data-point chart:repeated="8"/>
          </chart:series>
          <chart:series chart:style-name="ch12" chart:values-cell-range-address="Sheet1.J163:Sheet1.J170" chart:label-cell-address="Sheet1.J162:Sheet1.J162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</text:p>
                <draw:g>
                  <svg:desc>Sheet1.C162:Sheet1.C162</svg:desc>
                </draw:g>
              </table:table-cell>
              <table:table-cell office:value-type="string">
                <text:p>Dw</text:p>
                <draw:g>
                  <svg:desc>Sheet1.D162:Sheet1.D162</svg:desc>
                </draw:g>
              </table:table-cell>
              <table:table-cell office:value-type="string">
                <text:p>D1mr</text:p>
                <draw:g>
                  <svg:desc>Sheet1.F162:Sheet1.F162</svg:desc>
                </draw:g>
              </table:table-cell>
              <table:table-cell office:value-type="string">
                <text:p>D1mw</text:p>
                <draw:g>
                  <svg:desc>Sheet1.G162:Sheet1.G162</svg:desc>
                </draw:g>
              </table:table-cell>
              <table:table-cell office:value-type="string">
                <text:p>DLmr</text:p>
                <draw:g>
                  <svg:desc>Sheet1.I162:Sheet1.I162</svg:desc>
                </draw:g>
              </table:table-cell>
              <table:table-cell office:value-type="string">
                <text:p>DLmw</text:p>
                <draw:g>
                  <svg:desc>Sheet1.J162:Sheet1.J1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63:Sheet1.A170</svg:desc>
                </draw:g>
              </table:table-cell>
              <table:table-cell office:value-type="float" office:value="1273109035">
                <text:p>1273109035</text:p>
                <draw:g>
                  <svg:desc>Sheet1.C163:Sheet1.C170</svg:desc>
                </draw:g>
              </table:table-cell>
              <table:table-cell office:value-type="float" office:value="855731620">
                <text:p>855731620</text:p>
                <draw:g>
                  <svg:desc>Sheet1.D163:Sheet1.D170</svg:desc>
                </draw:g>
              </table:table-cell>
              <table:table-cell office:value-type="float" office:value="109527792">
                <text:p>109527792</text:p>
                <draw:g>
                  <svg:desc>Sheet1.F163:Sheet1.F170</svg:desc>
                </draw:g>
              </table:table-cell>
              <table:table-cell office:value-type="float" office:value="34286292">
                <text:p>34286292</text:p>
                <draw:g>
                  <svg:desc>Sheet1.G163:Sheet1.G170</svg:desc>
                </draw:g>
              </table:table-cell>
              <table:table-cell office:value-type="float" office:value="17533">
                <text:p>17533</text:p>
                <draw:g>
                  <svg:desc>Sheet1.I163:Sheet1.I170</svg:desc>
                </draw:g>
              </table:table-cell>
              <table:table-cell office:value-type="float" office:value="7780">
                <text:p>7780</text:p>
                <draw:g>
                  <svg:desc>Sheet1.J163:Sheet1.J170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19172460522">
                <text:p>19172460522</text:p>
              </table:table-cell>
              <table:table-cell office:value-type="float" office:value="1879438586">
                <text:p>1879438586</text:p>
              </table:table-cell>
              <table:table-cell office:value-type="float" office:value="216170326">
                <text:p>216170326</text:p>
              </table:table-cell>
              <table:table-cell office:value-type="float" office:value="159927077">
                <text:p>159927077</text:p>
              </table:table-cell>
              <table:table-cell office:value-type="float" office:value="960858">
                <text:p>960858</text:p>
              </table:table-cell>
              <table:table-cell office:value-type="float" office:value="272309">
                <text:p>272309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135505158">
                <text:p>135505158</text:p>
              </table:table-cell>
              <table:table-cell office:value-type="float" office:value="20031434">
                <text:p>20031434</text:p>
              </table:table-cell>
              <table:table-cell office:value-type="float" office:value="1747266">
                <text:p>1747266</text:p>
              </table:table-cell>
              <table:table-cell office:value-type="float" office:value="1856130">
                <text:p>1856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3607053024">
                <text:p>3607053024</text:p>
              </table:table-cell>
              <table:table-cell office:value-type="float" office:value="1933064947">
                <text:p>1933064947</text:p>
              </table:table-cell>
              <table:table-cell office:value-type="float" office:value="170698866">
                <text:p>170698866</text:p>
              </table:table-cell>
              <table:table-cell office:value-type="float" office:value="195085313">
                <text:p>195085313</text:p>
              </table:table-cell>
              <table:table-cell office:value-type="float" office:value="235808">
                <text:p>235808</text:p>
              </table:table-cell>
              <table:table-cell office:value-type="float" office:value="119892">
                <text:p>119892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657834524">
                <text:p>657834524</text:p>
              </table:table-cell>
              <table:table-cell office:value-type="float" office:value="116731316">
                <text:p>116731316</text:p>
              </table:table-cell>
              <table:table-cell office:value-type="float" office:value="12147337">
                <text:p>12147337</text:p>
              </table:table-cell>
              <table:table-cell office:value-type="float" office:value="7647828">
                <text:p>7647828</text:p>
              </table:table-cell>
              <table:table-cell office:value-type="float" office:value="4327">
                <text:p>4327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3186350549">
                <text:p>3186350549</text:p>
              </table:table-cell>
              <table:table-cell office:value-type="float" office:value="1357791766">
                <text:p>1357791766</text:p>
              </table:table-cell>
              <table:table-cell office:value-type="float" office:value="184222045">
                <text:p>184222045</text:p>
              </table:table-cell>
              <table:table-cell office:value-type="float" office:value="82068209">
                <text:p>82068209</text:p>
              </table:table-cell>
              <table:table-cell office:value-type="float" office:value="10698">
                <text:p>10698</text:p>
              </table:table-cell>
              <table:table-cell office:value-type="float" office:value="34009">
                <text:p>34009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625284737">
                <text:p>625284737</text:p>
              </table:table-cell>
              <table:table-cell office:value-type="float" office:value="329757117">
                <text:p>329757117</text:p>
              </table:table-cell>
              <table:table-cell office:value-type="float" office:value="26052429">
                <text:p>26052429</text:p>
              </table:table-cell>
              <table:table-cell office:value-type="float" office:value="11632951">
                <text:p>11632951</text:p>
              </table:table-cell>
              <table:table-cell office:value-type="float" office:value="9747">
                <text:p>9747</text:p>
              </table:table-cell>
              <table:table-cell office:value-type="float" office:value="45098">
                <text:p>45098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18418869566">
                <text:p>18418869566</text:p>
              </table:table-cell>
              <table:table-cell office:value-type="float" office:value="9453169827">
                <text:p>9453169827</text:p>
              </table:table-cell>
              <table:table-cell office:value-type="float" office:value="359655445">
                <text:p>359655445</text:p>
              </table:table-cell>
              <table:table-cell office:value-type="float" office:value="83676967">
                <text:p>83676967</text:p>
              </table:table-cell>
              <table:table-cell office:value-type="float" office:value="635348">
                <text:p>635348</text:p>
              </table:table-cell>
              <table:table-cell office:value-type="float" office:value="101545">
                <text:p>1015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24cm" svg:y="3.703cm" style:legend-expansion="high" chart:style-name="ch2"/>
        <chart:plot-area chart:style-name="ch3" table:cell-range-address="Sheet1.A162:Sheet1.A170 Sheet1.C162:Sheet1.C170 Sheet1.F162:Sheet1.F170 Sheet1.I162:Sheet1.I170" chart:data-source-has-labels="both" svg:x="-0.609cm" svg:y="1.406cm" svg:width="13.727cm" svg:height="8.63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51cm" svg:y="1.406cm" svg:width="11.496cm" svg:height="7.5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63:Sheet1.A17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163:Sheet1.C170" chart:label-cell-address="Sheet1.C162:Sheet1.C162" chart:class="chart:bar">
            <chart:data-point chart:repeated="8"/>
          </chart:series>
          <chart:series chart:style-name="ch8" chart:values-cell-range-address="Sheet1.F163:Sheet1.F170" chart:label-cell-address="Sheet1.F162:Sheet1.F162" chart:class="chart:bar">
            <chart:data-point chart:repeated="8"/>
          </chart:series>
          <chart:series chart:style-name="ch9" chart:values-cell-range-address="Sheet1.I163:Sheet1.I170" chart:label-cell-address="Sheet1.I162:Sheet1.I16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</text:p>
                <draw:g>
                  <svg:desc>Sheet1.C162:Sheet1.C162</svg:desc>
                </draw:g>
              </table:table-cell>
              <table:table-cell office:value-type="string">
                <text:p>D1mr</text:p>
                <draw:g>
                  <svg:desc>Sheet1.F162:Sheet1.F162</svg:desc>
                </draw:g>
              </table:table-cell>
              <table:table-cell office:value-type="string">
                <text:p>DLmr</text:p>
                <draw:g>
                  <svg:desc>Sheet1.I162:Sheet1.I1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63:Sheet1.A170</svg:desc>
                </draw:g>
              </table:table-cell>
              <table:table-cell office:value-type="float" office:value="1273109035">
                <text:p>1273109035</text:p>
                <draw:g>
                  <svg:desc>Sheet1.C163:Sheet1.C170</svg:desc>
                </draw:g>
              </table:table-cell>
              <table:table-cell office:value-type="float" office:value="109527792">
                <text:p>109527792</text:p>
                <draw:g>
                  <svg:desc>Sheet1.F163:Sheet1.F170</svg:desc>
                </draw:g>
              </table:table-cell>
              <table:table-cell office:value-type="float" office:value="17533">
                <text:p>17533</text:p>
                <draw:g>
                  <svg:desc>Sheet1.I163:Sheet1.I170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19172460522">
                <text:p>19172460522</text:p>
              </table:table-cell>
              <table:table-cell office:value-type="float" office:value="216170326">
                <text:p>216170326</text:p>
              </table:table-cell>
              <table:table-cell office:value-type="float" office:value="960858">
                <text:p>960858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135505158">
                <text:p>135505158</text:p>
              </table:table-cell>
              <table:table-cell office:value-type="float" office:value="1747266">
                <text:p>1747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3607053024">
                <text:p>3607053024</text:p>
              </table:table-cell>
              <table:table-cell office:value-type="float" office:value="170698866">
                <text:p>170698866</text:p>
              </table:table-cell>
              <table:table-cell office:value-type="float" office:value="235808">
                <text:p>235808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657834524">
                <text:p>657834524</text:p>
              </table:table-cell>
              <table:table-cell office:value-type="float" office:value="12147337">
                <text:p>12147337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3186350549">
                <text:p>3186350549</text:p>
              </table:table-cell>
              <table:table-cell office:value-type="float" office:value="184222045">
                <text:p>184222045</text:p>
              </table:table-cell>
              <table:table-cell office:value-type="float" office:value="10698">
                <text:p>10698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625284737">
                <text:p>625284737</text:p>
              </table:table-cell>
              <table:table-cell office:value-type="float" office:value="26052429">
                <text:p>26052429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18418869566">
                <text:p>18418869566</text:p>
              </table:table-cell>
              <table:table-cell office:value-type="float" office:value="359655445">
                <text:p>359655445</text:p>
              </table:table-cell>
              <table:table-cell office:value-type="float" office:value="635348">
                <text:p>6353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3.703cm" style:legend-expansion="high" chart:style-name="ch2"/>
        <chart:plot-area chart:style-name="ch3" table:cell-range-address="Sheet1.A162:Sheet1.A170 Sheet1.D162:Sheet1.D170 Sheet1.G162:Sheet1.G170 Sheet1.J162:Sheet1.J170" chart:data-source-has-labels="both" svg:x="0.32cm" svg:y="0.18cm" svg:width="13.65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19cm" svg:y="0.18cm" svg:width="11.141cm" svg:height="7.5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63:Sheet1.A17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D163:Sheet1.D170" chart:label-cell-address="Sheet1.D162:Sheet1.D162" chart:class="chart:bar">
            <chart:data-point chart:repeated="8"/>
          </chart:series>
          <chart:series chart:style-name="ch8" chart:values-cell-range-address="Sheet1.G163:Sheet1.G170" chart:label-cell-address="Sheet1.G162:Sheet1.G162" chart:class="chart:bar">
            <chart:data-point chart:repeated="8"/>
          </chart:series>
          <chart:series chart:style-name="ch9" chart:values-cell-range-address="Sheet1.J163:Sheet1.J170" chart:label-cell-address="Sheet1.J162:Sheet1.J16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w</text:p>
                <draw:g>
                  <svg:desc>Sheet1.D162:Sheet1.D162</svg:desc>
                </draw:g>
              </table:table-cell>
              <table:table-cell office:value-type="string">
                <text:p>D1mw</text:p>
                <draw:g>
                  <svg:desc>Sheet1.G162:Sheet1.G162</svg:desc>
                </draw:g>
              </table:table-cell>
              <table:table-cell office:value-type="string">
                <text:p>DLmw</text:p>
                <draw:g>
                  <svg:desc>Sheet1.J162:Sheet1.J1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63:Sheet1.A170</svg:desc>
                </draw:g>
              </table:table-cell>
              <table:table-cell office:value-type="float" office:value="855731620">
                <text:p>855731620</text:p>
                <draw:g>
                  <svg:desc>Sheet1.D163:Sheet1.D170</svg:desc>
                </draw:g>
              </table:table-cell>
              <table:table-cell office:value-type="float" office:value="34286292">
                <text:p>34286292</text:p>
                <draw:g>
                  <svg:desc>Sheet1.G163:Sheet1.G170</svg:desc>
                </draw:g>
              </table:table-cell>
              <table:table-cell office:value-type="float" office:value="7780">
                <text:p>7780</text:p>
                <draw:g>
                  <svg:desc>Sheet1.J163:Sheet1.J170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1879438586">
                <text:p>1879438586</text:p>
              </table:table-cell>
              <table:table-cell office:value-type="float" office:value="159927077">
                <text:p>159927077</text:p>
              </table:table-cell>
              <table:table-cell office:value-type="float" office:value="272309">
                <text:p>272309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20031434">
                <text:p>20031434</text:p>
              </table:table-cell>
              <table:table-cell office:value-type="float" office:value="1856130">
                <text:p>1856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1933064947">
                <text:p>1933064947</text:p>
              </table:table-cell>
              <table:table-cell office:value-type="float" office:value="195085313">
                <text:p>195085313</text:p>
              </table:table-cell>
              <table:table-cell office:value-type="float" office:value="119892">
                <text:p>119892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116731316">
                <text:p>116731316</text:p>
              </table:table-cell>
              <table:table-cell office:value-type="float" office:value="7647828">
                <text:p>7647828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1357791766">
                <text:p>1357791766</text:p>
              </table:table-cell>
              <table:table-cell office:value-type="float" office:value="82068209">
                <text:p>82068209</text:p>
              </table:table-cell>
              <table:table-cell office:value-type="float" office:value="34009">
                <text:p>34009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329757117">
                <text:p>329757117</text:p>
              </table:table-cell>
              <table:table-cell office:value-type="float" office:value="11632951">
                <text:p>11632951</text:p>
              </table:table-cell>
              <table:table-cell office:value-type="float" office:value="45098">
                <text:p>45098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9453169827">
                <text:p>9453169827</text:p>
              </table:table-cell>
              <table:table-cell office:value-type="float" office:value="83676967">
                <text:p>83676967</text:p>
              </table:table-cell>
              <table:table-cell office:value-type="float" office:value="101545">
                <text:p>101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